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6.054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9.87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9"/>
    <style:style style:name="ce4" style:family="table-cell" style:parent-style-name="Default" style:data-style-name="N137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_method_benchmark_R440" table:style-name="ta1">
        <table:shapes>
          <draw:frame draw:z-index="0" draw:style-name="gr1" draw:text-style-name="P1" svg:width="53.842cm" svg:height="26.973cm" svg:x="45.293cm" svg:y="0.452cm">
            <draw:object draw:notify-on-update-of-ranges="main_method_benchmark_R440.G2:main_method_benchmark_R440.G69 main_method_benchmark_R440.H1:main_method_benchmark_R440.H1 main_method_benchmark_R440.H2:main_method_benchmark_R440.H69 main_method_benchmark_R440.I1:main_method_benchmark_R440.I1 main_method_benchmark_R440.I2:main_method_benchmark_R440.I69 main_method_benchmark_R440.J1:main_method_benchmark_R440.J1 main_method_benchmark_R440.J2:main_method_benchmark_R440.J69 main_method_benchmark_R440.K1:main_method_benchmark_R440.K1 main_method_benchmark_R440.K2:main_method_benchmark_R440.K69 main_method_benchmark_R440.L1:main_method_benchmark_R440.L1 main_method_benchmark_R440.L2:main_method_benchmark_R440.L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number-columns-repeated="6" table:default-cell-style-name="ce2"/>
        <table:table-column table:style-name="co8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Scale-Factor</text:p>
          </table:table-cell>
          <table:table-cell office:value-type="string" calcext:value-type="string">
            <text:p>Paradigm</text:p>
          </table:table-cell>
          <table:table-cell office:value-type="string" calcext:value-type="string">
            <text:p>Repetitions</text:p>
          </table:table-cell>
          <table:table-cell table:style-name="Default" office:value-type="string" calcext:value-type="string">
            <text:p>ResultSummarised</text:p>
          </table:table-cell>
          <table:table-cell office:value-type="string" calcext:value-type="string">
            <text:p>BenchmarkID</text:p>
          </table:table-cell>
          <table:table-cell table:style-name="Default" office:value-type="string" calcext:value-type="string">
            <text:p>Planning-Time</text:p>
          </table:table-cell>
          <table:table-cell table:style-name="Default" office:value-type="string" calcext:value-type="string">
            <text:p>Codegen-Time</text:p>
          </table:table-cell>
          <table:table-cell table:style-name="Default" office:value-type="string" calcext:value-type="string">
            <text:p>Compilation-Time</text:p>
          </table:table-cell>
          <table:table-cell table:style-name="Default" office:value-type="string" calcext:value-type="string">
            <text:p>Execution-Time</text:p>
          </table:table-cell>
          <table:table-cell table:style-name="Default" office:value-type="string" calcext:value-type="string">
            <text:p>Remaining Overhead</text:p>
          </table:table-cell>
          <table:table-cell table:style-name="Default" office:value-type="string" calcext:value-type="string">
            <text:p>Total-Time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2]; &quot;-SF-&quot;; [.C2]; &quot;-&quot;; [.D2])" office:value-type="string" office:string-value="filter_query_int_rest_1-SF-1-non-vectorised" calcext:value-type="string">
            <text:p>filter_query_int_rest_1-SF-1-non-vectorised</text:p>
          </table:table-cell>
          <table:table-cell office:value-type="float" office:value="21.4" calcext:value-type="float">
            <text:p>21.4</text:p>
          </table:table-cell>
          <table:table-cell office:value-type="float" office:value="96.2" calcext:value-type="float">
            <text:p>96.2</text:p>
          </table:table-cell>
          <table:table-cell office:value-type="float" office:value="39" calcext:value-type="float">
            <text:p>39.0</text:p>
          </table:table-cell>
          <table:table-cell office:value-type="float" office:value="128.6" calcext:value-type="float">
            <text:p>128.6</text:p>
          </table:table-cell>
          <table:table-cell table:formula="of:=[.M2]-SUM([.H2:.K2])" office:value-type="float" office:value="97" calcext:value-type="float">
            <text:p>97.0</text:p>
          </table:table-cell>
          <table:table-cell office:value-type="float" office:value="382.2" calcext:value-type="float">
            <text:p>382.2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3]; &quot;-SF-&quot;; [.C3]; &quot;-&quot;; [.D3])" office:value-type="string" office:string-value="filter_query_int_rest_1-SF-1-vectorised" calcext:value-type="string">
            <text:p>filter_query_int_rest_1-SF-1-vectorised</text:p>
          </table:table-cell>
          <table:table-cell office:value-type="float" office:value="21.3" calcext:value-type="float">
            <text:p>21.3</text:p>
          </table:table-cell>
          <table:table-cell office:value-type="float" office:value="93.7" calcext:value-type="float">
            <text:p>93.7</text:p>
          </table:table-cell>
          <table:table-cell office:value-type="float" office:value="39.9" calcext:value-type="float">
            <text:p>39.9</text:p>
          </table:table-cell>
          <table:table-cell office:value-type="float" office:value="113.4" calcext:value-type="float">
            <text:p>113.4</text:p>
          </table:table-cell>
          <table:table-cell table:formula="of:=[.M3]-SUM([.H3:.K3])" office:value-type="float" office:value="97.6" calcext:value-type="float">
            <text:p>97.6</text:p>
          </table:table-cell>
          <table:table-cell office:value-type="float" office:value="365.9" calcext:value-type="float">
            <text:p>365.9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4]; &quot;-SF-&quot;; [.C4]; &quot;-&quot;; [.D4])" office:value-type="string" office:string-value="filter_query_int_rest_1-SF-10-non-vectorised" calcext:value-type="string">
            <text:p>filter_query_int_rest_1-SF-10-non-vectorised</text:p>
          </table:table-cell>
          <table:table-cell office:value-type="float" office:value="23.3" calcext:value-type="float">
            <text:p>23.3</text:p>
          </table:table-cell>
          <table:table-cell office:value-type="float" office:value="100.9" calcext:value-type="float">
            <text:p>100.9</text:p>
          </table:table-cell>
          <table:table-cell office:value-type="float" office:value="39.5" calcext:value-type="float">
            <text:p>39.5</text:p>
          </table:table-cell>
          <table:table-cell office:value-type="float" office:value="770.1" calcext:value-type="float">
            <text:p>770.1</text:p>
          </table:table-cell>
          <table:table-cell table:formula="of:=[.M4]-SUM([.H4:.K4])" office:value-type="float" office:value="97.1" calcext:value-type="float">
            <text:p>97.1</text:p>
          </table:table-cell>
          <table:table-cell office:value-type="float" office:value="1030.9" calcext:value-type="float">
            <text:p>1030.9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5]; &quot;-SF-&quot;; [.C5]; &quot;-&quot;; [.D5])" office:value-type="string" office:string-value="filter_query_int_rest_1-SF-10-vectorised" calcext:value-type="string">
            <text:p>filter_query_int_rest_1-SF-10-vectorised</text:p>
          </table:table-cell>
          <table:table-cell office:value-type="float" office:value="21.6" calcext:value-type="float">
            <text:p>21.6</text:p>
          </table:table-cell>
          <table:table-cell office:value-type="float" office:value="97.6" calcext:value-type="float">
            <text:p>97.6</text:p>
          </table:table-cell>
          <table:table-cell office:value-type="float" office:value="39.4" calcext:value-type="float">
            <text:p>39.4</text:p>
          </table:table-cell>
          <table:table-cell office:value-type="float" office:value="576.1" calcext:value-type="float">
            <text:p>576.1</text:p>
          </table:table-cell>
          <table:table-cell table:formula="of:=[.M5]-SUM([.H5:.K5])" office:value-type="float" office:value="95.5999999999999" calcext:value-type="float">
            <text:p>95.6</text:p>
          </table:table-cell>
          <table:table-cell office:value-type="float" office:value="830.3" calcext:value-type="float">
            <text:p>830.3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6]; &quot;-SF-&quot;; [.C6]; &quot;-&quot;; [.D6])" office:value-type="string" office:string-value="filter_query_int_rest_1-SF-20-non-vectorised" calcext:value-type="string">
            <text:p>filter_query_int_rest_1-SF-20-non-vectorised</text:p>
          </table:table-cell>
          <table:table-cell office:value-type="float" office:value="23.6" calcext:value-type="float">
            <text:p>23.6</text:p>
          </table:table-cell>
          <table:table-cell office:value-type="float" office:value="103.6" calcext:value-type="float">
            <text:p>103.6</text:p>
          </table:table-cell>
          <table:table-cell office:value-type="float" office:value="39.6" calcext:value-type="float">
            <text:p>39.6</text:p>
          </table:table-cell>
          <table:table-cell office:value-type="float" office:value="1428.2" calcext:value-type="float">
            <text:p>1428.2</text:p>
          </table:table-cell>
          <table:table-cell table:formula="of:=[.M6]-SUM([.H6:.K6])" office:value-type="float" office:value="94.9000000000001" calcext:value-type="float">
            <text:p>94.9</text:p>
          </table:table-cell>
          <table:table-cell office:value-type="float" office:value="1689.9" calcext:value-type="float">
            <text:p>1689.9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7]; &quot;-SF-&quot;; [.C7]; &quot;-&quot;; [.D7])" office:value-type="string" office:string-value="filter_query_int_rest_1-SF-20-vectorised" calcext:value-type="string">
            <text:p>filter_query_int_rest_1-SF-20-vectorised</text:p>
          </table:table-cell>
          <table:table-cell office:value-type="float" office:value="21.7" calcext:value-type="float">
            <text:p>21.7</text:p>
          </table:table-cell>
          <table:table-cell office:value-type="float" office:value="100.5" calcext:value-type="float">
            <text:p>100.5</text:p>
          </table:table-cell>
          <table:table-cell office:value-type="float" office:value="39.2" calcext:value-type="float">
            <text:p>39.2</text:p>
          </table:table-cell>
          <table:table-cell office:value-type="float" office:value="976" calcext:value-type="float">
            <text:p>976.0</text:p>
          </table:table-cell>
          <table:table-cell table:formula="of:=[.M7]-SUM([.H7:.K7])" office:value-type="float" office:value="95.5999999999999" calcext:value-type="float">
            <text:p>95.6</text:p>
          </table:table-cell>
          <table:table-cell office:value-type="float" office:value="1233" calcext:value-type="float">
            <text:p>1233.0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8]; &quot;-SF-&quot;; [.C8]; &quot;-&quot;; [.D8])" office:value-type="string" office:string-value="filter_query_int_rest_2-SF-1-non-vectorised" calcext:value-type="string">
            <text:p>filter_query_int_rest_2-SF-1-non-vectorised</text:p>
          </table:table-cell>
          <table:table-cell office:value-type="float" office:value="22.7" calcext:value-type="float">
            <text:p>22.7</text:p>
          </table:table-cell>
          <table:table-cell office:value-type="float" office:value="95.7" calcext:value-type="float">
            <text:p>95.7</text:p>
          </table:table-cell>
          <table:table-cell office:value-type="float" office:value="38.9" calcext:value-type="float">
            <text:p>38.9</text:p>
          </table:table-cell>
          <table:table-cell office:value-type="float" office:value="119.1" calcext:value-type="float">
            <text:p>119.1</text:p>
          </table:table-cell>
          <table:table-cell table:formula="of:=[.M8]-SUM([.H8:.K8])" office:value-type="float" office:value="103.8" calcext:value-type="float">
            <text:p>103.8</text:p>
          </table:table-cell>
          <table:table-cell office:value-type="float" office:value="380.2" calcext:value-type="float">
            <text:p>380.2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9]; &quot;-SF-&quot;; [.C9]; &quot;-&quot;; [.D9])" office:value-type="string" office:string-value="filter_query_int_rest_2-SF-1-vectorised" calcext:value-type="string">
            <text:p>filter_query_int_rest_2-SF-1-vectorised</text:p>
          </table:table-cell>
          <table:table-cell office:value-type="float" office:value="21.2" calcext:value-type="float">
            <text:p>21.2</text:p>
          </table:table-cell>
          <table:table-cell office:value-type="float" office:value="94.2" calcext:value-type="float">
            <text:p>94.2</text:p>
          </table:table-cell>
          <table:table-cell office:value-type="float" office:value="39.5" calcext:value-type="float">
            <text:p>39.5</text:p>
          </table:table-cell>
          <table:table-cell office:value-type="float" office:value="111.2" calcext:value-type="float">
            <text:p>111.2</text:p>
          </table:table-cell>
          <table:table-cell table:formula="of:=[.M9]-SUM([.H9:.K9])" office:value-type="float" office:value="100" calcext:value-type="float">
            <text:p>100.0</text:p>
          </table:table-cell>
          <table:table-cell office:value-type="float" office:value="366.1" calcext:value-type="float">
            <text:p>366.1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0]; &quot;-SF-&quot;; [.C10]; &quot;-&quot;; [.D10])" office:value-type="string" office:string-value="filter_query_int_rest_2-SF-10-non-vectorised" calcext:value-type="string">
            <text:p>filter_query_int_rest_2-SF-10-non-vectorised</text:p>
          </table:table-cell>
          <table:table-cell office:value-type="float" office:value="22.4" calcext:value-type="float">
            <text:p>22.4</text:p>
          </table:table-cell>
          <table:table-cell office:value-type="float" office:value="99.4" calcext:value-type="float">
            <text:p>99.4</text:p>
          </table:table-cell>
          <table:table-cell office:value-type="float" office:value="39.2" calcext:value-type="float">
            <text:p>39.2</text:p>
          </table:table-cell>
          <table:table-cell office:value-type="float" office:value="931.4" calcext:value-type="float">
            <text:p>931.4</text:p>
          </table:table-cell>
          <table:table-cell table:formula="of:=[.M10]-SUM([.H10:.K10])" office:value-type="float" office:value="94.8999999999999" calcext:value-type="float">
            <text:p>94.9</text:p>
          </table:table-cell>
          <table:table-cell office:value-type="float" office:value="1187.3" calcext:value-type="float">
            <text:p>1187.3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1]; &quot;-SF-&quot;; [.C11]; &quot;-&quot;; [.D11])" office:value-type="string" office:string-value="filter_query_int_rest_2-SF-10-vectorised" calcext:value-type="string">
            <text:p>filter_query_int_rest_2-SF-10-vectorised</text:p>
          </table:table-cell>
          <table:table-cell office:value-type="float" office:value="21.7" calcext:value-type="float">
            <text:p>21.7</text:p>
          </table:table-cell>
          <table:table-cell office:value-type="float" office:value="98.6" calcext:value-type="float">
            <text:p>98.6</text:p>
          </table:table-cell>
          <table:table-cell office:value-type="float" office:value="39.6" calcext:value-type="float">
            <text:p>39.6</text:p>
          </table:table-cell>
          <table:table-cell office:value-type="float" office:value="565.8" calcext:value-type="float">
            <text:p>565.8</text:p>
          </table:table-cell>
          <table:table-cell table:formula="of:=[.M11]-SUM([.H11:.K11])" office:value-type="float" office:value="97.7000000000001" calcext:value-type="float">
            <text:p>97.7</text:p>
          </table:table-cell>
          <table:table-cell office:value-type="float" office:value="823.4" calcext:value-type="float">
            <text:p>823.4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2]; &quot;-SF-&quot;; [.C12]; &quot;-&quot;; [.D12])" office:value-type="string" office:string-value="filter_query_int_rest_2-SF-20-non-vectorised" calcext:value-type="string">
            <text:p>filter_query_int_rest_2-SF-20-non-vectorised</text:p>
          </table:table-cell>
          <table:table-cell office:value-type="float" office:value="23.6" calcext:value-type="float">
            <text:p>23.6</text:p>
          </table:table-cell>
          <table:table-cell office:value-type="float" office:value="102.8" calcext:value-type="float">
            <text:p>102.8</text:p>
          </table:table-cell>
          <table:table-cell office:value-type="float" office:value="39.2" calcext:value-type="float">
            <text:p>39.2</text:p>
          </table:table-cell>
          <table:table-cell office:value-type="float" office:value="1633.8" calcext:value-type="float">
            <text:p>1633.8</text:p>
          </table:table-cell>
          <table:table-cell table:formula="of:=[.M12]-SUM([.H12:.K12])" office:value-type="float" office:value="97.4000000000001" calcext:value-type="float">
            <text:p>97.4</text:p>
          </table:table-cell>
          <table:table-cell office:value-type="float" office:value="1896.8" calcext:value-type="float">
            <text:p>1896.8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3]; &quot;-SF-&quot;; [.C13]; &quot;-&quot;; [.D13])" office:value-type="string" office:string-value="filter_query_int_rest_2-SF-20-vectorised" calcext:value-type="string">
            <text:p>filter_query_int_rest_2-SF-20-vectorised</text:p>
          </table:table-cell>
          <table:table-cell office:value-type="float" office:value="21.9" calcext:value-type="float">
            <text:p>21.9</text:p>
          </table:table-cell>
          <table:table-cell office:value-type="float" office:value="101.2" calcext:value-type="float">
            <text:p>101.2</text:p>
          </table:table-cell>
          <table:table-cell office:value-type="float" office:value="39.5" calcext:value-type="float">
            <text:p>39.5</text:p>
          </table:table-cell>
          <table:table-cell office:value-type="float" office:value="1073.8" calcext:value-type="float">
            <text:p>1073.8</text:p>
          </table:table-cell>
          <table:table-cell table:formula="of:=[.M13]-SUM([.H13:.K13])" office:value-type="float" office:value="98.8000000000002" calcext:value-type="float">
            <text:p>98.8</text:p>
          </table:table-cell>
          <table:table-cell office:value-type="float" office:value="1335.2" calcext:value-type="float">
            <text:p>1335.2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4]; &quot;-SF-&quot;; [.C14]; &quot;-&quot;; [.D14])" office:value-type="string" office:string-value="filter_query_int_rest_3-SF-1-non-vectorised" calcext:value-type="string">
            <text:p>filter_query_int_rest_3-SF-1-non-vectorised</text:p>
          </table:table-cell>
          <table:table-cell office:value-type="float" office:value="22" calcext:value-type="float">
            <text:p>22.0</text:p>
          </table:table-cell>
          <table:table-cell office:value-type="float" office:value="95" calcext:value-type="float">
            <text:p>95.0</text:p>
          </table:table-cell>
          <table:table-cell office:value-type="float" office:value="38.7" calcext:value-type="float">
            <text:p>38.7</text:p>
          </table:table-cell>
          <table:table-cell office:value-type="float" office:value="133.4" calcext:value-type="float">
            <text:p>133.4</text:p>
          </table:table-cell>
          <table:table-cell table:formula="of:=[.M14]-SUM([.H14:.K14])" office:value-type="float" office:value="96.6" calcext:value-type="float">
            <text:p>96.6</text:p>
          </table:table-cell>
          <table:table-cell office:value-type="float" office:value="385.7" calcext:value-type="float">
            <text:p>385.7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5]; &quot;-SF-&quot;; [.C15]; &quot;-&quot;; [.D15])" office:value-type="string" office:string-value="filter_query_int_rest_3-SF-1-vectorised" calcext:value-type="string">
            <text:p>filter_query_int_rest_3-SF-1-vectorised</text:p>
          </table:table-cell>
          <table:table-cell office:value-type="float" office:value="21.3" calcext:value-type="float">
            <text:p>21.3</text:p>
          </table:table-cell>
          <table:table-cell office:value-type="float" office:value="94.2" calcext:value-type="float">
            <text:p>94.2</text:p>
          </table:table-cell>
          <table:table-cell office:value-type="float" office:value="39.3" calcext:value-type="float">
            <text:p>39.3</text:p>
          </table:table-cell>
          <table:table-cell office:value-type="float" office:value="128.4" calcext:value-type="float">
            <text:p>128.4</text:p>
          </table:table-cell>
          <table:table-cell table:formula="of:=[.M15]-SUM([.H15:.K15])" office:value-type="float" office:value="94.3" calcext:value-type="float">
            <text:p>94.3</text:p>
          </table:table-cell>
          <table:table-cell office:value-type="float" office:value="377.5" calcext:value-type="float">
            <text:p>377.5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6]; &quot;-SF-&quot;; [.C16]; &quot;-&quot;; [.D16])" office:value-type="string" office:string-value="filter_query_int_rest_3-SF-10-non-vectorised" calcext:value-type="string">
            <text:p>filter_query_int_rest_3-SF-10-non-vectorised</text:p>
          </table:table-cell>
          <table:table-cell office:value-type="float" office:value="23.2" calcext:value-type="float">
            <text:p>23.2</text:p>
          </table:table-cell>
          <table:table-cell office:value-type="float" office:value="99.3" calcext:value-type="float">
            <text:p>99.3</text:p>
          </table:table-cell>
          <table:table-cell office:value-type="float" office:value="39" calcext:value-type="float">
            <text:p>39.0</text:p>
          </table:table-cell>
          <table:table-cell office:value-type="float" office:value="1110.6" calcext:value-type="float">
            <text:p>1110.6</text:p>
          </table:table-cell>
          <table:table-cell table:formula="of:=[.M16]-SUM([.H16:.K16])" office:value-type="float" office:value="94.8000000000002" calcext:value-type="float">
            <text:p>94.8</text:p>
          </table:table-cell>
          <table:table-cell office:value-type="float" office:value="1366.9" calcext:value-type="float">
            <text:p>1366.9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7]; &quot;-SF-&quot;; [.C17]; &quot;-&quot;; [.D17])" office:value-type="string" office:string-value="filter_query_int_rest_3-SF-10-vectorised" calcext:value-type="string">
            <text:p>filter_query_int_rest_3-SF-10-vectorised</text:p>
          </table:table-cell>
          <table:table-cell office:value-type="float" office:value="21.6" calcext:value-type="float">
            <text:p>21.6</text:p>
          </table:table-cell>
          <table:table-cell office:value-type="float" office:value="98.7" calcext:value-type="float">
            <text:p>98.7</text:p>
          </table:table-cell>
          <table:table-cell office:value-type="float" office:value="39.9" calcext:value-type="float">
            <text:p>39.9</text:p>
          </table:table-cell>
          <table:table-cell office:value-type="float" office:value="862.6" calcext:value-type="float">
            <text:p>862.6</text:p>
          </table:table-cell>
          <table:table-cell table:formula="of:=[.M17]-SUM([.H17:.K17])" office:value-type="float" office:value="94.4000000000001" calcext:value-type="float">
            <text:p>94.4</text:p>
          </table:table-cell>
          <table:table-cell office:value-type="float" office:value="1117.2" calcext:value-type="float">
            <text:p>1117.2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8]; &quot;-SF-&quot;; [.C18]; &quot;-&quot;; [.D18])" office:value-type="string" office:string-value="filter_query_int_rest_3-SF-20-non-vectorised" calcext:value-type="string">
            <text:p>filter_query_int_rest_3-SF-20-non-vectorised</text:p>
          </table:table-cell>
          <table:table-cell office:value-type="float" office:value="23.4" calcext:value-type="float">
            <text:p>23.4</text:p>
          </table:table-cell>
          <table:table-cell office:value-type="float" office:value="104.3" calcext:value-type="float">
            <text:p>104.3</text:p>
          </table:table-cell>
          <table:table-cell office:value-type="float" office:value="39.5" calcext:value-type="float">
            <text:p>39.5</text:p>
          </table:table-cell>
          <table:table-cell office:value-type="float" office:value="1977.7" calcext:value-type="float">
            <text:p>1977.7</text:p>
          </table:table-cell>
          <table:table-cell table:formula="of:=[.M18]-SUM([.H18:.K18])" office:value-type="float" office:value="96.9000000000001" calcext:value-type="float">
            <text:p>96.9</text:p>
          </table:table-cell>
          <table:table-cell office:value-type="float" office:value="2241.8" calcext:value-type="float">
            <text:p>2241.8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9]; &quot;-SF-&quot;; [.C19]; &quot;-&quot;; [.D19])" office:value-type="string" office:string-value="filter_query_int_rest_3-SF-20-vectorised" calcext:value-type="string">
            <text:p>filter_query_int_rest_3-SF-20-vectorised</text:p>
          </table:table-cell>
          <table:table-cell office:value-type="float" office:value="21.9" calcext:value-type="float">
            <text:p>21.9</text:p>
          </table:table-cell>
          <table:table-cell office:value-type="float" office:value="100.9" calcext:value-type="float">
            <text:p>100.9</text:p>
          </table:table-cell>
          <table:table-cell office:value-type="float" office:value="39.4" calcext:value-type="float">
            <text:p>39.4</text:p>
          </table:table-cell>
          <table:table-cell office:value-type="float" office:value="1678.1" calcext:value-type="float">
            <text:p>1678.1</text:p>
          </table:table-cell>
          <table:table-cell table:formula="of:=[.M19]-SUM([.H19:.K19])" office:value-type="float" office:value="96.9000000000001" calcext:value-type="float">
            <text:p>96.9</text:p>
          </table:table-cell>
          <table:table-cell office:value-type="float" office:value="1937.2" calcext:value-type="float">
            <text:p>1937.2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0]; &quot;-SF-&quot;; [.C20]; &quot;-&quot;; [.D20])" office:value-type="string" office:string-value="aggregation_query_int_keys_2-SF-1-non-vectorised" calcext:value-type="string">
            <text:p>aggregation_query_int_keys_2-SF-1-non-vectorised</text:p>
          </table:table-cell>
          <table:table-cell office:value-type="float" office:value="22.2" calcext:value-type="float">
            <text:p>22.2</text:p>
          </table:table-cell>
          <table:table-cell office:value-type="float" office:value="96.4" calcext:value-type="float">
            <text:p>96.4</text:p>
          </table:table-cell>
          <table:table-cell office:value-type="float" office:value="53" calcext:value-type="float">
            <text:p>53.0</text:p>
          </table:table-cell>
          <table:table-cell office:value-type="float" office:value="214.1" calcext:value-type="float">
            <text:p>214.1</text:p>
          </table:table-cell>
          <table:table-cell table:formula="of:=[.M20]-SUM([.H20:.K20])" office:value-type="float" office:value="112.3" calcext:value-type="float">
            <text:p>112.3</text:p>
          </table:table-cell>
          <table:table-cell office:value-type="float" office:value="498" calcext:value-type="float">
            <text:p>498.0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1]; &quot;-SF-&quot;; [.C21]; &quot;-&quot;; [.D21])" office:value-type="string" office:string-value="aggregation_query_int_keys_2-SF-1-vectorised" calcext:value-type="string">
            <text:p>aggregation_query_int_keys_2-SF-1-vectorised</text:p>
          </table:table-cell>
          <table:table-cell office:value-type="float" office:value="20.6" calcext:value-type="float">
            <text:p>20.6</text:p>
          </table:table-cell>
          <table:table-cell office:value-type="float" office:value="95.9" calcext:value-type="float">
            <text:p>95.9</text:p>
          </table:table-cell>
          <table:table-cell office:value-type="float" office:value="55.8" calcext:value-type="float">
            <text:p>55.8</text:p>
          </table:table-cell>
          <table:table-cell office:value-type="float" office:value="211.2" calcext:value-type="float">
            <text:p>211.2</text:p>
          </table:table-cell>
          <table:table-cell table:formula="of:=[.M21]-SUM([.H21:.K21])" office:value-type="float" office:value="104.9" calcext:value-type="float">
            <text:p>104.9</text:p>
          </table:table-cell>
          <table:table-cell office:value-type="float" office:value="488.4" calcext:value-type="float">
            <text:p>488.4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2]; &quot;-SF-&quot;; [.C22]; &quot;-&quot;; [.D22])" office:value-type="string" office:string-value="aggregation_query_int_keys_2-SF-10-non-vectorised" calcext:value-type="string">
            <text:p>aggregation_query_int_keys_2-SF-10-non-vectorised</text:p>
          </table:table-cell>
          <table:table-cell office:value-type="float" office:value="22.6" calcext:value-type="float">
            <text:p>22.6</text:p>
          </table:table-cell>
          <table:table-cell office:value-type="float" office:value="102.8" calcext:value-type="float">
            <text:p>102.8</text:p>
          </table:table-cell>
          <table:table-cell office:value-type="float" office:value="53.5" calcext:value-type="float">
            <text:p>53.5</text:p>
          </table:table-cell>
          <table:table-cell office:value-type="float" office:value="1695.3" calcext:value-type="float">
            <text:p>1695.3</text:p>
          </table:table-cell>
          <table:table-cell table:formula="of:=[.M22]-SUM([.H22:.K22])" office:value-type="float" office:value="97.8" calcext:value-type="float">
            <text:p>97.8</text:p>
          </table:table-cell>
          <table:table-cell office:value-type="float" office:value="1972" calcext:value-type="float">
            <text:p>1972.0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3]; &quot;-SF-&quot;; [.C23]; &quot;-&quot;; [.D23])" office:value-type="string" office:string-value="aggregation_query_int_keys_2-SF-10-vectorised" calcext:value-type="string">
            <text:p>aggregation_query_int_keys_2-SF-10-vectorised</text:p>
          </table:table-cell>
          <table:table-cell office:value-type="float" office:value="21" calcext:value-type="float">
            <text:p>21.0</text:p>
          </table:table-cell>
          <table:table-cell office:value-type="float" office:value="99.6" calcext:value-type="float">
            <text:p>99.6</text:p>
          </table:table-cell>
          <table:table-cell office:value-type="float" office:value="55.5" calcext:value-type="float">
            <text:p>55.5</text:p>
          </table:table-cell>
          <table:table-cell office:value-type="float" office:value="1705.8" calcext:value-type="float">
            <text:p>1705.8</text:p>
          </table:table-cell>
          <table:table-cell table:formula="of:=[.M23]-SUM([.H23:.K23])" office:value-type="float" office:value="96.7000000000001" calcext:value-type="float">
            <text:p>96.7</text:p>
          </table:table-cell>
          <table:table-cell office:value-type="float" office:value="1978.6" calcext:value-type="float">
            <text:p>1978.6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4]; &quot;-SF-&quot;; [.C24]; &quot;-&quot;; [.D24])" office:value-type="string" office:string-value="aggregation_query_int_keys_2-SF-20-non-vectorised" calcext:value-type="string">
            <text:p>aggregation_query_int_keys_2-SF-20-non-vectorised</text:p>
          </table:table-cell>
          <table:table-cell office:value-type="float" office:value="22.1" calcext:value-type="float">
            <text:p>22.1</text:p>
          </table:table-cell>
          <table:table-cell office:value-type="float" office:value="103.2" calcext:value-type="float">
            <text:p>103.2</text:p>
          </table:table-cell>
          <table:table-cell office:value-type="float" office:value="53.1" calcext:value-type="float">
            <text:p>53.1</text:p>
          </table:table-cell>
          <table:table-cell office:value-type="float" office:value="3459.9" calcext:value-type="float">
            <text:p>3459.9</text:p>
          </table:table-cell>
          <table:table-cell table:formula="of:=[.M24]-SUM([.H24:.K24])" office:value-type="float" office:value="96.5999999999999" calcext:value-type="float">
            <text:p>96.6</text:p>
          </table:table-cell>
          <table:table-cell office:value-type="float" office:value="3734.9" calcext:value-type="float">
            <text:p>3734.9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5]; &quot;-SF-&quot;; [.C25]; &quot;-&quot;; [.D25])" office:value-type="string" office:string-value="aggregation_query_int_keys_2-SF-20-vectorised" calcext:value-type="string">
            <text:p>aggregation_query_int_keys_2-SF-20-vectorised</text:p>
          </table:table-cell>
          <table:table-cell office:value-type="float" office:value="21.2" calcext:value-type="float">
            <text:p>21.2</text:p>
          </table:table-cell>
          <table:table-cell office:value-type="float" office:value="103.3" calcext:value-type="float">
            <text:p>103.3</text:p>
          </table:table-cell>
          <table:table-cell office:value-type="float" office:value="56.4" calcext:value-type="float">
            <text:p>56.4</text:p>
          </table:table-cell>
          <table:table-cell office:value-type="float" office:value="3364.4" calcext:value-type="float">
            <text:p>3364.4</text:p>
          </table:table-cell>
          <table:table-cell table:formula="of:=[.M25]-SUM([.H25:.K25])" office:value-type="float" office:value="99.7999999999997" calcext:value-type="float">
            <text:p>99.8</text:p>
          </table:table-cell>
          <table:table-cell office:value-type="float" office:value="3645.1" calcext:value-type="float">
            <text:p>3645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6]; &quot;-SF-&quot;; [.C26]; &quot;-&quot;; [.D26])" office:value-type="string" office:string-value="aggregation_query_int_keys_16-SF-1-non-vectorised" calcext:value-type="string">
            <text:p>aggregation_query_int_keys_16-SF-1-non-vectorised</text:p>
          </table:table-cell>
          <table:table-cell office:value-type="float" office:value="22.7" calcext:value-type="float">
            <text:p>22.7</text:p>
          </table:table-cell>
          <table:table-cell office:value-type="float" office:value="97.3" calcext:value-type="float">
            <text:p>97.3</text:p>
          </table:table-cell>
          <table:table-cell office:value-type="float" office:value="53.5" calcext:value-type="float">
            <text:p>53.5</text:p>
          </table:table-cell>
          <table:table-cell office:value-type="float" office:value="415.6" calcext:value-type="float">
            <text:p>415.6</text:p>
          </table:table-cell>
          <table:table-cell table:formula="of:=[.M26]-SUM([.H26:.K26])" office:value-type="float" office:value="108.9" calcext:value-type="float">
            <text:p>108.9</text:p>
          </table:table-cell>
          <table:table-cell office:value-type="float" office:value="698" calcext:value-type="float">
            <text:p>698.0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7]; &quot;-SF-&quot;; [.C27]; &quot;-&quot;; [.D27])" office:value-type="string" office:string-value="aggregation_query_int_keys_16-SF-1-vectorised" calcext:value-type="string">
            <text:p>aggregation_query_int_keys_16-SF-1-vectorised</text:p>
          </table:table-cell>
          <table:table-cell office:value-type="float" office:value="20.7" calcext:value-type="float">
            <text:p>20.7</text:p>
          </table:table-cell>
          <table:table-cell office:value-type="float" office:value="96.5" calcext:value-type="float">
            <text:p>96.5</text:p>
          </table:table-cell>
          <table:table-cell office:value-type="float" office:value="55.8" calcext:value-type="float">
            <text:p>55.8</text:p>
          </table:table-cell>
          <table:table-cell office:value-type="float" office:value="447.8" calcext:value-type="float">
            <text:p>447.8</text:p>
          </table:table-cell>
          <table:table-cell table:formula="of:=[.M27]-SUM([.H27:.K27])" office:value-type="float" office:value="107.8" calcext:value-type="float">
            <text:p>107.8</text:p>
          </table:table-cell>
          <table:table-cell office:value-type="float" office:value="728.6" calcext:value-type="float">
            <text:p>728.6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8]; &quot;-SF-&quot;; [.C28]; &quot;-&quot;; [.D28])" office:value-type="string" office:string-value="aggregation_query_int_keys_16-SF-10-non-vectorised" calcext:value-type="string">
            <text:p>aggregation_query_int_keys_16-SF-10-non-vectorised</text:p>
          </table:table-cell>
          <table:table-cell office:value-type="float" office:value="22.7" calcext:value-type="float">
            <text:p>22.7</text:p>
          </table:table-cell>
          <table:table-cell office:value-type="float" office:value="100.7" calcext:value-type="float">
            <text:p>100.7</text:p>
          </table:table-cell>
          <table:table-cell office:value-type="float" office:value="53.4" calcext:value-type="float">
            <text:p>53.4</text:p>
          </table:table-cell>
          <table:table-cell office:value-type="float" office:value="3687.4" calcext:value-type="float">
            <text:p>3687.4</text:p>
          </table:table-cell>
          <table:table-cell table:formula="of:=[.M28]-SUM([.H28:.K28])" office:value-type="float" office:value="97.7999999999997" calcext:value-type="float">
            <text:p>97.8</text:p>
          </table:table-cell>
          <table:table-cell office:value-type="float" office:value="3962" calcext:value-type="float">
            <text:p>3962.0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9]; &quot;-SF-&quot;; [.C29]; &quot;-&quot;; [.D29])" office:value-type="string" office:string-value="aggregation_query_int_keys_16-SF-10-vectorised" calcext:value-type="string">
            <text:p>aggregation_query_int_keys_16-SF-10-vectorised</text:p>
          </table:table-cell>
          <table:table-cell office:value-type="float" office:value="21" calcext:value-type="float">
            <text:p>21.0</text:p>
          </table:table-cell>
          <table:table-cell office:value-type="float" office:value="100.8" calcext:value-type="float">
            <text:p>100.8</text:p>
          </table:table-cell>
          <table:table-cell office:value-type="float" office:value="56.1" calcext:value-type="float">
            <text:p>56.1</text:p>
          </table:table-cell>
          <table:table-cell office:value-type="float" office:value="4058.1" calcext:value-type="float">
            <text:p>4058.1</text:p>
          </table:table-cell>
          <table:table-cell table:formula="of:=[.M29]-SUM([.H29:.K29])" office:value-type="float" office:value="95.8999999999996" calcext:value-type="float">
            <text:p>95.9</text:p>
          </table:table-cell>
          <table:table-cell office:value-type="float" office:value="4331.9" calcext:value-type="float">
            <text:p>4331.9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0]; &quot;-SF-&quot;; [.C30]; &quot;-&quot;; [.D30])" office:value-type="string" office:string-value="aggregation_query_int_keys_16-SF-20-non-vectorised" calcext:value-type="string">
            <text:p>aggregation_query_int_keys_16-SF-20-non-vectorised</text:p>
          </table:table-cell>
          <table:table-cell office:value-type="float" office:value="23.2" calcext:value-type="float">
            <text:p>23.2</text:p>
          </table:table-cell>
          <table:table-cell office:value-type="float" office:value="103.4" calcext:value-type="float">
            <text:p>103.4</text:p>
          </table:table-cell>
          <table:table-cell office:value-type="float" office:value="53.2" calcext:value-type="float">
            <text:p>53.2</text:p>
          </table:table-cell>
          <table:table-cell office:value-type="float" office:value="9183.3" calcext:value-type="float">
            <text:p>9183.3</text:p>
          </table:table-cell>
          <table:table-cell table:formula="of:=[.M30]-SUM([.H30:.K30])" office:value-type="float" office:value="98.0000000000018" calcext:value-type="float">
            <text:p>98.0</text:p>
          </table:table-cell>
          <table:table-cell office:value-type="float" office:value="9461.1" calcext:value-type="float">
            <text:p>9461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1]; &quot;-SF-&quot;; [.C31]; &quot;-&quot;; [.D31])" office:value-type="string" office:string-value="aggregation_query_int_keys_16-SF-20-vectorised" calcext:value-type="string">
            <text:p>aggregation_query_int_keys_16-SF-20-vectorised</text:p>
          </table:table-cell>
          <table:table-cell office:value-type="float" office:value="21.5" calcext:value-type="float">
            <text:p>21.5</text:p>
          </table:table-cell>
          <table:table-cell office:value-type="float" office:value="104.4" calcext:value-type="float">
            <text:p>104.4</text:p>
          </table:table-cell>
          <table:table-cell office:value-type="float" office:value="56.1" calcext:value-type="float">
            <text:p>56.1</text:p>
          </table:table-cell>
          <table:table-cell office:value-type="float" office:value="9504.8" calcext:value-type="float">
            <text:p>9504.8</text:p>
          </table:table-cell>
          <table:table-cell table:formula="of:=[.M31]-SUM([.H31:.K31])" office:value-type="float" office:value="96.9000000000015" calcext:value-type="float">
            <text:p>96.9</text:p>
          </table:table-cell>
          <table:table-cell office:value-type="float" office:value="9783.7" calcext:value-type="float">
            <text:p>9783.7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2]; &quot;-SF-&quot;; [.C32]; &quot;-&quot;; [.D32])" office:value-type="string" office:string-value="aggregation_query_int_keys_8192-SF-1-non-vectorised" calcext:value-type="string">
            <text:p>aggregation_query_int_keys_8192-SF-1-non-vectorised</text:p>
          </table:table-cell>
          <table:table-cell office:value-type="float" office:value="22.4" calcext:value-type="float">
            <text:p>22.4</text:p>
          </table:table-cell>
          <table:table-cell office:value-type="float" office:value="96.6" calcext:value-type="float">
            <text:p>96.6</text:p>
          </table:table-cell>
          <table:table-cell office:value-type="float" office:value="53.3" calcext:value-type="float">
            <text:p>53.3</text:p>
          </table:table-cell>
          <table:table-cell office:value-type="float" office:value="715.5" calcext:value-type="float">
            <text:p>715.5</text:p>
          </table:table-cell>
          <table:table-cell table:formula="of:=[.M32]-SUM([.H32:.K32])" office:value-type="float" office:value="92.5" calcext:value-type="float">
            <text:p>92.5</text:p>
          </table:table-cell>
          <table:table-cell office:value-type="float" office:value="980.3" calcext:value-type="float">
            <text:p>980.3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3]; &quot;-SF-&quot;; [.C33]; &quot;-&quot;; [.D33])" office:value-type="string" office:string-value="aggregation_query_int_keys_8192-SF-1-vectorised" calcext:value-type="string">
            <text:p>aggregation_query_int_keys_8192-SF-1-vectorised</text:p>
          </table:table-cell>
          <table:table-cell office:value-type="float" office:value="20.8" calcext:value-type="float">
            <text:p>20.8</text:p>
          </table:table-cell>
          <table:table-cell office:value-type="float" office:value="96.6" calcext:value-type="float">
            <text:p>96.6</text:p>
          </table:table-cell>
          <table:table-cell office:value-type="float" office:value="55.7" calcext:value-type="float">
            <text:p>55.7</text:p>
          </table:table-cell>
          <table:table-cell office:value-type="float" office:value="704.7" calcext:value-type="float">
            <text:p>704.7</text:p>
          </table:table-cell>
          <table:table-cell table:formula="of:=[.M33]-SUM([.H33:.K33])" office:value-type="float" office:value="93.1999999999999" calcext:value-type="float">
            <text:p>93.2</text:p>
          </table:table-cell>
          <table:table-cell office:value-type="float" office:value="971" calcext:value-type="float">
            <text:p>971.0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4]; &quot;-SF-&quot;; [.C34]; &quot;-&quot;; [.D34])" office:value-type="string" office:string-value="aggregation_query_int_keys_8192-SF-10-non-vectorised" calcext:value-type="string">
            <text:p>aggregation_query_int_keys_8192-SF-10-non-vectorised</text:p>
          </table:table-cell>
          <table:table-cell office:value-type="float" office:value="22.8" calcext:value-type="float">
            <text:p>22.8</text:p>
          </table:table-cell>
          <table:table-cell office:value-type="float" office:value="101.5" calcext:value-type="float">
            <text:p>101.5</text:p>
          </table:table-cell>
          <table:table-cell office:value-type="float" office:value="53.5" calcext:value-type="float">
            <text:p>53.5</text:p>
          </table:table-cell>
          <table:table-cell office:value-type="float" office:value="6636.9" calcext:value-type="float">
            <text:p>6636.9</text:p>
          </table:table-cell>
          <table:table-cell table:formula="of:=[.M34]-SUM([.H34:.K34])" office:value-type="float" office:value="99.1000000000004" calcext:value-type="float">
            <text:p>99.1</text:p>
          </table:table-cell>
          <table:table-cell office:value-type="float" office:value="6913.8" calcext:value-type="float">
            <text:p>6913.8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5]; &quot;-SF-&quot;; [.C35]; &quot;-&quot;; [.D35])" office:value-type="string" office:string-value="aggregation_query_int_keys_8192-SF-10-vectorised" calcext:value-type="string">
            <text:p>aggregation_query_int_keys_8192-SF-10-vectorised</text:p>
          </table:table-cell>
          <table:table-cell office:value-type="float" office:value="20.7" calcext:value-type="float">
            <text:p>20.7</text:p>
          </table:table-cell>
          <table:table-cell office:value-type="float" office:value="99.5" calcext:value-type="float">
            <text:p>99.5</text:p>
          </table:table-cell>
          <table:table-cell office:value-type="float" office:value="55.4" calcext:value-type="float">
            <text:p>55.4</text:p>
          </table:table-cell>
          <table:table-cell office:value-type="float" office:value="6401" calcext:value-type="float">
            <text:p>6401.0</text:p>
          </table:table-cell>
          <table:table-cell table:formula="of:=[.M35]-SUM([.H35:.K35])" office:value-type="float" office:value="93.7999999999993" calcext:value-type="float">
            <text:p>93.8</text:p>
          </table:table-cell>
          <table:table-cell office:value-type="float" office:value="6670.4" calcext:value-type="float">
            <text:p>6670.4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6]; &quot;-SF-&quot;; [.C36]; &quot;-&quot;; [.D36])" office:value-type="string" office:string-value="aggregation_query_int_keys_8192-SF-20-non-vectorised" calcext:value-type="string">
            <text:p>aggregation_query_int_keys_8192-SF-20-non-vectorised</text:p>
          </table:table-cell>
          <table:table-cell office:value-type="float" office:value="23" calcext:value-type="float">
            <text:p>23.0</text:p>
          </table:table-cell>
          <table:table-cell office:value-type="float" office:value="103.8" calcext:value-type="float">
            <text:p>103.8</text:p>
          </table:table-cell>
          <table:table-cell office:value-type="float" office:value="53.8" calcext:value-type="float">
            <text:p>53.8</text:p>
          </table:table-cell>
          <table:table-cell office:value-type="float" office:value="13352.6" calcext:value-type="float">
            <text:p>13352.6</text:p>
          </table:table-cell>
          <table:table-cell table:formula="of:=[.M36]-SUM([.H36:.K36])" office:value-type="float" office:value="98.5" calcext:value-type="float">
            <text:p>98.5</text:p>
          </table:table-cell>
          <table:table-cell office:value-type="float" office:value="13631.7" calcext:value-type="float">
            <text:p>13631.7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7]; &quot;-SF-&quot;; [.C37]; &quot;-&quot;; [.D37])" office:value-type="string" office:string-value="aggregation_query_int_keys_8192-SF-20-vectorised" calcext:value-type="string">
            <text:p>aggregation_query_int_keys_8192-SF-20-vectorised</text:p>
          </table:table-cell>
          <table:table-cell office:value-type="float" office:value="21.4" calcext:value-type="float">
            <text:p>21.4</text:p>
          </table:table-cell>
          <table:table-cell office:value-type="float" office:value="103.4" calcext:value-type="float">
            <text:p>103.4</text:p>
          </table:table-cell>
          <table:table-cell office:value-type="float" office:value="56.3" calcext:value-type="float">
            <text:p>56.3</text:p>
          </table:table-cell>
          <table:table-cell office:value-type="float" office:value="13037.1" calcext:value-type="float">
            <text:p>13037.1</text:p>
          </table:table-cell>
          <table:table-cell table:formula="of:=[.M37]-SUM([.H37:.K37])" office:value-type="float" office:value="97.8999999999996" calcext:value-type="float">
            <text:p>97.9</text:p>
          </table:table-cell>
          <table:table-cell office:value-type="float" office:value="13316.1" calcext:value-type="float">
            <text:p>13316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8]; &quot;-SF-&quot;; [.C38]; &quot;-&quot;; [.D38])" office:value-type="string" office:string-value="aggregation_query_int_keys_262144-SF-1-non-vectorised" calcext:value-type="string">
            <text:p>aggregation_query_int_keys_262144-SF-1-non-vectorised</text:p>
          </table:table-cell>
          <table:table-cell office:value-type="float" office:value="22.7" calcext:value-type="float">
            <text:p>22.7</text:p>
          </table:table-cell>
          <table:table-cell office:value-type="float" office:value="97.5" calcext:value-type="float">
            <text:p>97.5</text:p>
          </table:table-cell>
          <table:table-cell office:value-type="float" office:value="53.3" calcext:value-type="float">
            <text:p>53.3</text:p>
          </table:table-cell>
          <table:table-cell office:value-type="float" office:value="1040.1" calcext:value-type="float">
            <text:p>1040.1</text:p>
          </table:table-cell>
          <table:table-cell table:formula="of:=[.M38]-SUM([.H38:.K38])" office:value-type="float" office:value="93.9000000000001" calcext:value-type="float">
            <text:p>93.9</text:p>
          </table:table-cell>
          <table:table-cell office:value-type="float" office:value="1307.5" calcext:value-type="float">
            <text:p>1307.5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9]; &quot;-SF-&quot;; [.C39]; &quot;-&quot;; [.D39])" office:value-type="string" office:string-value="aggregation_query_int_keys_262144-SF-1-vectorised" calcext:value-type="string">
            <text:p>aggregation_query_int_keys_262144-SF-1-vectorised</text:p>
          </table:table-cell>
          <table:table-cell office:value-type="float" office:value="20.6" calcext:value-type="float">
            <text:p>20.6</text:p>
          </table:table-cell>
          <table:table-cell office:value-type="float" office:value="95.7" calcext:value-type="float">
            <text:p>95.7</text:p>
          </table:table-cell>
          <table:table-cell office:value-type="float" office:value="56" calcext:value-type="float">
            <text:p>56.0</text:p>
          </table:table-cell>
          <table:table-cell office:value-type="float" office:value="1090.7" calcext:value-type="float">
            <text:p>1090.7</text:p>
          </table:table-cell>
          <table:table-cell table:formula="of:=[.M39]-SUM([.H39:.K39])" office:value-type="float" office:value="93.8" calcext:value-type="float">
            <text:p>93.8</text:p>
          </table:table-cell>
          <table:table-cell office:value-type="float" office:value="1356.8" calcext:value-type="float">
            <text:p>1356.8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0]; &quot;-SF-&quot;; [.C40]; &quot;-&quot;; [.D40])" office:value-type="string" office:string-value="aggregation_query_int_keys_262144-SF-10-non-vectorised" calcext:value-type="string">
            <text:p>aggregation_query_int_keys_262144-SF-10-non-vectorised</text:p>
          </table:table-cell>
          <table:table-cell office:value-type="float" office:value="23" calcext:value-type="float">
            <text:p>23.0</text:p>
          </table:table-cell>
          <table:table-cell office:value-type="float" office:value="103.2" calcext:value-type="float">
            <text:p>103.2</text:p>
          </table:table-cell>
          <table:table-cell office:value-type="float" office:value="54.6" calcext:value-type="float">
            <text:p>54.6</text:p>
          </table:table-cell>
          <table:table-cell office:value-type="float" office:value="9687.4" calcext:value-type="float">
            <text:p>9687.4</text:p>
          </table:table-cell>
          <table:table-cell table:formula="of:=[.M40]-SUM([.H40:.K40])" office:value-type="float" office:value="98.5000000000018" calcext:value-type="float">
            <text:p>98.5</text:p>
          </table:table-cell>
          <table:table-cell office:value-type="float" office:value="9966.7" calcext:value-type="float">
            <text:p>9966.7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1]; &quot;-SF-&quot;; [.C41]; &quot;-&quot;; [.D41])" office:value-type="string" office:string-value="aggregation_query_int_keys_262144-SF-10-vectorised" calcext:value-type="string">
            <text:p>aggregation_query_int_keys_262144-SF-10-vectorised</text:p>
          </table:table-cell>
          <table:table-cell office:value-type="float" office:value="20.9" calcext:value-type="float">
            <text:p>20.9</text:p>
          </table:table-cell>
          <table:table-cell office:value-type="float" office:value="100.1" calcext:value-type="float">
            <text:p>100.1</text:p>
          </table:table-cell>
          <table:table-cell office:value-type="float" office:value="55.6" calcext:value-type="float">
            <text:p>55.6</text:p>
          </table:table-cell>
          <table:table-cell office:value-type="float" office:value="9717.8" calcext:value-type="float">
            <text:p>9717.8</text:p>
          </table:table-cell>
          <table:table-cell table:formula="of:=[.M41]-SUM([.H41:.K41])" office:value-type="float" office:value="95.2000000000007" calcext:value-type="float">
            <text:p>95.2</text:p>
          </table:table-cell>
          <table:table-cell office:value-type="float" office:value="9989.6" calcext:value-type="float">
            <text:p>9989.6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2]; &quot;-SF-&quot;; [.C42]; &quot;-&quot;; [.D42])" office:value-type="string" office:string-value="aggregation_query_int_keys_262144-SF-20-non-vectorised" calcext:value-type="string">
            <text:p>aggregation_query_int_keys_262144-SF-20-non-vectorised</text:p>
          </table:table-cell>
          <table:table-cell office:value-type="float" office:value="23.4" calcext:value-type="float">
            <text:p>23.4</text:p>
          </table:table-cell>
          <table:table-cell office:value-type="float" office:value="104.1" calcext:value-type="float">
            <text:p>104.1</text:p>
          </table:table-cell>
          <table:table-cell office:value-type="float" office:value="54" calcext:value-type="float">
            <text:p>54.0</text:p>
          </table:table-cell>
          <table:table-cell office:value-type="float" office:value="18352.5" calcext:value-type="float">
            <text:p>18352.5</text:p>
          </table:table-cell>
          <table:table-cell table:formula="of:=[.M42]-SUM([.H42:.K42])" office:value-type="float" office:value="98.4000000000015" calcext:value-type="float">
            <text:p>98.4</text:p>
          </table:table-cell>
          <table:table-cell office:value-type="float" office:value="18632.4" calcext:value-type="float">
            <text:p>18632.4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3]; &quot;-SF-&quot;; [.C43]; &quot;-&quot;; [.D43])" office:value-type="string" office:string-value="aggregation_query_int_keys_262144-SF-20-vectorised" calcext:value-type="string">
            <text:p>aggregation_query_int_keys_262144-SF-20-vectorised</text:p>
          </table:table-cell>
          <table:table-cell office:value-type="float" office:value="21.4" calcext:value-type="float">
            <text:p>21.4</text:p>
          </table:table-cell>
          <table:table-cell office:value-type="float" office:value="103.3" calcext:value-type="float">
            <text:p>103.3</text:p>
          </table:table-cell>
          <table:table-cell office:value-type="float" office:value="57.2" calcext:value-type="float">
            <text:p>57.2</text:p>
          </table:table-cell>
          <table:table-cell office:value-type="float" office:value="19371.7" calcext:value-type="float">
            <text:p>19371.7</text:p>
          </table:table-cell>
          <table:table-cell table:formula="of:=[.M43]-SUM([.H43:.K43])" office:value-type="float" office:value="95.3999999999978" calcext:value-type="float">
            <text:p>95.4</text:p>
          </table:table-cell>
          <table:table-cell office:value-type="float" office:value="19649" calcext:value-type="float">
            <text:p>19649.0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4]; &quot;-SF-&quot;; [.C44]; &quot;-&quot;; [.D44])" office:value-type="string" office:string-value="aggregation_query_int_keys_524288-SF-1-non-vectorised" calcext:value-type="string">
            <text:p>aggregation_query_int_keys_524288-SF-1-non-vectorised</text:p>
          </table:table-cell>
          <table:table-cell office:value-type="float" office:value="22.6" calcext:value-type="float">
            <text:p>22.6</text:p>
          </table:table-cell>
          <table:table-cell office:value-type="float" office:value="96.6" calcext:value-type="float">
            <text:p>96.6</text:p>
          </table:table-cell>
          <table:table-cell office:value-type="float" office:value="53.4" calcext:value-type="float">
            <text:p>53.4</text:p>
          </table:table-cell>
          <table:table-cell office:value-type="float" office:value="2700.7" calcext:value-type="float">
            <text:p>2700.7</text:p>
          </table:table-cell>
          <table:table-cell table:formula="of:=[.M44]-SUM([.H44:.K44])" office:value-type="float" office:value="100.5" calcext:value-type="float">
            <text:p>100.5</text:p>
          </table:table-cell>
          <table:table-cell office:value-type="float" office:value="2973.8" calcext:value-type="float">
            <text:p>2973.8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5]; &quot;-SF-&quot;; [.C45]; &quot;-&quot;; [.D45])" office:value-type="string" office:string-value="aggregation_query_int_keys_524288-SF-1-vectorised" calcext:value-type="string">
            <text:p>aggregation_query_int_keys_524288-SF-1-vectorised</text:p>
          </table:table-cell>
          <table:table-cell office:value-type="float" office:value="20.8" calcext:value-type="float">
            <text:p>20.8</text:p>
          </table:table-cell>
          <table:table-cell office:value-type="float" office:value="96" calcext:value-type="float">
            <text:p>96.0</text:p>
          </table:table-cell>
          <table:table-cell office:value-type="float" office:value="55.5" calcext:value-type="float">
            <text:p>55.5</text:p>
          </table:table-cell>
          <table:table-cell office:value-type="float" office:value="2734.5" calcext:value-type="float">
            <text:p>2734.5</text:p>
          </table:table-cell>
          <table:table-cell table:formula="of:=[.M45]-SUM([.H45:.K45])" office:value-type="float" office:value="104.1" calcext:value-type="float">
            <text:p>104.1</text:p>
          </table:table-cell>
          <table:table-cell office:value-type="float" office:value="3010.9" calcext:value-type="float">
            <text:p>3010.9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6]; &quot;-SF-&quot;; [.C46]; &quot;-&quot;; [.D46])" office:value-type="string" office:string-value="aggregation_query_int_keys_524288-SF-10-non-vectorised" calcext:value-type="string">
            <text:p>aggregation_query_int_keys_524288-SF-10-non-vectorised</text:p>
          </table:table-cell>
          <table:table-cell office:value-type="float" office:value="22.5" calcext:value-type="float">
            <text:p>22.5</text:p>
          </table:table-cell>
          <table:table-cell office:value-type="float" office:value="100.6" calcext:value-type="float">
            <text:p>100.6</text:p>
          </table:table-cell>
          <table:table-cell office:value-type="float" office:value="53.8" calcext:value-type="float">
            <text:p>53.8</text:p>
          </table:table-cell>
          <table:table-cell office:value-type="float" office:value="25437.9" calcext:value-type="float">
            <text:p>25437.9</text:p>
          </table:table-cell>
          <table:table-cell table:formula="of:=[.M46]-SUM([.H46:.K46])" office:value-type="float" office:value="103.699999999997" calcext:value-type="float">
            <text:p>103.7</text:p>
          </table:table-cell>
          <table:table-cell office:value-type="float" office:value="25718.5" calcext:value-type="float">
            <text:p>25718.5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7]; &quot;-SF-&quot;; [.C47]; &quot;-&quot;; [.D47])" office:value-type="string" office:string-value="aggregation_query_int_keys_524288-SF-10-vectorised" calcext:value-type="string">
            <text:p>aggregation_query_int_keys_524288-SF-10-vectorised</text:p>
          </table:table-cell>
          <table:table-cell office:value-type="float" office:value="20.6" calcext:value-type="float">
            <text:p>20.6</text:p>
          </table:table-cell>
          <table:table-cell office:value-type="float" office:value="99.5" calcext:value-type="float">
            <text:p>99.5</text:p>
          </table:table-cell>
          <table:table-cell office:value-type="float" office:value="55.7" calcext:value-type="float">
            <text:p>55.7</text:p>
          </table:table-cell>
          <table:table-cell office:value-type="float" office:value="26398.7" calcext:value-type="float">
            <text:p>26398.7</text:p>
          </table:table-cell>
          <table:table-cell table:formula="of:=[.M47]-SUM([.H47:.K47])" office:value-type="float" office:value="101.200000000001" calcext:value-type="float">
            <text:p>101.2</text:p>
          </table:table-cell>
          <table:table-cell office:value-type="float" office:value="26675.7" calcext:value-type="float">
            <text:p>26675.7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8]; &quot;-SF-&quot;; [.C48]; &quot;-&quot;; [.D48])" office:value-type="string" office:string-value="aggregation_query_int_keys_524288-SF-20-non-vectorised" calcext:value-type="string">
            <text:p>aggregation_query_int_keys_524288-SF-20-non-vectorised</text:p>
          </table:table-cell>
          <table:table-cell office:value-type="float" office:value="22.9" calcext:value-type="float">
            <text:p>22.9</text:p>
          </table:table-cell>
          <table:table-cell office:value-type="float" office:value="103.8" calcext:value-type="float">
            <text:p>103.8</text:p>
          </table:table-cell>
          <table:table-cell office:value-type="float" office:value="53.5" calcext:value-type="float">
            <text:p>53.5</text:p>
          </table:table-cell>
          <table:table-cell office:value-type="float" office:value="50318.9" calcext:value-type="float">
            <text:p>50318.9</text:p>
          </table:table-cell>
          <table:table-cell table:formula="of:=[.M48]-SUM([.H48:.K48])" office:value-type="float" office:value="107.200000000004" calcext:value-type="float">
            <text:p>107.2</text:p>
          </table:table-cell>
          <table:table-cell office:value-type="float" office:value="50606.3" calcext:value-type="float">
            <text:p>50606.3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9]; &quot;-SF-&quot;; [.C49]; &quot;-&quot;; [.D49])" office:value-type="string" office:string-value="aggregation_query_int_keys_524288-SF-20-vectorised" calcext:value-type="string">
            <text:p>aggregation_query_int_keys_524288-SF-20-vectorised</text:p>
          </table:table-cell>
          <table:table-cell office:value-type="float" office:value="21" calcext:value-type="float">
            <text:p>21.0</text:p>
          </table:table-cell>
          <table:table-cell office:value-type="float" office:value="103" calcext:value-type="float">
            <text:p>103.0</text:p>
          </table:table-cell>
          <table:table-cell office:value-type="float" office:value="55.9" calcext:value-type="float">
            <text:p>55.9</text:p>
          </table:table-cell>
          <table:table-cell office:value-type="float" office:value="52606.1" calcext:value-type="float">
            <text:p>52606.1</text:p>
          </table:table-cell>
          <table:table-cell table:formula="of:=[.M49]-SUM([.H49:.K49])" office:value-type="float" office:value="106.400000000001" calcext:value-type="float">
            <text:p>106.4</text:p>
          </table:table-cell>
          <table:table-cell office:value-type="float" office:value="52892.4" calcext:value-type="float">
            <text:p>52892.4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50]; &quot;-SF-&quot;; [.C50]; &quot;-&quot;; [.D50])" office:value-type="string" office:string-value="join_query_int_B_0.6_C_0.8-SF-1-non-vectorised" calcext:value-type="string">
            <text:p>join_query_int_B_0.6_C_0.8-SF-1-non-vectorised</text:p>
          </table:table-cell>
          <table:table-cell office:value-type="float" office:value="23.2" calcext:value-type="float">
            <text:p>23.2</text:p>
          </table:table-cell>
          <table:table-cell office:value-type="float" office:value="96.3" calcext:value-type="float">
            <text:p>96.3</text:p>
          </table:table-cell>
          <table:table-cell office:value-type="float" office:value="61.2" calcext:value-type="float">
            <text:p>61.2</text:p>
          </table:table-cell>
          <table:table-cell office:value-type="float" office:value="2234" calcext:value-type="float">
            <text:p>2234.0</text:p>
          </table:table-cell>
          <table:table-cell table:formula="of:=[.M50]-SUM([.H50:.K50])" office:value-type="float" office:value="117" calcext:value-type="float">
            <text:p>117.0</text:p>
          </table:table-cell>
          <table:table-cell office:value-type="float" office:value="2531.7" calcext:value-type="float">
            <text:p>2531.7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51]; &quot;-SF-&quot;; [.C51]; &quot;-&quot;; [.D51])" office:value-type="string" office:string-value="join_query_int_B_0.6_C_0.8-SF-1-vectorised" calcext:value-type="string">
            <text:p>join_query_int_B_0.6_C_0.8-SF-1-vectorised</text:p>
          </table:table-cell>
          <table:table-cell office:value-type="float" office:value="21.4" calcext:value-type="float">
            <text:p>21.4</text:p>
          </table:table-cell>
          <table:table-cell office:value-type="float" office:value="97.2" calcext:value-type="float">
            <text:p>97.2</text:p>
          </table:table-cell>
          <table:table-cell office:value-type="float" office:value="64.1" calcext:value-type="float">
            <text:p>64.1</text:p>
          </table:table-cell>
          <table:table-cell office:value-type="float" office:value="1864.8" calcext:value-type="float">
            <text:p>1864.8</text:p>
          </table:table-cell>
          <table:table-cell table:formula="of:=[.M51]-SUM([.H51:.K51])" office:value-type="float" office:value="117.8" calcext:value-type="float">
            <text:p>117.8</text:p>
          </table:table-cell>
          <table:table-cell office:value-type="float" office:value="2165.3" calcext:value-type="float">
            <text:p>2165.3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52]; &quot;-SF-&quot;; [.C52]; &quot;-&quot;; [.D52])" office:value-type="string" office:string-value="join_query_int_B_0.6_C_0.8-SF-10-non-vectorised" calcext:value-type="string">
            <text:p>join_query_int_B_0.6_C_0.8-SF-10-non-vectorised</text:p>
          </table:table-cell>
          <table:table-cell office:value-type="float" office:value="23.1" calcext:value-type="float">
            <text:p>23.1</text:p>
          </table:table-cell>
          <table:table-cell office:value-type="float" office:value="98.7" calcext:value-type="float">
            <text:p>98.7</text:p>
          </table:table-cell>
          <table:table-cell office:value-type="float" office:value="61.3" calcext:value-type="float">
            <text:p>61.3</text:p>
          </table:table-cell>
          <table:table-cell office:value-type="float" office:value="26143.6" calcext:value-type="float">
            <text:p>26143.6</text:p>
          </table:table-cell>
          <table:table-cell table:formula="of:=[.M52]-SUM([.H52:.K52])" office:value-type="float" office:value="186.100000000002" calcext:value-type="float">
            <text:p>186.1</text:p>
          </table:table-cell>
          <table:table-cell office:value-type="float" office:value="26512.8" calcext:value-type="float">
            <text:p>26512.8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53]; &quot;-SF-&quot;; [.C53]; &quot;-&quot;; [.D53])" office:value-type="string" office:string-value="join_query_int_B_0.6_C_0.8-SF-10-vectorised" calcext:value-type="string">
            <text:p>join_query_int_B_0.6_C_0.8-SF-10-vectorised</text:p>
          </table:table-cell>
          <table:table-cell office:value-type="float" office:value="21.4" calcext:value-type="float">
            <text:p>21.4</text:p>
          </table:table-cell>
          <table:table-cell office:value-type="float" office:value="99.3" calcext:value-type="float">
            <text:p>99.3</text:p>
          </table:table-cell>
          <table:table-cell office:value-type="float" office:value="64.8" calcext:value-type="float">
            <text:p>64.8</text:p>
          </table:table-cell>
          <table:table-cell office:value-type="float" office:value="23091" calcext:value-type="float">
            <text:p>23091.0</text:p>
          </table:table-cell>
          <table:table-cell table:formula="of:=[.M53]-SUM([.H53:.K53])" office:value-type="float" office:value="162.400000000001" calcext:value-type="float">
            <text:p>162.4</text:p>
          </table:table-cell>
          <table:table-cell office:value-type="float" office:value="23438.9" calcext:value-type="float">
            <text:p>23438.9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54]; &quot;-SF-&quot;; [.C54]; &quot;-&quot;; [.D54])" office:value-type="string" office:string-value="tpch_q1-SF-1-non-vectorised" calcext:value-type="string">
            <text:p>tpch_q1-SF-1-non-vectorised</text:p>
          </table:table-cell>
          <table:table-cell office:value-type="float" office:value="32" calcext:value-type="float">
            <text:p>32.0</text:p>
          </table:table-cell>
          <table:table-cell office:value-type="float" office:value="97" calcext:value-type="float">
            <text:p>97.0</text:p>
          </table:table-cell>
          <table:table-cell office:value-type="float" office:value="59.2" calcext:value-type="float">
            <text:p>59.2</text:p>
          </table:table-cell>
          <table:table-cell office:value-type="float" office:value="254" calcext:value-type="float">
            <text:p>254.0</text:p>
          </table:table-cell>
          <table:table-cell table:formula="of:=[.M54]-SUM([.H54:.K54])" office:value-type="float" office:value="100.2" calcext:value-type="float">
            <text:p>100.2</text:p>
          </table:table-cell>
          <table:table-cell office:value-type="float" office:value="542.4" calcext:value-type="float">
            <text:p>542.4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55]; &quot;-SF-&quot;; [.C55]; &quot;-&quot;; [.D55])" office:value-type="string" office:string-value="tpch_q1-SF-1-vectorised" calcext:value-type="string">
            <text:p>tpch_q1-SF-1-vectorised</text:p>
          </table:table-cell>
          <table:table-cell office:value-type="float" office:value="30.9" calcext:value-type="float">
            <text:p>30.9</text:p>
          </table:table-cell>
          <table:table-cell office:value-type="float" office:value="98" calcext:value-type="float">
            <text:p>98.0</text:p>
          </table:table-cell>
          <table:table-cell office:value-type="float" office:value="66.3" calcext:value-type="float">
            <text:p>66.3</text:p>
          </table:table-cell>
          <table:table-cell office:value-type="float" office:value="369.5" calcext:value-type="float">
            <text:p>369.5</text:p>
          </table:table-cell>
          <table:table-cell table:formula="of:=[.M55]-SUM([.H55:.K55])" office:value-type="float" office:value="95.8" calcext:value-type="float">
            <text:p>95.8</text:p>
          </table:table-cell>
          <table:table-cell office:value-type="float" office:value="660.5" calcext:value-type="float">
            <text:p>660.5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56]; &quot;-SF-&quot;; [.C56]; &quot;-&quot;; [.D56])" office:value-type="string" office:string-value="tpch_q1-SF-10-non-vectorised" calcext:value-type="string">
            <text:p>tpch_q1-SF-10-non-vectorised</text:p>
          </table:table-cell>
          <table:table-cell office:value-type="float" office:value="32.8" calcext:value-type="float">
            <text:p>32.8</text:p>
          </table:table-cell>
          <table:table-cell office:value-type="float" office:value="98.4" calcext:value-type="float">
            <text:p>98.4</text:p>
          </table:table-cell>
          <table:table-cell office:value-type="float" office:value="59.4" calcext:value-type="float">
            <text:p>59.4</text:p>
          </table:table-cell>
          <table:table-cell office:value-type="float" office:value="2057" calcext:value-type="float">
            <text:p>2057.0</text:p>
          </table:table-cell>
          <table:table-cell table:formula="of:=[.M56]-SUM([.H56:.K56])" office:value-type="float" office:value="97.4000000000001" calcext:value-type="float">
            <text:p>97.4</text:p>
          </table:table-cell>
          <table:table-cell office:value-type="float" office:value="2345" calcext:value-type="float">
            <text:p>2345.0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57]; &quot;-SF-&quot;; [.C57]; &quot;-&quot;; [.D57])" office:value-type="string" office:string-value="tpch_q1-SF-10-vectorised" calcext:value-type="string">
            <text:p>tpch_q1-SF-10-vectorised</text:p>
          </table:table-cell>
          <table:table-cell office:value-type="float" office:value="31" calcext:value-type="float">
            <text:p>31.0</text:p>
          </table:table-cell>
          <table:table-cell office:value-type="float" office:value="99.3" calcext:value-type="float">
            <text:p>99.3</text:p>
          </table:table-cell>
          <table:table-cell office:value-type="float" office:value="66.6" calcext:value-type="float">
            <text:p>66.6</text:p>
          </table:table-cell>
          <table:table-cell office:value-type="float" office:value="2881.5" calcext:value-type="float">
            <text:p>2881.5</text:p>
          </table:table-cell>
          <table:table-cell table:formula="of:=[.M57]-SUM([.H57:.K57])" office:value-type="float" office:value="99.5" calcext:value-type="float">
            <text:p>99.5</text:p>
          </table:table-cell>
          <table:table-cell office:value-type="float" office:value="3177.9" calcext:value-type="float">
            <text:p>3177.9</text:p>
          </table:table-cell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58]; &quot;-SF-&quot;; [.C58]; &quot;-&quot;; [.D58])" office:value-type="string" office:string-value="tpch_q3-SF-1-non-vectorised" calcext:value-type="string">
            <text:p>tpch_q3-SF-1-non-vectorised</text:p>
          </table:table-cell>
          <table:table-cell office:value-type="float" office:value="34.4" calcext:value-type="float">
            <text:p>34.4</text:p>
          </table:table-cell>
          <table:table-cell office:value-type="float" office:value="102.7" calcext:value-type="float">
            <text:p>102.7</text:p>
          </table:table-cell>
          <table:table-cell office:value-type="float" office:value="73.3" calcext:value-type="float">
            <text:p>73.3</text:p>
          </table:table-cell>
          <table:table-cell office:value-type="float" office:value="213.1" calcext:value-type="float">
            <text:p>213.1</text:p>
          </table:table-cell>
          <table:table-cell table:formula="of:=[.M58]-SUM([.H58:.K58])" office:value-type="float" office:value="92.5" calcext:value-type="float">
            <text:p>92.5</text:p>
          </table:table-cell>
          <table:table-cell office:value-type="float" office:value="516" calcext:value-type="float">
            <text:p>516.0</text:p>
          </table:table-cell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59]; &quot;-SF-&quot;; [.C59]; &quot;-&quot;; [.D59])" office:value-type="string" office:string-value="tpch_q3-SF-1-vectorised" calcext:value-type="string">
            <text:p>tpch_q3-SF-1-vectorised</text:p>
          </table:table-cell>
          <table:table-cell office:value-type="float" office:value="32.4" calcext:value-type="float">
            <text:p>32.4</text:p>
          </table:table-cell>
          <table:table-cell office:value-type="float" office:value="101.9" calcext:value-type="float">
            <text:p>101.9</text:p>
          </table:table-cell>
          <table:table-cell office:value-type="float" office:value="80" calcext:value-type="float">
            <text:p>80.0</text:p>
          </table:table-cell>
          <table:table-cell office:value-type="float" office:value="267.5" calcext:value-type="float">
            <text:p>267.5</text:p>
          </table:table-cell>
          <table:table-cell table:formula="of:=[.M59]-SUM([.H59:.K59])" office:value-type="float" office:value="97.7" calcext:value-type="float">
            <text:p>97.7</text:p>
          </table:table-cell>
          <table:table-cell office:value-type="float" office:value="579.5" calcext:value-type="float">
            <text:p>579.5</text:p>
          </table:table-cell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60]; &quot;-SF-&quot;; [.C60]; &quot;-&quot;; [.D60])" office:value-type="string" office:string-value="tpch_q3-SF-10-non-vectorised" calcext:value-type="string">
            <text:p>tpch_q3-SF-10-non-vectorised</text:p>
          </table:table-cell>
          <table:table-cell office:value-type="float" office:value="32.6" calcext:value-type="float">
            <text:p>32.6</text:p>
          </table:table-cell>
          <table:table-cell office:value-type="float" office:value="104.7" calcext:value-type="float">
            <text:p>104.7</text:p>
          </table:table-cell>
          <table:table-cell office:value-type="float" office:value="73.7" calcext:value-type="float">
            <text:p>73.7</text:p>
          </table:table-cell>
          <table:table-cell office:value-type="float" office:value="1972.1" calcext:value-type="float">
            <text:p>1972.1</text:p>
          </table:table-cell>
          <table:table-cell table:formula="of:=[.M60]-SUM([.H60:.K60])" office:value-type="float" office:value="97.9000000000001" calcext:value-type="float">
            <text:p>97.9</text:p>
          </table:table-cell>
          <table:table-cell office:value-type="float" office:value="2281" calcext:value-type="float">
            <text:p>2281.0</text:p>
          </table:table-cell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61]; &quot;-SF-&quot;; [.C61]; &quot;-&quot;; [.D61])" office:value-type="string" office:string-value="tpch_q3-SF-10-vectorised" calcext:value-type="string">
            <text:p>tpch_q3-SF-10-vectorised</text:p>
          </table:table-cell>
          <table:table-cell office:value-type="float" office:value="32.7" calcext:value-type="float">
            <text:p>32.7</text:p>
          </table:table-cell>
          <table:table-cell office:value-type="float" office:value="103.9" calcext:value-type="float">
            <text:p>103.9</text:p>
          </table:table-cell>
          <table:table-cell office:value-type="float" office:value="80.6" calcext:value-type="float">
            <text:p>80.6</text:p>
          </table:table-cell>
          <table:table-cell office:value-type="float" office:value="1996.3" calcext:value-type="float">
            <text:p>1996.3</text:p>
          </table:table-cell>
          <table:table-cell table:formula="of:=[.M61]-SUM([.H61:.K61])" office:value-type="float" office:value="98.5999999999999" calcext:value-type="float">
            <text:p>98.6</text:p>
          </table:table-cell>
          <table:table-cell office:value-type="float" office:value="2312.1" calcext:value-type="float">
            <text:p>2312.1</text:p>
          </table:table-cell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62]; &quot;-SF-&quot;; [.C62]; &quot;-&quot;; [.D62])" office:value-type="string" office:string-value="tpch_q6-SF-1-non-vectorised" calcext:value-type="string">
            <text:p>tpch_q6-SF-1-non-vectorised</text:p>
          </table:table-cell>
          <table:table-cell office:value-type="float" office:value="32.4" calcext:value-type="float">
            <text:p>32.4</text:p>
          </table:table-cell>
          <table:table-cell office:value-type="float" office:value="94.5" calcext:value-type="float">
            <text:p>94.5</text:p>
          </table:table-cell>
          <table:table-cell office:value-type="float" office:value="42" calcext:value-type="float">
            <text:p>42.0</text:p>
          </table:table-cell>
          <table:table-cell office:value-type="float" office:value="75.2" calcext:value-type="float">
            <text:p>75.2</text:p>
          </table:table-cell>
          <table:table-cell table:formula="of:=[.M62]-SUM([.H62:.K62])" office:value-type="float" office:value="116.8" calcext:value-type="float">
            <text:p>116.8</text:p>
          </table:table-cell>
          <table:table-cell office:value-type="float" office:value="360.9" calcext:value-type="float">
            <text:p>360.9</text:p>
          </table:table-cell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63]; &quot;-SF-&quot;; [.C63]; &quot;-&quot;; [.D63])" office:value-type="string" office:string-value="tpch_q6-SF-1-vectorised" calcext:value-type="string">
            <text:p>tpch_q6-SF-1-vectorised</text:p>
          </table:table-cell>
          <table:table-cell office:value-type="float" office:value="30.5" calcext:value-type="float">
            <text:p>30.5</text:p>
          </table:table-cell>
          <table:table-cell office:value-type="float" office:value="93" calcext:value-type="float">
            <text:p>93.0</text:p>
          </table:table-cell>
          <table:table-cell office:value-type="float" office:value="44.2" calcext:value-type="float">
            <text:p>44.2</text:p>
          </table:table-cell>
          <table:table-cell office:value-type="float" office:value="83.5" calcext:value-type="float">
            <text:p>83.5</text:p>
          </table:table-cell>
          <table:table-cell table:formula="of:=[.M63]-SUM([.H63:.K63])" office:value-type="float" office:value="103.4" calcext:value-type="float">
            <text:p>103.4</text:p>
          </table:table-cell>
          <table:table-cell office:value-type="float" office:value="354.6" calcext:value-type="float">
            <text:p>354.6</text:p>
          </table:table-cell>
          <table:table-cell>
            <draw:frame draw:z-index="1" draw:style-name="gr1" draw:text-style-name="P1" svg:width="53.842cm" svg:height="26.973cm" svg:x="2.252cm" svg:y="0.001cm">
              <draw:object draw:notify-on-update-of-ranges="main_method_benchmark_R440.G2:main_method_benchmark_R440.G69 main_method_benchmark_R440.H1:main_method_benchmark_R440.H1 main_method_benchmark_R440.H2:main_method_benchmark_R440.H69 main_method_benchmark_R440.I1:main_method_benchmark_R440.I1 main_method_benchmark_R440.I2:main_method_benchmark_R440.I69 main_method_benchmark_R440.J1:main_method_benchmark_R440.J1 main_method_benchmark_R440.J2:main_method_benchmark_R440.J69 main_method_benchmark_R440.L1:main_method_benchmark_R440.L1 main_method_benchmark_R440.L2:main_method_benchmark_R440.L6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64]; &quot;-SF-&quot;; [.C64]; &quot;-&quot;; [.D64])" office:value-type="string" office:string-value="tpch_q6-SF-10-non-vectorised" calcext:value-type="string">
            <text:p>tpch_q6-SF-10-non-vectorised</text:p>
          </table:table-cell>
          <table:table-cell office:value-type="float" office:value="30.6" calcext:value-type="float">
            <text:p>30.6</text:p>
          </table:table-cell>
          <table:table-cell office:value-type="float" office:value="96.4" calcext:value-type="float">
            <text:p>96.4</text:p>
          </table:table-cell>
          <table:table-cell office:value-type="float" office:value="42.2" calcext:value-type="float">
            <text:p>42.2</text:p>
          </table:table-cell>
          <table:table-cell office:value-type="float" office:value="359.3" calcext:value-type="float">
            <text:p>359.3</text:p>
          </table:table-cell>
          <table:table-cell table:formula="of:=[.M64]-SUM([.H64:.K64])" office:value-type="float" office:value="131.7" calcext:value-type="float">
            <text:p>131.7</text:p>
          </table:table-cell>
          <table:table-cell office:value-type="float" office:value="660.2" calcext:value-type="float">
            <text:p>660.2</text:p>
          </table:table-cell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65]; &quot;-SF-&quot;; [.C65]; &quot;-&quot;; [.D65])" office:value-type="string" office:string-value="tpch_q6-SF-10-vectorised" calcext:value-type="string">
            <text:p>tpch_q6-SF-10-vectorised</text:p>
          </table:table-cell>
          <table:table-cell office:value-type="float" office:value="30.5" calcext:value-type="float">
            <text:p>30.5</text:p>
          </table:table-cell>
          <table:table-cell office:value-type="float" office:value="94.6" calcext:value-type="float">
            <text:p>94.6</text:p>
          </table:table-cell>
          <table:table-cell office:value-type="float" office:value="44.2" calcext:value-type="float">
            <text:p>44.2</text:p>
          </table:table-cell>
          <table:table-cell office:value-type="float" office:value="356.4" calcext:value-type="float">
            <text:p>356.4</text:p>
          </table:table-cell>
          <table:table-cell table:formula="of:=[.M65]-SUM([.H65:.K65])" office:value-type="float" office:value="121.3" calcext:value-type="float">
            <text:p>121.3</text:p>
          </table:table-cell>
          <table:table-cell office:value-type="float" office:value="647" calcext:value-type="float">
            <text:p>647.0</text:p>
          </table:table-cell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66]; &quot;-SF-&quot;; [.C66]; &quot;-&quot;; [.D66])" office:value-type="string" office:string-value="tpch_q10-SF-1-non-vectorised" calcext:value-type="string">
            <text:p>tpch_q10-SF-1-non-vectorised</text:p>
          </table:table-cell>
          <table:table-cell office:value-type="float" office:value="34.6" calcext:value-type="float">
            <text:p>34.6</text:p>
          </table:table-cell>
          <table:table-cell office:value-type="float" office:value="105.2" calcext:value-type="float">
            <text:p>105.2</text:p>
          </table:table-cell>
          <table:table-cell office:value-type="float" office:value="92.9" calcext:value-type="float">
            <text:p>92.9</text:p>
          </table:table-cell>
          <table:table-cell office:value-type="float" office:value="535" calcext:value-type="float">
            <text:p>535.0</text:p>
          </table:table-cell>
          <table:table-cell table:formula="of:=[.M66]-SUM([.H66:.K66])" office:value-type="float" office:value="101.7" calcext:value-type="float">
            <text:p>101.7</text:p>
          </table:table-cell>
          <table:table-cell office:value-type="float" office:value="869.4" calcext:value-type="float">
            <text:p>869.4</text:p>
          </table:table-cell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67]; &quot;-SF-&quot;; [.C67]; &quot;-&quot;; [.D67])" office:value-type="string" office:string-value="tpch_q10-SF-1-vectorised" calcext:value-type="string">
            <text:p>tpch_q10-SF-1-vectorised</text:p>
          </table:table-cell>
          <table:table-cell office:value-type="float" office:value="33.2" calcext:value-type="float">
            <text:p>33.2</text:p>
          </table:table-cell>
          <table:table-cell office:value-type="float" office:value="105.7" calcext:value-type="float">
            <text:p>105.7</text:p>
          </table:table-cell>
          <table:table-cell office:value-type="float" office:value="103.3" calcext:value-type="float">
            <text:p>103.3</text:p>
          </table:table-cell>
          <table:table-cell office:value-type="float" office:value="542.4" calcext:value-type="float">
            <text:p>542.4</text:p>
          </table:table-cell>
          <table:table-cell table:formula="of:=[.M67]-SUM([.H67:.K67])" office:value-type="float" office:value="171" calcext:value-type="float">
            <text:p>171.0</text:p>
          </table:table-cell>
          <table:table-cell office:value-type="float" office:value="955.6" calcext:value-type="float">
            <text:p>955.6</text:p>
          </table:table-cell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68]; &quot;-SF-&quot;; [.C68]; &quot;-&quot;; [.D68])" office:value-type="string" office:string-value="tpch_q10-SF-10-non-vectorised" calcext:value-type="string">
            <text:p>tpch_q10-SF-10-non-vectorised</text:p>
          </table:table-cell>
          <table:table-cell office:value-type="float" office:value="33.1" calcext:value-type="float">
            <text:p>33.1</text:p>
          </table:table-cell>
          <table:table-cell office:value-type="float" office:value="107.6" calcext:value-type="float">
            <text:p>107.6</text:p>
          </table:table-cell>
          <table:table-cell office:value-type="float" office:value="94" calcext:value-type="float">
            <text:p>94.0</text:p>
          </table:table-cell>
          <table:table-cell office:value-type="float" office:value="5688.1" calcext:value-type="float">
            <text:p>5688.1</text:p>
          </table:table-cell>
          <table:table-cell table:formula="of:=[.M68]-SUM([.H68:.K68])" office:value-type="float" office:value="184.8" calcext:value-type="float">
            <text:p>184.8</text:p>
          </table:table-cell>
          <table:table-cell office:value-type="float" office:value="6107.6" calcext:value-type="float">
            <text:p>6107.6</text:p>
          </table:table-cell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69]; &quot;-SF-&quot;; [.C69]; &quot;-&quot;; [.D69])" office:value-type="string" office:string-value="tpch_q10-SF-10-vectorised" calcext:value-type="string">
            <text:p>tpch_q10-SF-10-vectorised</text:p>
          </table:table-cell>
          <table:table-cell office:value-type="float" office:value="33.4" calcext:value-type="float">
            <text:p>33.4</text:p>
          </table:table-cell>
          <table:table-cell office:value-type="float" office:value="107" calcext:value-type="float">
            <text:p>107.0</text:p>
          </table:table-cell>
          <table:table-cell office:value-type="float" office:value="104.1" calcext:value-type="float">
            <text:p>104.1</text:p>
          </table:table-cell>
          <table:table-cell office:value-type="float" office:value="5089.1" calcext:value-type="float">
            <text:p>5089.1</text:p>
          </table:table-cell>
          <table:table-cell table:formula="of:=[.M69]-SUM([.H69:.K69])" office:value-type="float" office:value="136.599999999999" calcext:value-type="float">
            <text:p>136.6</text:p>
          </table:table-cell>
          <table:table-cell office:value-type="float" office:value="5470.2" calcext:value-type="float">
            <text:p>5470.2</text:p>
          </table:table-cell>
          <table:table-cell/>
        </table:table-row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Overhead compared to total running-time</text:p>
          </table:table-cell>
          <table:table-cell table:number-columns-repeated="4"/>
          <table:table-cell table:style-name="Default"/>
          <table:table-cell/>
          <table:table-cell table:style-name="Default" office:value-type="string" calcext:value-type="string">
            <text:p>Planning-Time</text:p>
          </table:table-cell>
          <table:table-cell table:style-name="Default" office:value-type="string" calcext:value-type="string">
            <text:p>Codegen</text:p>
          </table:table-cell>
          <table:table-cell table:style-name="Default" office:value-type="string" calcext:value-type="string">
            <text:p>Compilation</text:p>
          </table:table-cell>
          <table:table-cell table:style-name="Default"/>
          <table:table-cell table:style-name="Default" office:value-type="string" calcext:value-type="string">
            <text:p>Remaining Overhead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74]; &quot;-SF-&quot;; [.C74]; &quot;-&quot;; [.D74])" office:value-type="string" office:string-value="tpch_q1-SF-1-non-vectorised" calcext:value-type="string">
            <text:p>tpch_q1-SF-1-non-vectorised</text:p>
          </table:table-cell>
          <table:table-cell table:style-name="ce4" table:formula="of:=[.H54]/[.M54]" office:value-type="float" office:value="0.0589970501474926" calcext:value-type="float">
            <text:p>0.059</text:p>
          </table:table-cell>
          <table:table-cell table:style-name="ce4" table:formula="of:=[.I54]/[.M54]" office:value-type="float" office:value="0.178834808259587" calcext:value-type="float">
            <text:p>0.179</text:p>
          </table:table-cell>
          <table:table-cell table:style-name="ce4" table:formula="of:=[.J54]/[.M54]" office:value-type="float" office:value="0.109144542772861" calcext:value-type="float">
            <text:p>0.109</text:p>
          </table:table-cell>
          <table:table-cell table:style-name="Default"/>
          <table:table-cell table:style-name="ce4" table:formula="of:=[.L54]/[.M54]" office:value-type="float" office:value="0.184734513274336" calcext:value-type="float">
            <text:p>0.18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75]; &quot;-SF-&quot;; [.C75]; &quot;-&quot;; [.D75])" office:value-type="string" office:string-value="tpch_q1-SF-1-vectorised" calcext:value-type="string">
            <text:p>tpch_q1-SF-1-vectorised</text:p>
          </table:table-cell>
          <table:table-cell table:style-name="ce4" table:formula="of:=[.H55]/[.M55]" office:value-type="float" office:value="0.046782740348221" calcext:value-type="float">
            <text:p>0.047</text:p>
          </table:table-cell>
          <table:table-cell table:style-name="ce4" table:formula="of:=[.I55]/[.M55]" office:value-type="float" office:value="0.148372445117335" calcext:value-type="float">
            <text:p>0.148</text:p>
          </table:table-cell>
          <table:table-cell table:style-name="ce4" table:formula="of:=[.J55]/[.M55]" office:value-type="float" office:value="0.100378501135503" calcext:value-type="float">
            <text:p>0.100</text:p>
          </table:table-cell>
          <table:table-cell table:style-name="Default"/>
          <table:table-cell table:style-name="ce4" table:formula="of:=[.L55]/[.M55]" office:value-type="float" office:value="0.145041635124905" calcext:value-type="float">
            <text:p>0.14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76]; &quot;-SF-&quot;; [.C76]; &quot;-&quot;; [.D76])" office:value-type="string" office:string-value="tpch_q1-SF-10-non-vectorised" calcext:value-type="string">
            <text:p>tpch_q1-SF-10-non-vectorised</text:p>
          </table:table-cell>
          <table:table-cell table:style-name="ce4" table:formula="of:=[.H56]/[.M56]" office:value-type="float" office:value="0.0139872068230277" calcext:value-type="float">
            <text:p>0.014</text:p>
          </table:table-cell>
          <table:table-cell table:style-name="ce4" table:formula="of:=[.I56]/[.M56]" office:value-type="float" office:value="0.0419616204690832" calcext:value-type="float">
            <text:p>0.042</text:p>
          </table:table-cell>
          <table:table-cell table:style-name="ce4" table:formula="of:=[.J56]/[.M56]" office:value-type="float" office:value="0.0253304904051173" calcext:value-type="float">
            <text:p>0.025</text:p>
          </table:table-cell>
          <table:table-cell table:style-name="Default"/>
          <table:table-cell table:style-name="ce4" table:formula="of:=[.L56]/[.M56]" office:value-type="float" office:value="0.0415351812366738" calcext:value-type="float">
            <text:p>0.04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77]; &quot;-SF-&quot;; [.C77]; &quot;-&quot;; [.D77])" office:value-type="string" office:string-value="tpch_q1-SF-10-vectorised" calcext:value-type="string">
            <text:p>tpch_q1-SF-10-vectorised</text:p>
          </table:table-cell>
          <table:table-cell table:style-name="ce4" table:formula="of:=[.H57]/[.M57]" office:value-type="float" office:value="0.00975486956795368" calcext:value-type="float">
            <text:p>0.010</text:p>
          </table:table-cell>
          <table:table-cell table:style-name="ce4" table:formula="of:=[.I57]/[.M57]" office:value-type="float" office:value="0.0312470499386387" calcext:value-type="float">
            <text:p>0.031</text:p>
          </table:table-cell>
          <table:table-cell table:style-name="ce4" table:formula="of:=[.J57]/[.M57]" office:value-type="float" office:value="0.0209572359105069" calcext:value-type="float">
            <text:p>0.021</text:p>
          </table:table-cell>
          <table:table-cell table:style-name="Default"/>
          <table:table-cell table:style-name="ce4" table:formula="of:=[.L57]/[.M57]" office:value-type="float" office:value="0.0313099845810126" calcext:value-type="float">
            <text:p>0.03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78]; &quot;-SF-&quot;; [.C78]; &quot;-&quot;; [.D78])" office:value-type="string" office:string-value="tpch_q3-SF-1-non-vectorised" calcext:value-type="string">
            <text:p>tpch_q3-SF-1-non-vectorised</text:p>
          </table:table-cell>
          <table:table-cell table:style-name="ce4" table:formula="of:=[.H58]/[.M58]" office:value-type="float" office:value="0.0666666666666667" calcext:value-type="float">
            <text:p>0.067</text:p>
          </table:table-cell>
          <table:table-cell table:style-name="ce4" table:formula="of:=[.I58]/[.M58]" office:value-type="float" office:value="0.199031007751938" calcext:value-type="float">
            <text:p>0.199</text:p>
          </table:table-cell>
          <table:table-cell table:style-name="ce4" table:formula="of:=[.J58]/[.M58]" office:value-type="float" office:value="0.142054263565891" calcext:value-type="float">
            <text:p>0.142</text:p>
          </table:table-cell>
          <table:table-cell table:style-name="Default"/>
          <table:table-cell table:style-name="ce4" table:formula="of:=[.L58]/[.M58]" office:value-type="float" office:value="0.179263565891473" calcext:value-type="float">
            <text:p>0.179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79]; &quot;-SF-&quot;; [.C79]; &quot;-&quot;; [.D79])" office:value-type="string" office:string-value="tpch_q3-SF-1-vectorised" calcext:value-type="string">
            <text:p>tpch_q3-SF-1-vectorised</text:p>
          </table:table-cell>
          <table:table-cell table:style-name="ce4" table:formula="of:=[.H59]/[.M59]" office:value-type="float" office:value="0.0559102674719586" calcext:value-type="float">
            <text:p>0.056</text:p>
          </table:table-cell>
          <table:table-cell table:style-name="ce4" table:formula="of:=[.I59]/[.M59]" office:value-type="float" office:value="0.175841242450388" calcext:value-type="float">
            <text:p>0.176</text:p>
          </table:table-cell>
          <table:table-cell table:style-name="ce4" table:formula="of:=[.J59]/[.M59]" office:value-type="float" office:value="0.138050043140638" calcext:value-type="float">
            <text:p>0.138</text:p>
          </table:table-cell>
          <table:table-cell table:style-name="Default"/>
          <table:table-cell table:style-name="ce4" table:formula="of:=[.L59]/[.M59]" office:value-type="float" office:value="0.168593615185505" calcext:value-type="float">
            <text:p>0.169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80]; &quot;-SF-&quot;; [.C80]; &quot;-&quot;; [.D80])" office:value-type="string" office:string-value="tpch_q3-SF-10-non-vectorised" calcext:value-type="string">
            <text:p>tpch_q3-SF-10-non-vectorised</text:p>
          </table:table-cell>
          <table:table-cell table:style-name="ce4" table:formula="of:=[.H60]/[.M60]" office:value-type="float" office:value="0.0142919772029812" calcext:value-type="float">
            <text:p>0.014</text:p>
          </table:table-cell>
          <table:table-cell table:style-name="ce4" table:formula="of:=[.I60]/[.M60]" office:value-type="float" office:value="0.0459009206488382" calcext:value-type="float">
            <text:p>0.046</text:p>
          </table:table-cell>
          <table:table-cell table:style-name="ce4" table:formula="of:=[.J60]/[.M60]" office:value-type="float" office:value="0.0323103901797457" calcext:value-type="float">
            <text:p>0.032</text:p>
          </table:table-cell>
          <table:table-cell table:style-name="Default"/>
          <table:table-cell table:style-name="ce4" table:formula="of:=[.L60]/[.M60]" office:value-type="float" office:value="0.0429197720298115" calcext:value-type="float">
            <text:p>0.04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81]; &quot;-SF-&quot;; [.C81]; &quot;-&quot;; [.D81])" office:value-type="string" office:string-value="tpch_q3-SF-10-vectorised" calcext:value-type="string">
            <text:p>tpch_q3-SF-10-vectorised</text:p>
          </table:table-cell>
          <table:table-cell table:style-name="ce4" table:formula="of:=[.H61]/[.M61]" office:value-type="float" office:value="0.0141429868950305" calcext:value-type="float">
            <text:p>0.014</text:p>
          </table:table-cell>
          <table:table-cell table:style-name="ce4" table:formula="of:=[.I61]/[.M61]" office:value-type="float" office:value="0.0449375027031703" calcext:value-type="float">
            <text:p>0.045</text:p>
          </table:table-cell>
          <table:table-cell table:style-name="ce4" table:formula="of:=[.J61]/[.M61]" office:value-type="float" office:value="0.0348600839064054" calcext:value-type="float">
            <text:p>0.035</text:p>
          </table:table-cell>
          <table:table-cell table:style-name="Default"/>
          <table:table-cell table:style-name="ce4" table:formula="of:=[.L61]/[.M61]" office:value-type="float" office:value="0.0426452143073396" calcext:value-type="float">
            <text:p>0.04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82]; &quot;-SF-&quot;; [.C82]; &quot;-&quot;; [.D82])" office:value-type="string" office:string-value="tpch_q6-SF-1-non-vectorised" calcext:value-type="string">
            <text:p>tpch_q6-SF-1-non-vectorised</text:p>
          </table:table-cell>
          <table:table-cell table:style-name="ce4" table:formula="of:=[.H62]/[.M62]" office:value-type="float" office:value="0.0897755610972569" calcext:value-type="float">
            <text:p>0.090</text:p>
          </table:table-cell>
          <table:table-cell table:style-name="ce4" table:formula="of:=[.I62]/[.M62]" office:value-type="float" office:value="0.261845386533666" calcext:value-type="float">
            <text:p>0.262</text:p>
          </table:table-cell>
          <table:table-cell table:style-name="ce4" table:formula="of:=[.J62]/[.M62]" office:value-type="float" office:value="0.116375727348296" calcext:value-type="float">
            <text:p>0.116</text:p>
          </table:table-cell>
          <table:table-cell table:style-name="Default"/>
          <table:table-cell table:style-name="ce4" table:formula="of:=[.L62]/[.M62]" office:value-type="float" office:value="0.323635356054309" calcext:value-type="float">
            <text:p>0.32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83]; &quot;-SF-&quot;; [.C83]; &quot;-&quot;; [.D83])" office:value-type="string" office:string-value="tpch_q6-SF-1-vectorised" calcext:value-type="string">
            <text:p>tpch_q6-SF-1-vectorised</text:p>
          </table:table-cell>
          <table:table-cell table:style-name="ce4" table:formula="of:=[.H63]/[.M63]" office:value-type="float" office:value="0.0860124083474337" calcext:value-type="float">
            <text:p>0.086</text:p>
          </table:table-cell>
          <table:table-cell table:style-name="ce4" table:formula="of:=[.I63]/[.M63]" office:value-type="float" office:value="0.262267343485618" calcext:value-type="float">
            <text:p>0.262</text:p>
          </table:table-cell>
          <table:table-cell table:style-name="ce4" table:formula="of:=[.J63]/[.M63]" office:value-type="float" office:value="0.124647490129724" calcext:value-type="float">
            <text:p>0.125</text:p>
          </table:table-cell>
          <table:table-cell table:style-name="Default"/>
          <table:table-cell table:style-name="ce4" table:formula="of:=[.L63]/[.M63]" office:value-type="float" office:value="0.291596164692611" calcext:value-type="float">
            <text:p>0.29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84]; &quot;-SF-&quot;; [.C84]; &quot;-&quot;; [.D84])" office:value-type="string" office:string-value="tpch_q6-SF-10-non-vectorised" calcext:value-type="string">
            <text:p>tpch_q6-SF-10-non-vectorised</text:p>
          </table:table-cell>
          <table:table-cell table:style-name="ce4" table:formula="of:=[.H64]/[.M64]" office:value-type="float" office:value="0.0463495910330203" calcext:value-type="float">
            <text:p>0.046</text:p>
          </table:table-cell>
          <table:table-cell table:style-name="ce4" table:formula="of:=[.I64]/[.M64]" office:value-type="float" office:value="0.146016358679188" calcext:value-type="float">
            <text:p>0.146</text:p>
          </table:table-cell>
          <table:table-cell table:style-name="ce4" table:formula="of:=[.J64]/[.M64]" office:value-type="float" office:value="0.0639200242350803" calcext:value-type="float">
            <text:p>0.064</text:p>
          </table:table-cell>
          <table:table-cell table:style-name="Default"/>
          <table:table-cell table:style-name="ce4" table:formula="of:=[.L64]/[.M64]" office:value-type="float" office:value="0.199485004544078" calcext:value-type="float">
            <text:p>0.199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85]; &quot;-SF-&quot;; [.C85]; &quot;-&quot;; [.D85])" office:value-type="string" office:string-value="tpch_q6-SF-10-vectorised" calcext:value-type="string">
            <text:p>tpch_q6-SF-10-vectorised</text:p>
          </table:table-cell>
          <table:table-cell table:style-name="ce4" table:formula="of:=[.H65]/[.M65]" office:value-type="float" office:value="0.0471406491499227" calcext:value-type="float">
            <text:p>0.047</text:p>
          </table:table-cell>
          <table:table-cell table:style-name="ce4" table:formula="of:=[.I65]/[.M65]" office:value-type="float" office:value="0.146213292117465" calcext:value-type="float">
            <text:p>0.146</text:p>
          </table:table-cell>
          <table:table-cell table:style-name="ce4" table:formula="of:=[.J65]/[.M65]" office:value-type="float" office:value="0.0683153013910356" calcext:value-type="float">
            <text:p>0.068</text:p>
          </table:table-cell>
          <table:table-cell table:style-name="Default"/>
          <table:table-cell table:style-name="ce4" table:formula="of:=[.L65]/[.M65]" office:value-type="float" office:value="0.187480680061824" calcext:value-type="float">
            <text:p>0.187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86]; &quot;-SF-&quot;; [.C86]; &quot;-&quot;; [.D86])" office:value-type="string" office:string-value="tpch_q10-SF-1-non-vectorised" calcext:value-type="string">
            <text:p>tpch_q10-SF-1-non-vectorised</text:p>
          </table:table-cell>
          <table:table-cell table:style-name="ce4" table:formula="of:=[.H66]/[.M66]" office:value-type="float" office:value="0.039797561536692" calcext:value-type="float">
            <text:p>0.040</text:p>
          </table:table-cell>
          <table:table-cell table:style-name="ce4" table:formula="of:=[.I66]/[.M66]" office:value-type="float" office:value="0.121002990568208" calcext:value-type="float">
            <text:p>0.121</text:p>
          </table:table-cell>
          <table:table-cell table:style-name="ce4" table:formula="of:=[.J66]/[.M66]" office:value-type="float" office:value="0.106855302507476" calcext:value-type="float">
            <text:p>0.107</text:p>
          </table:table-cell>
          <table:table-cell table:style-name="Default"/>
          <table:table-cell table:style-name="ce4" table:formula="of:=[.L66]/[.M66]" office:value-type="float" office:value="0.116977225672878" calcext:value-type="float">
            <text:p>0.117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87]; &quot;-SF-&quot;; [.C87]; &quot;-&quot;; [.D87])" office:value-type="string" office:string-value="tpch_q10-SF-1-vectorised" calcext:value-type="string">
            <text:p>tpch_q10-SF-1-vectorised</text:p>
          </table:table-cell>
          <table:table-cell table:style-name="ce4" table:formula="of:=[.H67]/[.M67]" office:value-type="float" office:value="0.034742570113018" calcext:value-type="float">
            <text:p>0.035</text:p>
          </table:table-cell>
          <table:table-cell table:style-name="ce4" table:formula="of:=[.I67]/[.M67]" office:value-type="float" office:value="0.110611134365843" calcext:value-type="float">
            <text:p>0.111</text:p>
          </table:table-cell>
          <table:table-cell table:style-name="ce4" table:formula="of:=[.J67]/[.M67]" office:value-type="float" office:value="0.108099623273336" calcext:value-type="float">
            <text:p>0.108</text:p>
          </table:table-cell>
          <table:table-cell table:style-name="Default"/>
          <table:table-cell table:style-name="ce4" table:formula="of:=[.L67]/[.M67]" office:value-type="float" office:value="0.178945165341147" calcext:value-type="float">
            <text:p>0.179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88]; &quot;-SF-&quot;; [.C88]; &quot;-&quot;; [.D88])" office:value-type="string" office:string-value="tpch_q10-SF-10-non-vectorised" calcext:value-type="string">
            <text:p>tpch_q10-SF-10-non-vectorised</text:p>
          </table:table-cell>
          <table:table-cell table:style-name="ce4" table:formula="of:=[.H68]/[.M68]" office:value-type="float" office:value="0.00541947737245399" calcext:value-type="float">
            <text:p>0.005</text:p>
          </table:table-cell>
          <table:table-cell table:style-name="ce4" table:formula="of:=[.I68]/[.M68]" office:value-type="float" office:value="0.0176173947213308" calcext:value-type="float">
            <text:p>0.018</text:p>
          </table:table-cell>
          <table:table-cell table:style-name="ce4" table:formula="of:=[.J68]/[.M68]" office:value-type="float" office:value="0.0153906608160325" calcext:value-type="float">
            <text:p>0.015</text:p>
          </table:table-cell>
          <table:table-cell table:style-name="Default"/>
          <table:table-cell table:style-name="ce4" table:formula="of:=[.L68]/[.M68]" office:value-type="float" office:value="0.030257384242583" calcext:value-type="float">
            <text:p>0.03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89]; &quot;-SF-&quot;; [.C89]; &quot;-&quot;; [.D89])" office:value-type="string" office:string-value="tpch_q10-SF-10-vectorised" calcext:value-type="string">
            <text:p>tpch_q10-SF-10-vectorised</text:p>
          </table:table-cell>
          <table:table-cell table:style-name="ce4" table:formula="of:=[.H69]/[.M69]" office:value-type="float" office:value="0.00610580965961025" calcext:value-type="float">
            <text:p>0.006</text:p>
          </table:table-cell>
          <table:table-cell table:style-name="ce4" table:formula="of:=[.I69]/[.M69]" office:value-type="float" office:value="0.019560527951446" calcext:value-type="float">
            <text:p>0.020</text:p>
          </table:table-cell>
          <table:table-cell table:style-name="ce4" table:formula="of:=[.J69]/[.M69]" office:value-type="float" office:value="0.0190303828013601" calcext:value-type="float">
            <text:p>0.019</text:p>
          </table:table-cell>
          <table:table-cell table:style-name="Default"/>
          <table:table-cell table:style-name="ce4" table:formula="of:=[.L69]/[.M69]" office:value-type="float" office:value="0.0249716646557712" calcext:value-type="float">
            <text:p>0.025</text:p>
          </table:table-cell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Overhead compared to execution-time</text:p>
          </table:table-cell>
          <table:table-cell table:number-columns-repeated="4"/>
          <table:table-cell table:style-name="Default"/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92]; &quot;-SF-&quot;; [.C92]; &quot;-&quot;; [.D92])" office:value-type="string" office:string-value="tpch_q1-SF-1-non-vectorised" calcext:value-type="string">
            <text:p>tpch_q1-SF-1-non-vectorised</text:p>
          </table:table-cell>
          <table:table-cell table:style-name="ce4" table:formula="of:=[.H54]/[.K54]" office:value-type="float" office:value="0.125984251968504" calcext:value-type="float">
            <text:p>0.126</text:p>
          </table:table-cell>
          <table:table-cell table:style-name="ce4" table:formula="of:=[.I54]/[.K54]" office:value-type="float" office:value="0.381889763779528" calcext:value-type="float">
            <text:p>0.382</text:p>
          </table:table-cell>
          <table:table-cell table:style-name="ce4" table:formula="of:=[.J54]/[.K54]" office:value-type="float" office:value="0.233070866141732" calcext:value-type="float">
            <text:p>0.233</text:p>
          </table:table-cell>
          <table:table-cell table:style-name="ce4"/>
          <table:table-cell table:style-name="ce4" table:formula="of:=[.L54]/[.K54]" office:value-type="float" office:value="0.394488188976378" calcext:value-type="float">
            <text:p>0.39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93]; &quot;-SF-&quot;; [.C93]; &quot;-&quot;; [.D93])" office:value-type="string" office:string-value="tpch_q1-SF-1-vectorised" calcext:value-type="string">
            <text:p>tpch_q1-SF-1-vectorised</text:p>
          </table:table-cell>
          <table:table-cell table:style-name="ce4" table:formula="of:=[.H55]/[.K55]" office:value-type="float" office:value="0.0836265223274696" calcext:value-type="float">
            <text:p>0.084</text:p>
          </table:table-cell>
          <table:table-cell table:style-name="ce4" table:formula="of:=[.I55]/[.K55]" office:value-type="float" office:value="0.265223274695535" calcext:value-type="float">
            <text:p>0.265</text:p>
          </table:table-cell>
          <table:table-cell table:style-name="ce4" table:formula="of:=[.J55]/[.K55]" office:value-type="float" office:value="0.179431664411367" calcext:value-type="float">
            <text:p>0.179</text:p>
          </table:table-cell>
          <table:table-cell table:style-name="ce4"/>
          <table:table-cell table:style-name="ce4" table:formula="of:=[.L55]/[.K55]" office:value-type="float" office:value="0.259269282814614" calcext:value-type="float">
            <text:p>0.259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94]; &quot;-SF-&quot;; [.C94]; &quot;-&quot;; [.D94])" office:value-type="string" office:string-value="tpch_q1-SF-10-non-vectorised" calcext:value-type="string">
            <text:p>tpch_q1-SF-10-non-vectorised</text:p>
          </table:table-cell>
          <table:table-cell table:style-name="ce4" table:formula="of:=[.H56]/[.K56]" office:value-type="float" office:value="0.0159455517744288" calcext:value-type="float">
            <text:p>0.016</text:p>
          </table:table-cell>
          <table:table-cell table:style-name="ce4" table:formula="of:=[.I56]/[.K56]" office:value-type="float" office:value="0.0478366553232863" calcext:value-type="float">
            <text:p>0.048</text:p>
          </table:table-cell>
          <table:table-cell table:style-name="ce4" table:formula="of:=[.J56]/[.K56]" office:value-type="float" office:value="0.0288770053475936" calcext:value-type="float">
            <text:p>0.029</text:p>
          </table:table-cell>
          <table:table-cell table:style-name="ce4"/>
          <table:table-cell table:style-name="ce4" table:formula="of:=[.L56]/[.K56]" office:value-type="float" office:value="0.0473505104521148" calcext:value-type="float">
            <text:p>0.047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95]; &quot;-SF-&quot;; [.C95]; &quot;-&quot;; [.D95])" office:value-type="string" office:string-value="tpch_q1-SF-10-vectorised" calcext:value-type="string">
            <text:p>tpch_q1-SF-10-vectorised</text:p>
          </table:table-cell>
          <table:table-cell table:style-name="ce4" table:formula="of:=[.H57]/[.K57]" office:value-type="float" office:value="0.010758285615131" calcext:value-type="float">
            <text:p>0.011</text:p>
          </table:table-cell>
          <table:table-cell table:style-name="ce4" table:formula="of:=[.I57]/[.K57]" office:value-type="float" office:value="0.0344612181155648" calcext:value-type="float">
            <text:p>0.034</text:p>
          </table:table-cell>
          <table:table-cell table:style-name="ce4" table:formula="of:=[.J57]/[.K57]" office:value-type="float" office:value="0.0231129619989589" calcext:value-type="float">
            <text:p>0.023</text:p>
          </table:table-cell>
          <table:table-cell table:style-name="ce4"/>
          <table:table-cell table:style-name="ce4" table:formula="of:=[.L57]/[.K57]" office:value-type="float" office:value="0.034530626409856" calcext:value-type="float">
            <text:p>0.03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96]; &quot;-SF-&quot;; [.C96]; &quot;-&quot;; [.D96])" office:value-type="string" office:string-value="tpch_q3-SF-1-non-vectorised" calcext:value-type="string">
            <text:p>tpch_q3-SF-1-non-vectorised</text:p>
          </table:table-cell>
          <table:table-cell table:style-name="ce4" table:formula="of:=[.H58]/[.K58]" office:value-type="float" office:value="0.161426560300328" calcext:value-type="float">
            <text:p>0.161</text:p>
          </table:table-cell>
          <table:table-cell table:style-name="ce4" table:formula="of:=[.I58]/[.K58]" office:value-type="float" office:value="0.481933364617551" calcext:value-type="float">
            <text:p>0.482</text:p>
          </table:table-cell>
          <table:table-cell table:style-name="ce4" table:formula="of:=[.J58]/[.K58]" office:value-type="float" office:value="0.343969967151572" calcext:value-type="float">
            <text:p>0.344</text:p>
          </table:table-cell>
          <table:table-cell table:style-name="ce4"/>
          <table:table-cell table:style-name="ce4" table:formula="of:=[.L58]/[.K58]" office:value-type="float" office:value="0.434068512435476" calcext:value-type="float">
            <text:p>0.43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97]; &quot;-SF-&quot;; [.C97]; &quot;-&quot;; [.D97])" office:value-type="string" office:string-value="tpch_q3-SF-1-vectorised" calcext:value-type="string">
            <text:p>tpch_q3-SF-1-vectorised</text:p>
          </table:table-cell>
          <table:table-cell table:style-name="ce4" table:formula="of:=[.H59]/[.K59]" office:value-type="float" office:value="0.121121495327103" calcext:value-type="float">
            <text:p>0.121</text:p>
          </table:table-cell>
          <table:table-cell table:style-name="ce4" table:formula="of:=[.I59]/[.K59]" office:value-type="float" office:value="0.380934579439252" calcext:value-type="float">
            <text:p>0.381</text:p>
          </table:table-cell>
          <table:table-cell table:style-name="ce4" table:formula="of:=[.J59]/[.K59]" office:value-type="float" office:value="0.299065420560748" calcext:value-type="float">
            <text:p>0.299</text:p>
          </table:table-cell>
          <table:table-cell table:style-name="ce4"/>
          <table:table-cell table:style-name="ce4" table:formula="of:=[.L59]/[.K59]" office:value-type="float" office:value="0.365233644859813" calcext:value-type="float">
            <text:p>0.36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98]; &quot;-SF-&quot;; [.C98]; &quot;-&quot;; [.D98])" office:value-type="string" office:string-value="tpch_q3-SF-10-non-vectorised" calcext:value-type="string">
            <text:p>tpch_q3-SF-10-non-vectorised</text:p>
          </table:table-cell>
          <table:table-cell table:style-name="ce4" table:formula="of:=[.H60]/[.K60]" office:value-type="float" office:value="0.0165306018964556" calcext:value-type="float">
            <text:p>0.017</text:p>
          </table:table-cell>
          <table:table-cell table:style-name="ce4" table:formula="of:=[.I60]/[.K60]" office:value-type="float" office:value="0.0530906140662238" calcext:value-type="float">
            <text:p>0.053</text:p>
          </table:table-cell>
          <table:table-cell table:style-name="ce4" table:formula="of:=[.J60]/[.K60]" office:value-type="float" office:value="0.0373713300542569" calcext:value-type="float">
            <text:p>0.037</text:p>
          </table:table-cell>
          <table:table-cell table:style-name="ce4"/>
          <table:table-cell table:style-name="ce4" table:formula="of:=[.L60]/[.K60]" office:value-type="float" office:value="0.0496425130571473" calcext:value-type="float">
            <text:p>0.05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99]; &quot;-SF-&quot;; [.C99]; &quot;-&quot;; [.D99])" office:value-type="string" office:string-value="tpch_q3-SF-10-vectorised" calcext:value-type="string">
            <text:p>tpch_q3-SF-10-vectorised</text:p>
          </table:table-cell>
          <table:table-cell table:style-name="ce4" table:formula="of:=[.H61]/[.K61]" office:value-type="float" office:value="0.0163803035615889" calcext:value-type="float">
            <text:p>0.016</text:p>
          </table:table-cell>
          <table:table-cell table:style-name="ce4" table:formula="of:=[.I61]/[.K61]" office:value-type="float" office:value="0.0520462856284126" calcext:value-type="float">
            <text:p>0.052</text:p>
          </table:table-cell>
          <table:table-cell table:style-name="ce4" table:formula="of:=[.J61]/[.K61]" office:value-type="float" office:value="0.0403746931823874" calcext:value-type="float">
            <text:p>0.040</text:p>
          </table:table-cell>
          <table:table-cell table:style-name="ce4"/>
          <table:table-cell table:style-name="ce4" table:formula="of:=[.L61]/[.K61]" office:value-type="float" office:value="0.0493913740419776" calcext:value-type="float">
            <text:p>0.049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100]; &quot;-SF-&quot;; [.C100]; &quot;-&quot;; [.D100])" office:value-type="string" office:string-value="tpch_q6-SF-1-non-vectorised" calcext:value-type="string">
            <text:p>tpch_q6-SF-1-non-vectorised</text:p>
          </table:table-cell>
          <table:table-cell table:style-name="ce4" table:formula="of:=[.H62]/[.K62]" office:value-type="float" office:value="0.430851063829787" calcext:value-type="float">
            <text:p>0.431</text:p>
          </table:table-cell>
          <table:table-cell table:style-name="ce4" table:formula="of:=[.I62]/[.K62]" office:value-type="float" office:value="1.25664893617021" calcext:value-type="float">
            <text:p>1.257</text:p>
          </table:table-cell>
          <table:table-cell table:style-name="ce4" table:formula="of:=[.J62]/[.K62]" office:value-type="float" office:value="0.558510638297872" calcext:value-type="float">
            <text:p>0.559</text:p>
          </table:table-cell>
          <table:table-cell table:style-name="ce4"/>
          <table:table-cell table:style-name="ce4" table:formula="of:=[.L62]/[.K62]" office:value-type="float" office:value="1.5531914893617" calcext:value-type="float">
            <text:p>1.55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101]; &quot;-SF-&quot;; [.C101]; &quot;-&quot;; [.D101])" office:value-type="string" office:string-value="tpch_q6-SF-1-vectorised" calcext:value-type="string">
            <text:p>tpch_q6-SF-1-vectorised</text:p>
          </table:table-cell>
          <table:table-cell table:style-name="ce4" table:formula="of:=[.H63]/[.K63]" office:value-type="float" office:value="0.365269461077844" calcext:value-type="float">
            <text:p>0.365</text:p>
          </table:table-cell>
          <table:table-cell table:style-name="ce4" table:formula="of:=[.I63]/[.K63]" office:value-type="float" office:value="1.11377245508982" calcext:value-type="float">
            <text:p>1.114</text:p>
          </table:table-cell>
          <table:table-cell table:style-name="ce4" table:formula="of:=[.J63]/[.K63]" office:value-type="float" office:value="0.52934131736527" calcext:value-type="float">
            <text:p>0.529</text:p>
          </table:table-cell>
          <table:table-cell table:style-name="ce4"/>
          <table:table-cell table:style-name="ce4" table:formula="of:=[.L63]/[.K63]" office:value-type="float" office:value="1.23832335329341" calcext:value-type="float">
            <text:p>1.23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102]; &quot;-SF-&quot;; [.C102]; &quot;-&quot;; [.D102])" office:value-type="string" office:string-value="tpch_q6-SF-10-non-vectorised" calcext:value-type="string">
            <text:p>tpch_q6-SF-10-non-vectorised</text:p>
          </table:table-cell>
          <table:table-cell table:style-name="ce4" table:formula="of:=[.H64]/[.K64]" office:value-type="float" office:value="0.0851655997773448" calcext:value-type="float">
            <text:p>0.085</text:p>
          </table:table-cell>
          <table:table-cell table:style-name="ce4" table:formula="of:=[.I64]/[.K64]" office:value-type="float" office:value="0.268299471193988" calcext:value-type="float">
            <text:p>0.268</text:p>
          </table:table-cell>
          <table:table-cell table:style-name="ce4" table:formula="of:=[.J64]/[.K64]" office:value-type="float" office:value="0.11745059838575" calcext:value-type="float">
            <text:p>0.117</text:p>
          </table:table-cell>
          <table:table-cell table:style-name="ce4"/>
          <table:table-cell table:style-name="ce4" table:formula="of:=[.L64]/[.K64]" office:value-type="float" office:value="0.366546061786808" calcext:value-type="float">
            <text:p>0.367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103]; &quot;-SF-&quot;; [.C103]; &quot;-&quot;; [.D103])" office:value-type="string" office:string-value="tpch_q6-SF-10-vectorised" calcext:value-type="string">
            <text:p>tpch_q6-SF-10-vectorised</text:p>
          </table:table-cell>
          <table:table-cell table:style-name="ce4" table:formula="of:=[.H65]/[.K65]" office:value-type="float" office:value="0.0855780022446689" calcext:value-type="float">
            <text:p>0.086</text:p>
          </table:table-cell>
          <table:table-cell table:style-name="ce4" table:formula="of:=[.I65]/[.K65]" office:value-type="float" office:value="0.265432098765432" calcext:value-type="float">
            <text:p>0.265</text:p>
          </table:table-cell>
          <table:table-cell table:style-name="ce4" table:formula="of:=[.J65]/[.K65]" office:value-type="float" office:value="0.124017957351291" calcext:value-type="float">
            <text:p>0.124</text:p>
          </table:table-cell>
          <table:table-cell table:style-name="ce4"/>
          <table:table-cell table:style-name="ce4" table:formula="of:=[.L65]/[.K65]" office:value-type="float" office:value="0.340347923681257" calcext:value-type="float">
            <text:p>0.34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104]; &quot;-SF-&quot;; [.C104]; &quot;-&quot;; [.D104])" office:value-type="string" office:string-value="tpch_q10-SF-1-non-vectorised" calcext:value-type="string">
            <text:p>tpch_q10-SF-1-non-vectorised</text:p>
          </table:table-cell>
          <table:table-cell table:style-name="ce4" table:formula="of:=[.H66]/[.K66]" office:value-type="float" office:value="0.0646728971962617" calcext:value-type="float">
            <text:p>0.065</text:p>
          </table:table-cell>
          <table:table-cell table:style-name="ce4" table:formula="of:=[.I66]/[.K66]" office:value-type="float" office:value="0.196635514018692" calcext:value-type="float">
            <text:p>0.197</text:p>
          </table:table-cell>
          <table:table-cell table:style-name="ce4" table:formula="of:=[.J66]/[.K66]" office:value-type="float" office:value="0.173644859813084" calcext:value-type="float">
            <text:p>0.174</text:p>
          </table:table-cell>
          <table:table-cell table:style-name="ce4"/>
          <table:table-cell table:style-name="ce4" table:formula="of:=[.L66]/[.K66]" office:value-type="float" office:value="0.190093457943925" calcext:value-type="float">
            <text:p>0.19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105]; &quot;-SF-&quot;; [.C105]; &quot;-&quot;; [.D105])" office:value-type="string" office:string-value="tpch_q10-SF-1-vectorised" calcext:value-type="string">
            <text:p>tpch_q10-SF-1-vectorised</text:p>
          </table:table-cell>
          <table:table-cell table:style-name="ce4" table:formula="of:=[.H67]/[.K67]" office:value-type="float" office:value="0.0612094395280236" calcext:value-type="float">
            <text:p>0.061</text:p>
          </table:table-cell>
          <table:table-cell table:style-name="ce4" table:formula="of:=[.I67]/[.K67]" office:value-type="float" office:value="0.194874631268437" calcext:value-type="float">
            <text:p>0.195</text:p>
          </table:table-cell>
          <table:table-cell table:style-name="ce4" table:formula="of:=[.J67]/[.K67]" office:value-type="float" office:value="0.190449852507375" calcext:value-type="float">
            <text:p>0.190</text:p>
          </table:table-cell>
          <table:table-cell table:style-name="ce4"/>
          <table:table-cell table:style-name="ce4" table:formula="of:=[.L67]/[.K67]" office:value-type="float" office:value="0.315265486725664" calcext:value-type="float">
            <text:p>0.31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106]; &quot;-SF-&quot;; [.C106]; &quot;-&quot;; [.D106])" office:value-type="string" office:string-value="tpch_q10-SF-10-non-vectorised" calcext:value-type="string">
            <text:p>tpch_q10-SF-10-non-vectorised</text:p>
          </table:table-cell>
          <table:table-cell table:style-name="ce4" table:formula="of:=[.H68]/[.K68]" office:value-type="float" office:value="0.00581916632970588" calcext:value-type="float">
            <text:p>0.006</text:p>
          </table:table-cell>
          <table:table-cell table:style-name="ce4" table:formula="of:=[.I68]/[.K68]" office:value-type="float" office:value="0.0189166857122765" calcext:value-type="float">
            <text:p>0.019</text:p>
          </table:table-cell>
          <table:table-cell table:style-name="ce4" table:formula="of:=[.J68]/[.K68]" office:value-type="float" office:value="0.0165257291538475" calcext:value-type="float">
            <text:p>0.017</text:p>
          </table:table-cell>
          <table:table-cell table:style-name="ce4"/>
          <table:table-cell table:style-name="ce4" table:formula="of:=[.L68]/[.K68]" office:value-type="float" office:value="0.032488880293947" calcext:value-type="float">
            <text:p>0.03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107]; &quot;-SF-&quot;; [.C107]; &quot;-&quot;; [.D107])" office:value-type="string" office:string-value="tpch_q10-SF-10-vectorised" calcext:value-type="string">
            <text:p>tpch_q10-SF-10-vectorised</text:p>
          </table:table-cell>
          <table:table-cell table:style-name="ce4" table:formula="of:=[.H69]/[.K69]" office:value-type="float" office:value="0.00656304651117093" calcext:value-type="float">
            <text:p>0.007</text:p>
          </table:table-cell>
          <table:table-cell table:style-name="ce4" table:formula="of:=[.I69]/[.K69]" office:value-type="float" office:value="0.0210253286435716" calcext:value-type="float">
            <text:p>0.021</text:p>
          </table:table-cell>
          <table:table-cell table:style-name="ce4" table:formula="of:=[.J69]/[.K69]" office:value-type="float" office:value="0.0204554832878112" calcext:value-type="float">
            <text:p>0.020</text:p>
          </table:table-cell>
          <table:table-cell table:style-name="ce4"/>
          <table:table-cell table:style-name="ce4" table:formula="of:=[.L69]/[.K69]" office:value-type="float" office:value="0.0268416812402978" calcext:value-type="float">
            <text:p>0.027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30">
      <number:number number:decimal-places="18" number:min-decimal-places="18" number:min-integer-digits="1"/>
    </number:number-style>
    <number:number-style style:name="N131">
      <number:number number:decimal-places="19" number:min-decimal-places="19" number:min-integer-digits="1"/>
    </number:number-style>
    <number:number-style style:name="N132">
      <number:number number:decimal-places="20" number:min-decimal-places="20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08:57:03.0167732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3T09:03:38.636691577</dc:date>
    <meta:editing-duration>PT1H59M36S</meta:editing-duration>
    <meta:editing-cycles>15</meta:editing-cycles>
    <meta:generator>LibreOffice/7.6.2.1$Linux_X86_64 LibreOffice_project/60$Build-1</meta:generator>
    <meta:document-statistic meta:table-count="1" meta:cell-count="125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3.843cm" svg:height="26.974cm" xlink:href=".." xlink:type="simple" chart:class="chart:bar" chart:style-name="ch1">
        <chart:title svg:x="21.136cm" svg:y="0.675cm" chart:style-name="ch2">
          <text:p>Running-time divide of several AethraDB stages Dell XPS</text:p>
        </chart:title>
        <chart:legend chart:legend-position="end" svg:x="49.887cm" svg:y="12.192cm" style:legend-expansion="high" chart:style-name="ch3"/>
        <chart:plot-area chart:style-name="ch4" table:cell-range-address="main_method_benchmark_R440.G1:main_method_benchmark_R440.L69" chart:data-source-has-labels="both" svg:x="1.076cm" svg:y="1.993cm" svg:width="47.735cm" svg:height="24.442cm">
          <chart:coordinate-region svg:x="4.853cm" svg:y="2.192cm" svg:width="43.958cm" svg:height="18.324cm"/>
          <chart:axis chart:dimension="x" chart:name="primary-x" chart:style-name="ch5" chartooo:axis-type="auto">
            <chartooo:date-scale/>
            <chart:categories table:cell-range-address="main_method_benchmark_R440.G2:main_method_benchmark_R440.G6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in_method_benchmark_R440.H2:main_method_benchmark_R440.H69" chart:label-cell-address="main_method_benchmark_R440.H1:main_method_benchmark_R440.H1" chart:class="chart:bar">
            <chart:data-point chart:repeated="68"/>
          </chart:series>
          <chart:series chart:style-name="ch9" chart:values-cell-range-address="main_method_benchmark_R440.I2:main_method_benchmark_R440.I69" chart:label-cell-address="main_method_benchmark_R440.I1:main_method_benchmark_R440.I1" chart:class="chart:bar">
            <chart:data-point chart:repeated="68"/>
          </chart:series>
          <chart:series chart:style-name="ch10" chart:values-cell-range-address="main_method_benchmark_R440.J2:main_method_benchmark_R440.J69" chart:label-cell-address="main_method_benchmark_R440.J1:main_method_benchmark_R440.J1" chart:class="chart:bar">
            <chart:data-point chart:repeated="68"/>
          </chart:series>
          <chart:series chart:style-name="ch11" chart:values-cell-range-address="main_method_benchmark_R440.K2:main_method_benchmark_R440.K69" chart:label-cell-address="main_method_benchmark_R440.K1:main_method_benchmark_R440.K1" chart:class="chart:bar">
            <chart:data-point chart:repeated="68"/>
          </chart:series>
          <chart:series chart:style-name="ch12" chart:values-cell-range-address="main_method_benchmark_R440.L2:main_method_benchmark_R440.L69" chart:label-cell-address="main_method_benchmark_R440.L1:main_method_benchmark_R440.L1" chart:class="chart:bar">
            <chart:data-point chart:repeated="6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ing-Time</text:p>
                <draw:g>
                  <svg:desc>main_method_benchmark_R440.H1:main_method_benchmark_R440.H1</svg:desc>
                </draw:g>
              </table:table-cell>
              <table:table-cell office:value-type="string">
                <text:p>Codegen-Time</text:p>
                <draw:g>
                  <svg:desc>main_method_benchmark_R440.I1:main_method_benchmark_R440.I1</svg:desc>
                </draw:g>
              </table:table-cell>
              <table:table-cell office:value-type="string">
                <text:p>Compilation-Time</text:p>
                <draw:g>
                  <svg:desc>main_method_benchmark_R440.J1:main_method_benchmark_R440.J1</svg:desc>
                </draw:g>
              </table:table-cell>
              <table:table-cell office:value-type="string">
                <text:p>Execution-Time</text:p>
                <draw:g>
                  <svg:desc>main_method_benchmark_R440.K1:main_method_benchmark_R440.K1</svg:desc>
                </draw:g>
              </table:table-cell>
              <table:table-cell office:value-type="string">
                <text:p>Remaining Overhead</text:p>
                <draw:g>
                  <svg:desc>main_method_benchmark_R440.L1:main_method_benchmark_R440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lter_query_int_rest_1-SF-1-non-vectorised</text:p>
                <draw:g>
                  <svg:desc>main_method_benchmark_R440.G2:main_method_benchmark_R440.G69</svg:desc>
                </draw:g>
              </table:table-cell>
              <table:table-cell office:value-type="float" office:value="21.4">
                <text:p>21.4</text:p>
                <draw:g>
                  <svg:desc>main_method_benchmark_R440.H2:main_method_benchmark_R440.H69</svg:desc>
                </draw:g>
              </table:table-cell>
              <table:table-cell office:value-type="float" office:value="96.2">
                <text:p>96.2</text:p>
                <draw:g>
                  <svg:desc>main_method_benchmark_R440.I2:main_method_benchmark_R440.I69</svg:desc>
                </draw:g>
              </table:table-cell>
              <table:table-cell office:value-type="float" office:value="39">
                <text:p>39</text:p>
                <draw:g>
                  <svg:desc>main_method_benchmark_R440.J2:main_method_benchmark_R440.J69</svg:desc>
                </draw:g>
              </table:table-cell>
              <table:table-cell office:value-type="float" office:value="128.6">
                <text:p>128.6</text:p>
                <draw:g>
                  <svg:desc>main_method_benchmark_R440.K2:main_method_benchmark_R440.K69</svg:desc>
                </draw:g>
              </table:table-cell>
              <table:table-cell office:value-type="float" office:value="97">
                <text:p>97</text:p>
                <draw:g>
                  <svg:desc>main_method_benchmark_R440.L2:main_method_benchmark_R440.L69</svg:desc>
                </draw:g>
              </table:table-cell>
            </table:table-row>
            <table:table-row>
              <table:table-cell office:value-type="string">
                <text:p>filter_query_int_rest_1-SF-1-vectorised</text:p>
              </table:table-cell>
              <table:table-cell office:value-type="float" office:value="21.3">
                <text:p>21.3</text:p>
              </table:table-cell>
              <table:table-cell office:value-type="float" office:value="93.7">
                <text:p>93.7</text:p>
              </table:table-cell>
              <table:table-cell office:value-type="float" office:value="39.9">
                <text:p>39.9</text:p>
              </table:table-cell>
              <table:table-cell office:value-type="float" office:value="113.4">
                <text:p>113.4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string">
                <text:p>filter_query_int_rest_1-SF-10-non-vectorised</text:p>
              </table:table-cell>
              <table:table-cell office:value-type="float" office:value="23.3">
                <text:p>23.3</text:p>
              </table:table-cell>
              <table:table-cell office:value-type="float" office:value="100.9">
                <text:p>100.9</text:p>
              </table:table-cell>
              <table:table-cell office:value-type="float" office:value="39.5">
                <text:p>39.5</text:p>
              </table:table-cell>
              <table:table-cell office:value-type="float" office:value="770.1">
                <text:p>770.1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string">
                <text:p>filter_query_int_rest_1-SF-10-vectorised</text:p>
              </table:table-cell>
              <table:table-cell office:value-type="float" office:value="21.6">
                <text:p>21.6</text:p>
              </table:table-cell>
              <table:table-cell office:value-type="float" office:value="97.6">
                <text:p>97.6</text:p>
              </table:table-cell>
              <table:table-cell office:value-type="float" office:value="39.4">
                <text:p>39.4</text:p>
              </table:table-cell>
              <table:table-cell office:value-type="float" office:value="576.1">
                <text:p>576.1</text:p>
              </table:table-cell>
              <table:table-cell office:value-type="float" office:value="95.5999999999999">
                <text:p>95.5999999999999</text:p>
              </table:table-cell>
            </table:table-row>
            <table:table-row>
              <table:table-cell office:value-type="string">
                <text:p>filter_query_int_rest_1-SF-20-non-vectorised</text:p>
              </table:table-cell>
              <table:table-cell office:value-type="float" office:value="23.6">
                <text:p>23.6</text:p>
              </table:table-cell>
              <table:table-cell office:value-type="float" office:value="103.6">
                <text:p>103.6</text:p>
              </table:table-cell>
              <table:table-cell office:value-type="float" office:value="39.6">
                <text:p>39.6</text:p>
              </table:table-cell>
              <table:table-cell office:value-type="float" office:value="1428.2">
                <text:p>1428.2</text:p>
              </table:table-cell>
              <table:table-cell office:value-type="float" office:value="94.9000000000001">
                <text:p>94.9000000000001</text:p>
              </table:table-cell>
            </table:table-row>
            <table:table-row>
              <table:table-cell office:value-type="string">
                <text:p>filter_query_int_rest_1-SF-20-vectorised</text:p>
              </table:table-cell>
              <table:table-cell office:value-type="float" office:value="21.7">
                <text:p>21.7</text:p>
              </table:table-cell>
              <table:table-cell office:value-type="float" office:value="100.5">
                <text:p>100.5</text:p>
              </table:table-cell>
              <table:table-cell office:value-type="float" office:value="39.2">
                <text:p>39.2</text:p>
              </table:table-cell>
              <table:table-cell office:value-type="float" office:value="976">
                <text:p>976</text:p>
              </table:table-cell>
              <table:table-cell office:value-type="float" office:value="95.5999999999999">
                <text:p>95.5999999999999</text:p>
              </table:table-cell>
            </table:table-row>
            <table:table-row>
              <table:table-cell office:value-type="string">
                <text:p>filter_query_int_rest_2-SF-1-non-vectorised</text:p>
              </table:table-cell>
              <table:table-cell office:value-type="float" office:value="22.7">
                <text:p>22.7</text:p>
              </table:table-cell>
              <table:table-cell office:value-type="float" office:value="95.7">
                <text:p>95.7</text:p>
              </table:table-cell>
              <table:table-cell office:value-type="float" office:value="38.9">
                <text:p>38.9</text:p>
              </table:table-cell>
              <table:table-cell office:value-type="float" office:value="119.1">
                <text:p>119.1</text:p>
              </table:table-cell>
              <table:table-cell office:value-type="float" office:value="103.8">
                <text:p>103.8</text:p>
              </table:table-cell>
            </table:table-row>
            <table:table-row>
              <table:table-cell office:value-type="string">
                <text:p>filter_query_int_rest_2-SF-1-vectorised</text:p>
              </table:table-cell>
              <table:table-cell office:value-type="float" office:value="21.2">
                <text:p>21.2</text:p>
              </table:table-cell>
              <table:table-cell office:value-type="float" office:value="94.2">
                <text:p>94.2</text:p>
              </table:table-cell>
              <table:table-cell office:value-type="float" office:value="39.5">
                <text:p>39.5</text:p>
              </table:table-cell>
              <table:table-cell office:value-type="float" office:value="111.2">
                <text:p>111.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filter_query_int_rest_2-SF-10-non-vectorised</text:p>
              </table:table-cell>
              <table:table-cell office:value-type="float" office:value="22.4">
                <text:p>22.4</text:p>
              </table:table-cell>
              <table:table-cell office:value-type="float" office:value="99.4">
                <text:p>99.4</text:p>
              </table:table-cell>
              <table:table-cell office:value-type="float" office:value="39.2">
                <text:p>39.2</text:p>
              </table:table-cell>
              <table:table-cell office:value-type="float" office:value="931.4">
                <text:p>931.4</text:p>
              </table:table-cell>
              <table:table-cell office:value-type="float" office:value="94.8999999999999">
                <text:p>94.8999999999999</text:p>
              </table:table-cell>
            </table:table-row>
            <table:table-row>
              <table:table-cell office:value-type="string">
                <text:p>filter_query_int_rest_2-SF-10-vectorised</text:p>
              </table:table-cell>
              <table:table-cell office:value-type="float" office:value="21.7">
                <text:p>21.7</text:p>
              </table:table-cell>
              <table:table-cell office:value-type="float" office:value="98.6">
                <text:p>98.6</text:p>
              </table:table-cell>
              <table:table-cell office:value-type="float" office:value="39.6">
                <text:p>39.6</text:p>
              </table:table-cell>
              <table:table-cell office:value-type="float" office:value="565.8">
                <text:p>565.8</text:p>
              </table:table-cell>
              <table:table-cell office:value-type="float" office:value="97.7000000000001">
                <text:p>97.7000000000001</text:p>
              </table:table-cell>
            </table:table-row>
            <table:table-row>
              <table:table-cell office:value-type="string">
                <text:p>filter_query_int_rest_2-SF-20-non-vectorised</text:p>
              </table:table-cell>
              <table:table-cell office:value-type="float" office:value="23.6">
                <text:p>23.6</text:p>
              </table:table-cell>
              <table:table-cell office:value-type="float" office:value="102.8">
                <text:p>102.8</text:p>
              </table:table-cell>
              <table:table-cell office:value-type="float" office:value="39.2">
                <text:p>39.2</text:p>
              </table:table-cell>
              <table:table-cell office:value-type="float" office:value="1633.8">
                <text:p>1633.8</text:p>
              </table:table-cell>
              <table:table-cell office:value-type="float" office:value="97.4000000000001">
                <text:p>97.4000000000001</text:p>
              </table:table-cell>
            </table:table-row>
            <table:table-row>
              <table:table-cell office:value-type="string">
                <text:p>filter_query_int_rest_2-SF-20-vectorised</text:p>
              </table:table-cell>
              <table:table-cell office:value-type="float" office:value="21.9">
                <text:p>21.9</text:p>
              </table:table-cell>
              <table:table-cell office:value-type="float" office:value="101.2">
                <text:p>101.2</text:p>
              </table:table-cell>
              <table:table-cell office:value-type="float" office:value="39.5">
                <text:p>39.5</text:p>
              </table:table-cell>
              <table:table-cell office:value-type="float" office:value="1073.8">
                <text:p>1073.8</text:p>
              </table:table-cell>
              <table:table-cell office:value-type="float" office:value="98.8000000000002">
                <text:p>98.8000000000002</text:p>
              </table:table-cell>
            </table:table-row>
            <table:table-row>
              <table:table-cell office:value-type="string">
                <text:p>filter_query_int_rest_3-SF-1-non-vectorised</text:p>
              </table:table-cell>
              <table:table-cell office:value-type="float" office:value="22">
                <text:p>22</text:p>
              </table:table-cell>
              <table:table-cell office:value-type="float" office:value="95">
                <text:p>95</text:p>
              </table:table-cell>
              <table:table-cell office:value-type="float" office:value="38.7">
                <text:p>38.7</text:p>
              </table:table-cell>
              <table:table-cell office:value-type="float" office:value="133.4">
                <text:p>133.4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filter_query_int_rest_3-SF-1-vectorised</text:p>
              </table:table-cell>
              <table:table-cell office:value-type="float" office:value="21.3">
                <text:p>21.3</text:p>
              </table:table-cell>
              <table:table-cell office:value-type="float" office:value="94.2">
                <text:p>94.2</text:p>
              </table:table-cell>
              <table:table-cell office:value-type="float" office:value="39.3">
                <text:p>39.3</text:p>
              </table:table-cell>
              <table:table-cell office:value-type="float" office:value="128.4">
                <text:p>128.4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filter_query_int_rest_3-SF-10-non-vectorised</text:p>
              </table:table-cell>
              <table:table-cell office:value-type="float" office:value="23.2">
                <text:p>23.2</text:p>
              </table:table-cell>
              <table:table-cell office:value-type="float" office:value="99.3">
                <text:p>99.3</text:p>
              </table:table-cell>
              <table:table-cell office:value-type="float" office:value="39">
                <text:p>39</text:p>
              </table:table-cell>
              <table:table-cell office:value-type="float" office:value="1110.6">
                <text:p>1110.6</text:p>
              </table:table-cell>
              <table:table-cell office:value-type="float" office:value="94.8000000000002">
                <text:p>94.8000000000002</text:p>
              </table:table-cell>
            </table:table-row>
            <table:table-row>
              <table:table-cell office:value-type="string">
                <text:p>filter_query_int_rest_3-SF-10-vectorised</text:p>
              </table:table-cell>
              <table:table-cell office:value-type="float" office:value="21.6">
                <text:p>21.6</text:p>
              </table:table-cell>
              <table:table-cell office:value-type="float" office:value="98.7">
                <text:p>98.7</text:p>
              </table:table-cell>
              <table:table-cell office:value-type="float" office:value="39.9">
                <text:p>39.9</text:p>
              </table:table-cell>
              <table:table-cell office:value-type="float" office:value="862.6">
                <text:p>862.6</text:p>
              </table:table-cell>
              <table:table-cell office:value-type="float" office:value="94.4000000000001">
                <text:p>94.4000000000001</text:p>
              </table:table-cell>
            </table:table-row>
            <table:table-row>
              <table:table-cell office:value-type="string">
                <text:p>filter_query_int_rest_3-SF-20-non-vectorised</text:p>
              </table:table-cell>
              <table:table-cell office:value-type="float" office:value="23.4">
                <text:p>23.4</text:p>
              </table:table-cell>
              <table:table-cell office:value-type="float" office:value="104.3">
                <text:p>104.3</text:p>
              </table:table-cell>
              <table:table-cell office:value-type="float" office:value="39.5">
                <text:p>39.5</text:p>
              </table:table-cell>
              <table:table-cell office:value-type="float" office:value="1977.7">
                <text:p>1977.7</text:p>
              </table:table-cell>
              <table:table-cell office:value-type="float" office:value="96.9000000000001">
                <text:p>96.9000000000001</text:p>
              </table:table-cell>
            </table:table-row>
            <table:table-row>
              <table:table-cell office:value-type="string">
                <text:p>filter_query_int_rest_3-SF-20-vectorised</text:p>
              </table:table-cell>
              <table:table-cell office:value-type="float" office:value="21.9">
                <text:p>21.9</text:p>
              </table:table-cell>
              <table:table-cell office:value-type="float" office:value="100.9">
                <text:p>100.9</text:p>
              </table:table-cell>
              <table:table-cell office:value-type="float" office:value="39.4">
                <text:p>39.4</text:p>
              </table:table-cell>
              <table:table-cell office:value-type="float" office:value="1678.1">
                <text:p>1678.1</text:p>
              </table:table-cell>
              <table:table-cell office:value-type="float" office:value="96.9000000000001">
                <text:p>96.9000000000001</text:p>
              </table:table-cell>
            </table:table-row>
            <table:table-row>
              <table:table-cell office:value-type="string">
                <text:p>aggregation_query_int_keys_2-SF-1-non-vectorised</text:p>
              </table:table-cell>
              <table:table-cell office:value-type="float" office:value="22.2">
                <text:p>22.2</text:p>
              </table:table-cell>
              <table:table-cell office:value-type="float" office:value="96.4">
                <text:p>96.4</text:p>
              </table:table-cell>
              <table:table-cell office:value-type="float" office:value="53">
                <text:p>53</text:p>
              </table:table-cell>
              <table:table-cell office:value-type="float" office:value="214.1">
                <text:p>214.1</text:p>
              </table:table-cell>
              <table:table-cell office:value-type="float" office:value="112.3">
                <text:p>112.3</text:p>
              </table:table-cell>
            </table:table-row>
            <table:table-row>
              <table:table-cell office:value-type="string">
                <text:p>aggregation_query_int_keys_2-SF-1-vectorised</text:p>
              </table:table-cell>
              <table:table-cell office:value-type="float" office:value="20.6">
                <text:p>20.6</text:p>
              </table:table-cell>
              <table:table-cell office:value-type="float" office:value="95.9">
                <text:p>95.9</text:p>
              </table:table-cell>
              <table:table-cell office:value-type="float" office:value="55.8">
                <text:p>55.8</text:p>
              </table:table-cell>
              <table:table-cell office:value-type="float" office:value="211.2">
                <text:p>211.2</text:p>
              </table:table-cell>
              <table:table-cell office:value-type="float" office:value="104.9">
                <text:p>104.9</text:p>
              </table:table-cell>
            </table:table-row>
            <table:table-row>
              <table:table-cell office:value-type="string">
                <text:p>aggregation_query_int_keys_2-SF-10-non-vectorised</text:p>
              </table:table-cell>
              <table:table-cell office:value-type="float" office:value="22.6">
                <text:p>22.6</text:p>
              </table:table-cell>
              <table:table-cell office:value-type="float" office:value="102.8">
                <text:p>102.8</text:p>
              </table:table-cell>
              <table:table-cell office:value-type="float" office:value="53.5">
                <text:p>53.5</text:p>
              </table:table-cell>
              <table:table-cell office:value-type="float" office:value="1695.3">
                <text:p>1695.3</text:p>
              </table:table-cell>
              <table:table-cell office:value-type="float" office:value="97.8">
                <text:p>97.8</text:p>
              </table:table-cell>
            </table:table-row>
            <table:table-row>
              <table:table-cell office:value-type="string">
                <text:p>aggregation_query_int_keys_2-SF-10-vectorised</text:p>
              </table:table-cell>
              <table:table-cell office:value-type="float" office:value="21">
                <text:p>21</text:p>
              </table:table-cell>
              <table:table-cell office:value-type="float" office:value="99.6">
                <text:p>99.6</text:p>
              </table:table-cell>
              <table:table-cell office:value-type="float" office:value="55.5">
                <text:p>55.5</text:p>
              </table:table-cell>
              <table:table-cell office:value-type="float" office:value="1705.8">
                <text:p>1705.8</text:p>
              </table:table-cell>
              <table:table-cell office:value-type="float" office:value="96.7000000000001">
                <text:p>96.7000000000001</text:p>
              </table:table-cell>
            </table:table-row>
            <table:table-row>
              <table:table-cell office:value-type="string">
                <text:p>aggregation_query_int_keys_2-SF-20-non-vectorised</text:p>
              </table:table-cell>
              <table:table-cell office:value-type="float" office:value="22.1">
                <text:p>22.1</text:p>
              </table:table-cell>
              <table:table-cell office:value-type="float" office:value="103.2">
                <text:p>103.2</text:p>
              </table:table-cell>
              <table:table-cell office:value-type="float" office:value="53.1">
                <text:p>53.1</text:p>
              </table:table-cell>
              <table:table-cell office:value-type="float" office:value="3459.9">
                <text:p>3459.9</text:p>
              </table:table-cell>
              <table:table-cell office:value-type="float" office:value="96.5999999999999">
                <text:p>96.5999999999999</text:p>
              </table:table-cell>
            </table:table-row>
            <table:table-row>
              <table:table-cell office:value-type="string">
                <text:p>aggregation_query_int_keys_2-SF-20-vectorised</text:p>
              </table:table-cell>
              <table:table-cell office:value-type="float" office:value="21.2">
                <text:p>21.2</text:p>
              </table:table-cell>
              <table:table-cell office:value-type="float" office:value="103.3">
                <text:p>103.3</text:p>
              </table:table-cell>
              <table:table-cell office:value-type="float" office:value="56.4">
                <text:p>56.4</text:p>
              </table:table-cell>
              <table:table-cell office:value-type="float" office:value="3364.4">
                <text:p>3364.4</text:p>
              </table:table-cell>
              <table:table-cell office:value-type="float" office:value="99.7999999999997">
                <text:p>99.7999999999997</text:p>
              </table:table-cell>
            </table:table-row>
            <table:table-row>
              <table:table-cell office:value-type="string">
                <text:p>aggregation_query_int_keys_16-SF-1-non-vectorised</text:p>
              </table:table-cell>
              <table:table-cell office:value-type="float" office:value="22.7">
                <text:p>22.7</text:p>
              </table:table-cell>
              <table:table-cell office:value-type="float" office:value="97.3">
                <text:p>97.3</text:p>
              </table:table-cell>
              <table:table-cell office:value-type="float" office:value="53.5">
                <text:p>53.5</text:p>
              </table:table-cell>
              <table:table-cell office:value-type="float" office:value="415.6">
                <text:p>415.6</text:p>
              </table:table-cell>
              <table:table-cell office:value-type="float" office:value="108.9">
                <text:p>108.9</text:p>
              </table:table-cell>
            </table:table-row>
            <table:table-row>
              <table:table-cell office:value-type="string">
                <text:p>aggregation_query_int_keys_16-SF-1-vectorised</text:p>
              </table:table-cell>
              <table:table-cell office:value-type="float" office:value="20.7">
                <text:p>20.7</text:p>
              </table:table-cell>
              <table:table-cell office:value-type="float" office:value="96.5">
                <text:p>96.5</text:p>
              </table:table-cell>
              <table:table-cell office:value-type="float" office:value="55.8">
                <text:p>55.8</text:p>
              </table:table-cell>
              <table:table-cell office:value-type="float" office:value="447.8">
                <text:p>447.8</text:p>
              </table:table-cell>
              <table:table-cell office:value-type="float" office:value="107.8">
                <text:p>107.8</text:p>
              </table:table-cell>
            </table:table-row>
            <table:table-row>
              <table:table-cell office:value-type="string">
                <text:p>aggregation_query_int_keys_16-SF-10-non-vectorised</text:p>
              </table:table-cell>
              <table:table-cell office:value-type="float" office:value="22.7">
                <text:p>22.7</text:p>
              </table:table-cell>
              <table:table-cell office:value-type="float" office:value="100.7">
                <text:p>100.7</text:p>
              </table:table-cell>
              <table:table-cell office:value-type="float" office:value="53.4">
                <text:p>53.4</text:p>
              </table:table-cell>
              <table:table-cell office:value-type="float" office:value="3687.4">
                <text:p>3687.4</text:p>
              </table:table-cell>
              <table:table-cell office:value-type="float" office:value="97.7999999999997">
                <text:p>97.7999999999997</text:p>
              </table:table-cell>
            </table:table-row>
            <table:table-row>
              <table:table-cell office:value-type="string">
                <text:p>aggregation_query_int_keys_16-SF-10-vectorised</text:p>
              </table:table-cell>
              <table:table-cell office:value-type="float" office:value="21">
                <text:p>21</text:p>
              </table:table-cell>
              <table:table-cell office:value-type="float" office:value="100.8">
                <text:p>100.8</text:p>
              </table:table-cell>
              <table:table-cell office:value-type="float" office:value="56.1">
                <text:p>56.1</text:p>
              </table:table-cell>
              <table:table-cell office:value-type="float" office:value="4058.1">
                <text:p>4058.1</text:p>
              </table:table-cell>
              <table:table-cell office:value-type="float" office:value="95.8999999999996">
                <text:p>95.8999999999996</text:p>
              </table:table-cell>
            </table:table-row>
            <table:table-row>
              <table:table-cell office:value-type="string">
                <text:p>aggregation_query_int_keys_16-SF-20-non-vectorised</text:p>
              </table:table-cell>
              <table:table-cell office:value-type="float" office:value="23.2">
                <text:p>23.2</text:p>
              </table:table-cell>
              <table:table-cell office:value-type="float" office:value="103.4">
                <text:p>103.4</text:p>
              </table:table-cell>
              <table:table-cell office:value-type="float" office:value="53.2">
                <text:p>53.2</text:p>
              </table:table-cell>
              <table:table-cell office:value-type="float" office:value="9183.3">
                <text:p>9183.3</text:p>
              </table:table-cell>
              <table:table-cell office:value-type="float" office:value="98.0000000000018">
                <text:p>98.0000000000018</text:p>
              </table:table-cell>
            </table:table-row>
            <table:table-row>
              <table:table-cell office:value-type="string">
                <text:p>aggregation_query_int_keys_16-SF-20-vectorised</text:p>
              </table:table-cell>
              <table:table-cell office:value-type="float" office:value="21.5">
                <text:p>21.5</text:p>
              </table:table-cell>
              <table:table-cell office:value-type="float" office:value="104.4">
                <text:p>104.4</text:p>
              </table:table-cell>
              <table:table-cell office:value-type="float" office:value="56.1">
                <text:p>56.1</text:p>
              </table:table-cell>
              <table:table-cell office:value-type="float" office:value="9504.8">
                <text:p>9504.8</text:p>
              </table:table-cell>
              <table:table-cell office:value-type="float" office:value="96.9000000000015">
                <text:p>96.9000000000015</text:p>
              </table:table-cell>
            </table:table-row>
            <table:table-row>
              <table:table-cell office:value-type="string">
                <text:p>aggregation_query_int_keys_8192-SF-1-non-vectorised</text:p>
              </table:table-cell>
              <table:table-cell office:value-type="float" office:value="22.4">
                <text:p>22.4</text:p>
              </table:table-cell>
              <table:table-cell office:value-type="float" office:value="96.6">
                <text:p>96.6</text:p>
              </table:table-cell>
              <table:table-cell office:value-type="float" office:value="53.3">
                <text:p>53.3</text:p>
              </table:table-cell>
              <table:table-cell office:value-type="float" office:value="715.5">
                <text:p>715.5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aggregation_query_int_keys_8192-SF-1-vectorised</text:p>
              </table:table-cell>
              <table:table-cell office:value-type="float" office:value="20.8">
                <text:p>20.8</text:p>
              </table:table-cell>
              <table:table-cell office:value-type="float" office:value="96.6">
                <text:p>96.6</text:p>
              </table:table-cell>
              <table:table-cell office:value-type="float" office:value="55.7">
                <text:p>55.7</text:p>
              </table:table-cell>
              <table:table-cell office:value-type="float" office:value="704.7">
                <text:p>704.7</text:p>
              </table:table-cell>
              <table:table-cell office:value-type="float" office:value="93.1999999999999">
                <text:p>93.1999999999999</text:p>
              </table:table-cell>
            </table:table-row>
            <table:table-row>
              <table:table-cell office:value-type="string">
                <text:p>aggregation_query_int_keys_8192-SF-10-non-vectorised</text:p>
              </table:table-cell>
              <table:table-cell office:value-type="float" office:value="22.8">
                <text:p>22.8</text:p>
              </table:table-cell>
              <table:table-cell office:value-type="float" office:value="101.5">
                <text:p>101.5</text:p>
              </table:table-cell>
              <table:table-cell office:value-type="float" office:value="53.5">
                <text:p>53.5</text:p>
              </table:table-cell>
              <table:table-cell office:value-type="float" office:value="6636.9">
                <text:p>6636.9</text:p>
              </table:table-cell>
              <table:table-cell office:value-type="float" office:value="99.1000000000004">
                <text:p>99.1000000000004</text:p>
              </table:table-cell>
            </table:table-row>
            <table:table-row>
              <table:table-cell office:value-type="string">
                <text:p>aggregation_query_int_keys_8192-SF-10-vectorised</text:p>
              </table:table-cell>
              <table:table-cell office:value-type="float" office:value="20.7">
                <text:p>20.7</text:p>
              </table:table-cell>
              <table:table-cell office:value-type="float" office:value="99.5">
                <text:p>99.5</text:p>
              </table:table-cell>
              <table:table-cell office:value-type="float" office:value="55.4">
                <text:p>55.4</text:p>
              </table:table-cell>
              <table:table-cell office:value-type="float" office:value="6401">
                <text:p>6401</text:p>
              </table:table-cell>
              <table:table-cell office:value-type="float" office:value="93.7999999999993">
                <text:p>93.7999999999993</text:p>
              </table:table-cell>
            </table:table-row>
            <table:table-row>
              <table:table-cell office:value-type="string">
                <text:p>aggregation_query_int_keys_8192-SF-20-non-vectorised</text:p>
              </table:table-cell>
              <table:table-cell office:value-type="float" office:value="23">
                <text:p>23</text:p>
              </table:table-cell>
              <table:table-cell office:value-type="float" office:value="103.8">
                <text:p>103.8</text:p>
              </table:table-cell>
              <table:table-cell office:value-type="float" office:value="53.8">
                <text:p>53.8</text:p>
              </table:table-cell>
              <table:table-cell office:value-type="float" office:value="13352.6">
                <text:p>13352.6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aggregation_query_int_keys_8192-SF-20-vectorised</text:p>
              </table:table-cell>
              <table:table-cell office:value-type="float" office:value="21.4">
                <text:p>21.4</text:p>
              </table:table-cell>
              <table:table-cell office:value-type="float" office:value="103.4">
                <text:p>103.4</text:p>
              </table:table-cell>
              <table:table-cell office:value-type="float" office:value="56.3">
                <text:p>56.3</text:p>
              </table:table-cell>
              <table:table-cell office:value-type="float" office:value="13037.1">
                <text:p>13037.1</text:p>
              </table:table-cell>
              <table:table-cell office:value-type="float" office:value="97.8999999999996">
                <text:p>97.8999999999996</text:p>
              </table:table-cell>
            </table:table-row>
            <table:table-row>
              <table:table-cell office:value-type="string">
                <text:p>aggregation_query_int_keys_262144-SF-1-non-vectorised</text:p>
              </table:table-cell>
              <table:table-cell office:value-type="float" office:value="22.7">
                <text:p>22.7</text:p>
              </table:table-cell>
              <table:table-cell office:value-type="float" office:value="97.5">
                <text:p>97.5</text:p>
              </table:table-cell>
              <table:table-cell office:value-type="float" office:value="53.3">
                <text:p>53.3</text:p>
              </table:table-cell>
              <table:table-cell office:value-type="float" office:value="1040.1">
                <text:p>1040.1</text:p>
              </table:table-cell>
              <table:table-cell office:value-type="float" office:value="93.9000000000001">
                <text:p>93.9000000000001</text:p>
              </table:table-cell>
            </table:table-row>
            <table:table-row>
              <table:table-cell office:value-type="string">
                <text:p>aggregation_query_int_keys_262144-SF-1-vectorised</text:p>
              </table:table-cell>
              <table:table-cell office:value-type="float" office:value="20.6">
                <text:p>20.6</text:p>
              </table:table-cell>
              <table:table-cell office:value-type="float" office:value="95.7">
                <text:p>95.7</text:p>
              </table:table-cell>
              <table:table-cell office:value-type="float" office:value="56">
                <text:p>56</text:p>
              </table:table-cell>
              <table:table-cell office:value-type="float" office:value="1090.7">
                <text:p>1090.7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aggregation_query_int_keys_262144-SF-10-non-vectorised</text:p>
              </table:table-cell>
              <table:table-cell office:value-type="float" office:value="23">
                <text:p>23</text:p>
              </table:table-cell>
              <table:table-cell office:value-type="float" office:value="103.2">
                <text:p>103.2</text:p>
              </table:table-cell>
              <table:table-cell office:value-type="float" office:value="54.6">
                <text:p>54.6</text:p>
              </table:table-cell>
              <table:table-cell office:value-type="float" office:value="9687.4">
                <text:p>9687.4</text:p>
              </table:table-cell>
              <table:table-cell office:value-type="float" office:value="98.5000000000018">
                <text:p>98.5000000000018</text:p>
              </table:table-cell>
            </table:table-row>
            <table:table-row>
              <table:table-cell office:value-type="string">
                <text:p>aggregation_query_int_keys_262144-SF-10-vectorised</text:p>
              </table:table-cell>
              <table:table-cell office:value-type="float" office:value="20.9">
                <text:p>20.9</text:p>
              </table:table-cell>
              <table:table-cell office:value-type="float" office:value="100.1">
                <text:p>100.1</text:p>
              </table:table-cell>
              <table:table-cell office:value-type="float" office:value="55.6">
                <text:p>55.6</text:p>
              </table:table-cell>
              <table:table-cell office:value-type="float" office:value="9717.8">
                <text:p>9717.8</text:p>
              </table:table-cell>
              <table:table-cell office:value-type="float" office:value="95.2000000000007">
                <text:p>95.2000000000007</text:p>
              </table:table-cell>
            </table:table-row>
            <table:table-row>
              <table:table-cell office:value-type="string">
                <text:p>aggregation_query_int_keys_262144-SF-20-non-vectorised</text:p>
              </table:table-cell>
              <table:table-cell office:value-type="float" office:value="23.4">
                <text:p>23.4</text:p>
              </table:table-cell>
              <table:table-cell office:value-type="float" office:value="104.1">
                <text:p>104.1</text:p>
              </table:table-cell>
              <table:table-cell office:value-type="float" office:value="54">
                <text:p>54</text:p>
              </table:table-cell>
              <table:table-cell office:value-type="float" office:value="18352.5">
                <text:p>18352.5</text:p>
              </table:table-cell>
              <table:table-cell office:value-type="float" office:value="98.4000000000015">
                <text:p>98.4000000000015</text:p>
              </table:table-cell>
            </table:table-row>
            <table:table-row>
              <table:table-cell office:value-type="string">
                <text:p>aggregation_query_int_keys_262144-SF-20-vectorised</text:p>
              </table:table-cell>
              <table:table-cell office:value-type="float" office:value="21.4">
                <text:p>21.4</text:p>
              </table:table-cell>
              <table:table-cell office:value-type="float" office:value="103.3">
                <text:p>103.3</text:p>
              </table:table-cell>
              <table:table-cell office:value-type="float" office:value="57.2">
                <text:p>57.2</text:p>
              </table:table-cell>
              <table:table-cell office:value-type="float" office:value="19371.7">
                <text:p>19371.7</text:p>
              </table:table-cell>
              <table:table-cell office:value-type="float" office:value="95.3999999999978">
                <text:p>95.3999999999978</text:p>
              </table:table-cell>
            </table:table-row>
            <table:table-row>
              <table:table-cell office:value-type="string">
                <text:p>aggregation_query_int_keys_524288-SF-1-non-vectorised</text:p>
              </table:table-cell>
              <table:table-cell office:value-type="float" office:value="22.6">
                <text:p>22.6</text:p>
              </table:table-cell>
              <table:table-cell office:value-type="float" office:value="96.6">
                <text:p>96.6</text:p>
              </table:table-cell>
              <table:table-cell office:value-type="float" office:value="53.4">
                <text:p>53.4</text:p>
              </table:table-cell>
              <table:table-cell office:value-type="float" office:value="2700.7">
                <text:p>2700.7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string">
                <text:p>aggregation_query_int_keys_524288-SF-1-vectorised</text:p>
              </table:table-cell>
              <table:table-cell office:value-type="float" office:value="20.8">
                <text:p>20.8</text:p>
              </table:table-cell>
              <table:table-cell office:value-type="float" office:value="96">
                <text:p>96</text:p>
              </table:table-cell>
              <table:table-cell office:value-type="float" office:value="55.5">
                <text:p>55.5</text:p>
              </table:table-cell>
              <table:table-cell office:value-type="float" office:value="2734.5">
                <text:p>2734.5</text:p>
              </table:table-cell>
              <table:table-cell office:value-type="float" office:value="104.1">
                <text:p>104.1</text:p>
              </table:table-cell>
            </table:table-row>
            <table:table-row>
              <table:table-cell office:value-type="string">
                <text:p>aggregation_query_int_keys_524288-SF-10-non-vectorised</text:p>
              </table:table-cell>
              <table:table-cell office:value-type="float" office:value="22.5">
                <text:p>22.5</text:p>
              </table:table-cell>
              <table:table-cell office:value-type="float" office:value="100.6">
                <text:p>100.6</text:p>
              </table:table-cell>
              <table:table-cell office:value-type="float" office:value="53.8">
                <text:p>53.8</text:p>
              </table:table-cell>
              <table:table-cell office:value-type="float" office:value="25437.9">
                <text:p>25437.9</text:p>
              </table:table-cell>
              <table:table-cell office:value-type="float" office:value="103.699999999997">
                <text:p>103.699999999997</text:p>
              </table:table-cell>
            </table:table-row>
            <table:table-row>
              <table:table-cell office:value-type="string">
                <text:p>aggregation_query_int_keys_524288-SF-10-vectorised</text:p>
              </table:table-cell>
              <table:table-cell office:value-type="float" office:value="20.6">
                <text:p>20.6</text:p>
              </table:table-cell>
              <table:table-cell office:value-type="float" office:value="99.5">
                <text:p>99.5</text:p>
              </table:table-cell>
              <table:table-cell office:value-type="float" office:value="55.7">
                <text:p>55.7</text:p>
              </table:table-cell>
              <table:table-cell office:value-type="float" office:value="26398.7">
                <text:p>26398.7</text:p>
              </table:table-cell>
              <table:table-cell office:value-type="float" office:value="101.200000000001">
                <text:p>101.200000000001</text:p>
              </table:table-cell>
            </table:table-row>
            <table:table-row>
              <table:table-cell office:value-type="string">
                <text:p>aggregation_query_int_keys_524288-SF-20-non-vectorised</text:p>
              </table:table-cell>
              <table:table-cell office:value-type="float" office:value="22.9">
                <text:p>22.9</text:p>
              </table:table-cell>
              <table:table-cell office:value-type="float" office:value="103.8">
                <text:p>103.8</text:p>
              </table:table-cell>
              <table:table-cell office:value-type="float" office:value="53.5">
                <text:p>53.5</text:p>
              </table:table-cell>
              <table:table-cell office:value-type="float" office:value="50318.9">
                <text:p>50318.9</text:p>
              </table:table-cell>
              <table:table-cell office:value-type="float" office:value="107.200000000004">
                <text:p>107.200000000004</text:p>
              </table:table-cell>
            </table:table-row>
            <table:table-row>
              <table:table-cell office:value-type="string">
                <text:p>aggregation_query_int_keys_524288-SF-20-vectorised</text:p>
              </table:table-cell>
              <table:table-cell office:value-type="float" office:value="21">
                <text:p>21</text:p>
              </table:table-cell>
              <table:table-cell office:value-type="float" office:value="103">
                <text:p>103</text:p>
              </table:table-cell>
              <table:table-cell office:value-type="float" office:value="55.9">
                <text:p>55.9</text:p>
              </table:table-cell>
              <table:table-cell office:value-type="float" office:value="52606.1">
                <text:p>52606.1</text:p>
              </table:table-cell>
              <table:table-cell office:value-type="float" office:value="106.400000000001">
                <text:p>106.400000000001</text:p>
              </table:table-cell>
            </table:table-row>
            <table:table-row>
              <table:table-cell office:value-type="string">
                <text:p>join_query_int_B_0.6_C_0.8-SF-1-non-vectorised</text:p>
              </table:table-cell>
              <table:table-cell office:value-type="float" office:value="23.2">
                <text:p>23.2</text:p>
              </table:table-cell>
              <table:table-cell office:value-type="float" office:value="96.3">
                <text:p>96.3</text:p>
              </table:table-cell>
              <table:table-cell office:value-type="float" office:value="61.2">
                <text:p>61.2</text:p>
              </table:table-cell>
              <table:table-cell office:value-type="float" office:value="2234">
                <text:p>223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join_query_int_B_0.6_C_0.8-SF-1-vectorised</text:p>
              </table:table-cell>
              <table:table-cell office:value-type="float" office:value="21.4">
                <text:p>21.4</text:p>
              </table:table-cell>
              <table:table-cell office:value-type="float" office:value="97.2">
                <text:p>97.2</text:p>
              </table:table-cell>
              <table:table-cell office:value-type="float" office:value="64.1">
                <text:p>64.1</text:p>
              </table:table-cell>
              <table:table-cell office:value-type="float" office:value="1864.8">
                <text:p>1864.8</text:p>
              </table:table-cell>
              <table:table-cell office:value-type="float" office:value="117.8">
                <text:p>117.8</text:p>
              </table:table-cell>
            </table:table-row>
            <table:table-row>
              <table:table-cell office:value-type="string">
                <text:p>join_query_int_B_0.6_C_0.8-SF-10-non-vectorised</text:p>
              </table:table-cell>
              <table:table-cell office:value-type="float" office:value="23.1">
                <text:p>23.1</text:p>
              </table:table-cell>
              <table:table-cell office:value-type="float" office:value="98.7">
                <text:p>98.7</text:p>
              </table:table-cell>
              <table:table-cell office:value-type="float" office:value="61.3">
                <text:p>61.3</text:p>
              </table:table-cell>
              <table:table-cell office:value-type="float" office:value="26143.6">
                <text:p>26143.6</text:p>
              </table:table-cell>
              <table:table-cell office:value-type="float" office:value="186.100000000002">
                <text:p>186.100000000002</text:p>
              </table:table-cell>
            </table:table-row>
            <table:table-row>
              <table:table-cell office:value-type="string">
                <text:p>join_query_int_B_0.6_C_0.8-SF-10-vectorised</text:p>
              </table:table-cell>
              <table:table-cell office:value-type="float" office:value="21.4">
                <text:p>21.4</text:p>
              </table:table-cell>
              <table:table-cell office:value-type="float" office:value="99.3">
                <text:p>99.3</text:p>
              </table:table-cell>
              <table:table-cell office:value-type="float" office:value="64.8">
                <text:p>64.8</text:p>
              </table:table-cell>
              <table:table-cell office:value-type="float" office:value="23091">
                <text:p>23091</text:p>
              </table:table-cell>
              <table:table-cell office:value-type="float" office:value="162.400000000001">
                <text:p>162.400000000001</text:p>
              </table:table-cell>
            </table:table-row>
            <table:table-row>
              <table:table-cell office:value-type="string">
                <text:p>tpch_q1-SF-1-non-vectorised</text:p>
              </table:table-cell>
              <table:table-cell office:value-type="float" office:value="32">
                <text:p>32</text:p>
              </table:table-cell>
              <table:table-cell office:value-type="float" office:value="97">
                <text:p>97</text:p>
              </table:table-cell>
              <table:table-cell office:value-type="float" office:value="59.2">
                <text:p>59.2</text:p>
              </table:table-cell>
              <table:table-cell office:value-type="float" office:value="254">
                <text:p>254</text:p>
              </table:table-cell>
              <table:table-cell office:value-type="float" office:value="100.2">
                <text:p>100.2</text:p>
              </table:table-cell>
            </table:table-row>
            <table:table-row>
              <table:table-cell office:value-type="string">
                <text:p>tpch_q1-SF-1-vectorised</text:p>
              </table:table-cell>
              <table:table-cell office:value-type="float" office:value="30.9">
                <text:p>30.9</text:p>
              </table:table-cell>
              <table:table-cell office:value-type="float" office:value="98">
                <text:p>98</text:p>
              </table:table-cell>
              <table:table-cell office:value-type="float" office:value="66.3">
                <text:p>66.3</text:p>
              </table:table-cell>
              <table:table-cell office:value-type="float" office:value="369.5">
                <text:p>369.5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tpch_q1-SF-10-non-vectorised</text:p>
              </table:table-cell>
              <table:table-cell office:value-type="float" office:value="32.8">
                <text:p>32.8</text:p>
              </table:table-cell>
              <table:table-cell office:value-type="float" office:value="98.4">
                <text:p>98.4</text:p>
              </table:table-cell>
              <table:table-cell office:value-type="float" office:value="59.4">
                <text:p>59.4</text:p>
              </table:table-cell>
              <table:table-cell office:value-type="float" office:value="2057">
                <text:p>2057</text:p>
              </table:table-cell>
              <table:table-cell office:value-type="float" office:value="97.4000000000001">
                <text:p>97.4000000000001</text:p>
              </table:table-cell>
            </table:table-row>
            <table:table-row>
              <table:table-cell office:value-type="string">
                <text:p>tpch_q1-SF-10-vectorised</text:p>
              </table:table-cell>
              <table:table-cell office:value-type="float" office:value="31">
                <text:p>31</text:p>
              </table:table-cell>
              <table:table-cell office:value-type="float" office:value="99.3">
                <text:p>99.3</text:p>
              </table:table-cell>
              <table:table-cell office:value-type="float" office:value="66.6">
                <text:p>66.6</text:p>
              </table:table-cell>
              <table:table-cell office:value-type="float" office:value="2881.5">
                <text:p>2881.5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tpch_q3-SF-1-non-vectorised</text:p>
              </table:table-cell>
              <table:table-cell office:value-type="float" office:value="34.4">
                <text:p>34.4</text:p>
              </table:table-cell>
              <table:table-cell office:value-type="float" office:value="102.7">
                <text:p>102.7</text:p>
              </table:table-cell>
              <table:table-cell office:value-type="float" office:value="73.3">
                <text:p>73.3</text:p>
              </table:table-cell>
              <table:table-cell office:value-type="float" office:value="213.1">
                <text:p>213.1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tpch_q3-SF-1-vectorised</text:p>
              </table:table-cell>
              <table:table-cell office:value-type="float" office:value="32.4">
                <text:p>32.4</text:p>
              </table:table-cell>
              <table:table-cell office:value-type="float" office:value="101.9">
                <text:p>101.9</text:p>
              </table:table-cell>
              <table:table-cell office:value-type="float" office:value="80">
                <text:p>80</text:p>
              </table:table-cell>
              <table:table-cell office:value-type="float" office:value="267.5">
                <text:p>267.5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tpch_q3-SF-10-non-vectorised</text:p>
              </table:table-cell>
              <table:table-cell office:value-type="float" office:value="32.6">
                <text:p>32.6</text:p>
              </table:table-cell>
              <table:table-cell office:value-type="float" office:value="104.7">
                <text:p>104.7</text:p>
              </table:table-cell>
              <table:table-cell office:value-type="float" office:value="73.7">
                <text:p>73.7</text:p>
              </table:table-cell>
              <table:table-cell office:value-type="float" office:value="1972.1">
                <text:p>1972.1</text:p>
              </table:table-cell>
              <table:table-cell office:value-type="float" office:value="97.9000000000001">
                <text:p>97.9000000000001</text:p>
              </table:table-cell>
            </table:table-row>
            <table:table-row>
              <table:table-cell office:value-type="string">
                <text:p>tpch_q3-SF-10-vectorised</text:p>
              </table:table-cell>
              <table:table-cell office:value-type="float" office:value="32.7">
                <text:p>32.7</text:p>
              </table:table-cell>
              <table:table-cell office:value-type="float" office:value="103.9">
                <text:p>103.9</text:p>
              </table:table-cell>
              <table:table-cell office:value-type="float" office:value="80.6">
                <text:p>80.6</text:p>
              </table:table-cell>
              <table:table-cell office:value-type="float" office:value="1996.3">
                <text:p>1996.3</text:p>
              </table:table-cell>
              <table:table-cell office:value-type="float" office:value="98.5999999999999">
                <text:p>98.5999999999999</text:p>
              </table:table-cell>
            </table:table-row>
            <table:table-row>
              <table:table-cell office:value-type="string">
                <text:p>tpch_q6-SF-1-non-vectorised</text:p>
              </table:table-cell>
              <table:table-cell office:value-type="float" office:value="32.4">
                <text:p>32.4</text:p>
              </table:table-cell>
              <table:table-cell office:value-type="float" office:value="94.5">
                <text:p>94.5</text:p>
              </table:table-cell>
              <table:table-cell office:value-type="float" office:value="42">
                <text:p>42</text:p>
              </table:table-cell>
              <table:table-cell office:value-type="float" office:value="75.2">
                <text:p>75.2</text:p>
              </table:table-cell>
              <table:table-cell office:value-type="float" office:value="116.8">
                <text:p>116.8</text:p>
              </table:table-cell>
            </table:table-row>
            <table:table-row>
              <table:table-cell office:value-type="string">
                <text:p>tpch_q6-SF-1-vectorised</text:p>
              </table:table-cell>
              <table:table-cell office:value-type="float" office:value="30.5">
                <text:p>30.5</text:p>
              </table:table-cell>
              <table:table-cell office:value-type="float" office:value="93">
                <text:p>93</text:p>
              </table:table-cell>
              <table:table-cell office:value-type="float" office:value="44.2">
                <text:p>44.2</text:p>
              </table:table-cell>
              <table:table-cell office:value-type="float" office:value="83.5">
                <text:p>83.5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string">
                <text:p>tpch_q6-SF-10-non-vectorised</text:p>
              </table:table-cell>
              <table:table-cell office:value-type="float" office:value="30.6">
                <text:p>30.6</text:p>
              </table:table-cell>
              <table:table-cell office:value-type="float" office:value="96.4">
                <text:p>96.4</text:p>
              </table:table-cell>
              <table:table-cell office:value-type="float" office:value="42.2">
                <text:p>42.2</text:p>
              </table:table-cell>
              <table:table-cell office:value-type="float" office:value="359.3">
                <text:p>359.3</text:p>
              </table:table-cell>
              <table:table-cell office:value-type="float" office:value="131.7">
                <text:p>131.7</text:p>
              </table:table-cell>
            </table:table-row>
            <table:table-row>
              <table:table-cell office:value-type="string">
                <text:p>tpch_q6-SF-10-vectorised</text:p>
              </table:table-cell>
              <table:table-cell office:value-type="float" office:value="30.5">
                <text:p>30.5</text:p>
              </table:table-cell>
              <table:table-cell office:value-type="float" office:value="94.6">
                <text:p>94.6</text:p>
              </table:table-cell>
              <table:table-cell office:value-type="float" office:value="44.2">
                <text:p>44.2</text:p>
              </table:table-cell>
              <table:table-cell office:value-type="float" office:value="356.4">
                <text:p>356.4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tpch_q10-SF-1-non-vectorised</text:p>
              </table:table-cell>
              <table:table-cell office:value-type="float" office:value="34.6">
                <text:p>34.6</text:p>
              </table:table-cell>
              <table:table-cell office:value-type="float" office:value="105.2">
                <text:p>105.2</text:p>
              </table:table-cell>
              <table:table-cell office:value-type="float" office:value="92.9">
                <text:p>92.9</text:p>
              </table:table-cell>
              <table:table-cell office:value-type="float" office:value="535">
                <text:p>53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tpch_q10-SF-1-vectorised</text:p>
              </table:table-cell>
              <table:table-cell office:value-type="float" office:value="33.2">
                <text:p>33.2</text:p>
              </table:table-cell>
              <table:table-cell office:value-type="float" office:value="105.7">
                <text:p>105.7</text:p>
              </table:table-cell>
              <table:table-cell office:value-type="float" office:value="103.3">
                <text:p>103.3</text:p>
              </table:table-cell>
              <table:table-cell office:value-type="float" office:value="542.4">
                <text:p>542.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tpch_q10-SF-10-non-vectorised</text:p>
              </table:table-cell>
              <table:table-cell office:value-type="float" office:value="33.1">
                <text:p>33.1</text:p>
              </table:table-cell>
              <table:table-cell office:value-type="float" office:value="107.6">
                <text:p>107.6</text:p>
              </table:table-cell>
              <table:table-cell office:value-type="float" office:value="94">
                <text:p>94</text:p>
              </table:table-cell>
              <table:table-cell office:value-type="float" office:value="5688.1">
                <text:p>5688.1</text:p>
              </table:table-cell>
              <table:table-cell office:value-type="float" office:value="184.8">
                <text:p>184.8</text:p>
              </table:table-cell>
            </table:table-row>
            <table:table-row>
              <table:table-cell office:value-type="string">
                <text:p>tpch_q10-SF-10-vectorised</text:p>
              </table:table-cell>
              <table:table-cell office:value-type="float" office:value="33.4">
                <text:p>33.4</text:p>
              </table:table-cell>
              <table:table-cell office:value-type="float" office:value="107">
                <text:p>107</text:p>
              </table:table-cell>
              <table:table-cell office:value-type="float" office:value="104.1">
                <text:p>104.1</text:p>
              </table:table-cell>
              <table:table-cell office:value-type="float" office:value="5089.1">
                <text:p>5089.1</text:p>
              </table:table-cell>
              <table:table-cell office:value-type="float" office:value="136.599999999999">
                <text:p>136.5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3.843cm" svg:height="26.974cm" xlink:href=".." xlink:type="simple" chart:class="chart:bar" chart:style-name="ch1">
        <chart:title svg:x="21.136cm" svg:y="0.675cm" chart:style-name="ch2">
          <text:p>Running-time divide of several AethraDB stages Dell XPS</text:p>
        </chart:title>
        <chart:legend chart:legend-position="end" svg:x="49.887cm" svg:y="12.441cm" style:legend-expansion="high" chart:style-name="ch3"/>
        <chart:plot-area chart:style-name="ch4" table:cell-range-address="main_method_benchmark_R440.G2:main_method_benchmark_R440.J69 main_method_benchmark_R440.G1:main_method_benchmark_R440.J1 main_method_benchmark_R440.L1:main_method_benchmark_R440.L69" chart:data-source-has-labels="both" svg:x="1.076cm" svg:y="1.993cm" svg:width="47.735cm" svg:height="24.442cm">
          <chart:coordinate-region svg:x="4.853cm" svg:y="2.192cm" svg:width="43.958cm" svg:height="18.324cm"/>
          <chart:axis chart:dimension="x" chart:name="primary-x" chart:style-name="ch5" chartooo:axis-type="auto">
            <chartooo:date-scale/>
            <chart:categories table:cell-range-address="main_method_benchmark_R440.G2:main_method_benchmark_R440.G6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in_method_benchmark_R440.H2:main_method_benchmark_R440.H69" chart:label-cell-address="main_method_benchmark_R440.H1:main_method_benchmark_R440.H1" chart:class="chart:bar">
            <chart:data-point chart:repeated="68"/>
          </chart:series>
          <chart:series chart:style-name="ch9" chart:values-cell-range-address="main_method_benchmark_R440.I2:main_method_benchmark_R440.I69" chart:label-cell-address="main_method_benchmark_R440.I1:main_method_benchmark_R440.I1" chart:class="chart:bar">
            <chart:data-point chart:repeated="68"/>
          </chart:series>
          <chart:series chart:style-name="ch10" chart:values-cell-range-address="main_method_benchmark_R440.J2:main_method_benchmark_R440.J69" chart:label-cell-address="main_method_benchmark_R440.J1:main_method_benchmark_R440.J1" chart:class="chart:bar">
            <chart:data-point chart:repeated="68"/>
          </chart:series>
          <chart:series chart:style-name="ch11" chart:values-cell-range-address="main_method_benchmark_R440.L2:main_method_benchmark_R440.L69" chart:label-cell-address="main_method_benchmark_R440.L1:main_method_benchmark_R440.L1" chart:class="chart:bar">
            <chart:data-point chart:repeated="6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ing-Time</text:p>
                <draw:g>
                  <svg:desc>main_method_benchmark_R440.H1:main_method_benchmark_R440.H1</svg:desc>
                </draw:g>
              </table:table-cell>
              <table:table-cell office:value-type="string">
                <text:p>Codegen-Time</text:p>
                <draw:g>
                  <svg:desc>main_method_benchmark_R440.I1:main_method_benchmark_R440.I1</svg:desc>
                </draw:g>
              </table:table-cell>
              <table:table-cell office:value-type="string">
                <text:p>Compilation-Time</text:p>
                <draw:g>
                  <svg:desc>main_method_benchmark_R440.J1:main_method_benchmark_R440.J1</svg:desc>
                </draw:g>
              </table:table-cell>
              <table:table-cell office:value-type="string">
                <text:p>Remaining Overhead</text:p>
                <draw:g>
                  <svg:desc>main_method_benchmark_R440.L1:main_method_benchmark_R440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lter_query_int_rest_1-SF-1-non-vectorised</text:p>
                <draw:g>
                  <svg:desc>main_method_benchmark_R440.G2:main_method_benchmark_R440.G69</svg:desc>
                </draw:g>
              </table:table-cell>
              <table:table-cell office:value-type="float" office:value="21.4">
                <text:p>21.4</text:p>
                <draw:g>
                  <svg:desc>main_method_benchmark_R440.H2:main_method_benchmark_R440.H69</svg:desc>
                </draw:g>
              </table:table-cell>
              <table:table-cell office:value-type="float" office:value="96.2">
                <text:p>96.2</text:p>
                <draw:g>
                  <svg:desc>main_method_benchmark_R440.I2:main_method_benchmark_R440.I69</svg:desc>
                </draw:g>
              </table:table-cell>
              <table:table-cell office:value-type="float" office:value="39">
                <text:p>39</text:p>
                <draw:g>
                  <svg:desc>main_method_benchmark_R440.J2:main_method_benchmark_R440.J69</svg:desc>
                </draw:g>
              </table:table-cell>
              <table:table-cell office:value-type="float" office:value="97">
                <text:p>97</text:p>
                <draw:g>
                  <svg:desc>main_method_benchmark_R440.L2:main_method_benchmark_R440.L69</svg:desc>
                </draw:g>
              </table:table-cell>
            </table:table-row>
            <table:table-row>
              <table:table-cell office:value-type="string">
                <text:p>filter_query_int_rest_1-SF-1-vectorised</text:p>
              </table:table-cell>
              <table:table-cell office:value-type="float" office:value="21.3">
                <text:p>21.3</text:p>
              </table:table-cell>
              <table:table-cell office:value-type="float" office:value="93.7">
                <text:p>93.7</text:p>
              </table:table-cell>
              <table:table-cell office:value-type="float" office:value="39.9">
                <text:p>39.9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string">
                <text:p>filter_query_int_rest_1-SF-10-non-vectorised</text:p>
              </table:table-cell>
              <table:table-cell office:value-type="float" office:value="23.3">
                <text:p>23.3</text:p>
              </table:table-cell>
              <table:table-cell office:value-type="float" office:value="100.9">
                <text:p>100.9</text:p>
              </table:table-cell>
              <table:table-cell office:value-type="float" office:value="39.5">
                <text:p>39.5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string">
                <text:p>filter_query_int_rest_1-SF-10-vectorised</text:p>
              </table:table-cell>
              <table:table-cell office:value-type="float" office:value="21.6">
                <text:p>21.6</text:p>
              </table:table-cell>
              <table:table-cell office:value-type="float" office:value="97.6">
                <text:p>97.6</text:p>
              </table:table-cell>
              <table:table-cell office:value-type="float" office:value="39.4">
                <text:p>39.4</text:p>
              </table:table-cell>
              <table:table-cell office:value-type="float" office:value="95.5999999999999">
                <text:p>95.5999999999999</text:p>
              </table:table-cell>
            </table:table-row>
            <table:table-row>
              <table:table-cell office:value-type="string">
                <text:p>filter_query_int_rest_1-SF-20-non-vectorised</text:p>
              </table:table-cell>
              <table:table-cell office:value-type="float" office:value="23.6">
                <text:p>23.6</text:p>
              </table:table-cell>
              <table:table-cell office:value-type="float" office:value="103.6">
                <text:p>103.6</text:p>
              </table:table-cell>
              <table:table-cell office:value-type="float" office:value="39.6">
                <text:p>39.6</text:p>
              </table:table-cell>
              <table:table-cell office:value-type="float" office:value="94.9000000000001">
                <text:p>94.9000000000001</text:p>
              </table:table-cell>
            </table:table-row>
            <table:table-row>
              <table:table-cell office:value-type="string">
                <text:p>filter_query_int_rest_1-SF-20-vectorised</text:p>
              </table:table-cell>
              <table:table-cell office:value-type="float" office:value="21.7">
                <text:p>21.7</text:p>
              </table:table-cell>
              <table:table-cell office:value-type="float" office:value="100.5">
                <text:p>100.5</text:p>
              </table:table-cell>
              <table:table-cell office:value-type="float" office:value="39.2">
                <text:p>39.2</text:p>
              </table:table-cell>
              <table:table-cell office:value-type="float" office:value="95.5999999999999">
                <text:p>95.5999999999999</text:p>
              </table:table-cell>
            </table:table-row>
            <table:table-row>
              <table:table-cell office:value-type="string">
                <text:p>filter_query_int_rest_2-SF-1-non-vectorised</text:p>
              </table:table-cell>
              <table:table-cell office:value-type="float" office:value="22.7">
                <text:p>22.7</text:p>
              </table:table-cell>
              <table:table-cell office:value-type="float" office:value="95.7">
                <text:p>95.7</text:p>
              </table:table-cell>
              <table:table-cell office:value-type="float" office:value="38.9">
                <text:p>38.9</text:p>
              </table:table-cell>
              <table:table-cell office:value-type="float" office:value="103.8">
                <text:p>103.8</text:p>
              </table:table-cell>
            </table:table-row>
            <table:table-row>
              <table:table-cell office:value-type="string">
                <text:p>filter_query_int_rest_2-SF-1-vectorised</text:p>
              </table:table-cell>
              <table:table-cell office:value-type="float" office:value="21.2">
                <text:p>21.2</text:p>
              </table:table-cell>
              <table:table-cell office:value-type="float" office:value="94.2">
                <text:p>94.2</text:p>
              </table:table-cell>
              <table:table-cell office:value-type="float" office:value="39.5">
                <text:p>39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filter_query_int_rest_2-SF-10-non-vectorised</text:p>
              </table:table-cell>
              <table:table-cell office:value-type="float" office:value="22.4">
                <text:p>22.4</text:p>
              </table:table-cell>
              <table:table-cell office:value-type="float" office:value="99.4">
                <text:p>99.4</text:p>
              </table:table-cell>
              <table:table-cell office:value-type="float" office:value="39.2">
                <text:p>39.2</text:p>
              </table:table-cell>
              <table:table-cell office:value-type="float" office:value="94.8999999999999">
                <text:p>94.8999999999999</text:p>
              </table:table-cell>
            </table:table-row>
            <table:table-row>
              <table:table-cell office:value-type="string">
                <text:p>filter_query_int_rest_2-SF-10-vectorised</text:p>
              </table:table-cell>
              <table:table-cell office:value-type="float" office:value="21.7">
                <text:p>21.7</text:p>
              </table:table-cell>
              <table:table-cell office:value-type="float" office:value="98.6">
                <text:p>98.6</text:p>
              </table:table-cell>
              <table:table-cell office:value-type="float" office:value="39.6">
                <text:p>39.6</text:p>
              </table:table-cell>
              <table:table-cell office:value-type="float" office:value="97.7000000000001">
                <text:p>97.7000000000001</text:p>
              </table:table-cell>
            </table:table-row>
            <table:table-row>
              <table:table-cell office:value-type="string">
                <text:p>filter_query_int_rest_2-SF-20-non-vectorised</text:p>
              </table:table-cell>
              <table:table-cell office:value-type="float" office:value="23.6">
                <text:p>23.6</text:p>
              </table:table-cell>
              <table:table-cell office:value-type="float" office:value="102.8">
                <text:p>102.8</text:p>
              </table:table-cell>
              <table:table-cell office:value-type="float" office:value="39.2">
                <text:p>39.2</text:p>
              </table:table-cell>
              <table:table-cell office:value-type="float" office:value="97.4000000000001">
                <text:p>97.4000000000001</text:p>
              </table:table-cell>
            </table:table-row>
            <table:table-row>
              <table:table-cell office:value-type="string">
                <text:p>filter_query_int_rest_2-SF-20-vectorised</text:p>
              </table:table-cell>
              <table:table-cell office:value-type="float" office:value="21.9">
                <text:p>21.9</text:p>
              </table:table-cell>
              <table:table-cell office:value-type="float" office:value="101.2">
                <text:p>101.2</text:p>
              </table:table-cell>
              <table:table-cell office:value-type="float" office:value="39.5">
                <text:p>39.5</text:p>
              </table:table-cell>
              <table:table-cell office:value-type="float" office:value="98.8000000000002">
                <text:p>98.8000000000002</text:p>
              </table:table-cell>
            </table:table-row>
            <table:table-row>
              <table:table-cell office:value-type="string">
                <text:p>filter_query_int_rest_3-SF-1-non-vectorised</text:p>
              </table:table-cell>
              <table:table-cell office:value-type="float" office:value="22">
                <text:p>22</text:p>
              </table:table-cell>
              <table:table-cell office:value-type="float" office:value="95">
                <text:p>95</text:p>
              </table:table-cell>
              <table:table-cell office:value-type="float" office:value="38.7">
                <text:p>38.7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filter_query_int_rest_3-SF-1-vectorised</text:p>
              </table:table-cell>
              <table:table-cell office:value-type="float" office:value="21.3">
                <text:p>21.3</text:p>
              </table:table-cell>
              <table:table-cell office:value-type="float" office:value="94.2">
                <text:p>94.2</text:p>
              </table:table-cell>
              <table:table-cell office:value-type="float" office:value="39.3">
                <text:p>39.3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filter_query_int_rest_3-SF-10-non-vectorised</text:p>
              </table:table-cell>
              <table:table-cell office:value-type="float" office:value="23.2">
                <text:p>23.2</text:p>
              </table:table-cell>
              <table:table-cell office:value-type="float" office:value="99.3">
                <text:p>99.3</text:p>
              </table:table-cell>
              <table:table-cell office:value-type="float" office:value="39">
                <text:p>39</text:p>
              </table:table-cell>
              <table:table-cell office:value-type="float" office:value="94.8000000000002">
                <text:p>94.8000000000002</text:p>
              </table:table-cell>
            </table:table-row>
            <table:table-row>
              <table:table-cell office:value-type="string">
                <text:p>filter_query_int_rest_3-SF-10-vectorised</text:p>
              </table:table-cell>
              <table:table-cell office:value-type="float" office:value="21.6">
                <text:p>21.6</text:p>
              </table:table-cell>
              <table:table-cell office:value-type="float" office:value="98.7">
                <text:p>98.7</text:p>
              </table:table-cell>
              <table:table-cell office:value-type="float" office:value="39.9">
                <text:p>39.9</text:p>
              </table:table-cell>
              <table:table-cell office:value-type="float" office:value="94.4000000000001">
                <text:p>94.4000000000001</text:p>
              </table:table-cell>
            </table:table-row>
            <table:table-row>
              <table:table-cell office:value-type="string">
                <text:p>filter_query_int_rest_3-SF-20-non-vectorised</text:p>
              </table:table-cell>
              <table:table-cell office:value-type="float" office:value="23.4">
                <text:p>23.4</text:p>
              </table:table-cell>
              <table:table-cell office:value-type="float" office:value="104.3">
                <text:p>104.3</text:p>
              </table:table-cell>
              <table:table-cell office:value-type="float" office:value="39.5">
                <text:p>39.5</text:p>
              </table:table-cell>
              <table:table-cell office:value-type="float" office:value="96.9000000000001">
                <text:p>96.9000000000001</text:p>
              </table:table-cell>
            </table:table-row>
            <table:table-row>
              <table:table-cell office:value-type="string">
                <text:p>filter_query_int_rest_3-SF-20-vectorised</text:p>
              </table:table-cell>
              <table:table-cell office:value-type="float" office:value="21.9">
                <text:p>21.9</text:p>
              </table:table-cell>
              <table:table-cell office:value-type="float" office:value="100.9">
                <text:p>100.9</text:p>
              </table:table-cell>
              <table:table-cell office:value-type="float" office:value="39.4">
                <text:p>39.4</text:p>
              </table:table-cell>
              <table:table-cell office:value-type="float" office:value="96.9000000000001">
                <text:p>96.9000000000001</text:p>
              </table:table-cell>
            </table:table-row>
            <table:table-row>
              <table:table-cell office:value-type="string">
                <text:p>aggregation_query_int_keys_2-SF-1-non-vectorised</text:p>
              </table:table-cell>
              <table:table-cell office:value-type="float" office:value="22.2">
                <text:p>22.2</text:p>
              </table:table-cell>
              <table:table-cell office:value-type="float" office:value="96.4">
                <text:p>96.4</text:p>
              </table:table-cell>
              <table:table-cell office:value-type="float" office:value="53">
                <text:p>53</text:p>
              </table:table-cell>
              <table:table-cell office:value-type="float" office:value="112.3">
                <text:p>112.3</text:p>
              </table:table-cell>
            </table:table-row>
            <table:table-row>
              <table:table-cell office:value-type="string">
                <text:p>aggregation_query_int_keys_2-SF-1-vectorised</text:p>
              </table:table-cell>
              <table:table-cell office:value-type="float" office:value="20.6">
                <text:p>20.6</text:p>
              </table:table-cell>
              <table:table-cell office:value-type="float" office:value="95.9">
                <text:p>95.9</text:p>
              </table:table-cell>
              <table:table-cell office:value-type="float" office:value="55.8">
                <text:p>55.8</text:p>
              </table:table-cell>
              <table:table-cell office:value-type="float" office:value="104.9">
                <text:p>104.9</text:p>
              </table:table-cell>
            </table:table-row>
            <table:table-row>
              <table:table-cell office:value-type="string">
                <text:p>aggregation_query_int_keys_2-SF-10-non-vectorised</text:p>
              </table:table-cell>
              <table:table-cell office:value-type="float" office:value="22.6">
                <text:p>22.6</text:p>
              </table:table-cell>
              <table:table-cell office:value-type="float" office:value="102.8">
                <text:p>102.8</text:p>
              </table:table-cell>
              <table:table-cell office:value-type="float" office:value="53.5">
                <text:p>53.5</text:p>
              </table:table-cell>
              <table:table-cell office:value-type="float" office:value="97.8">
                <text:p>97.8</text:p>
              </table:table-cell>
            </table:table-row>
            <table:table-row>
              <table:table-cell office:value-type="string">
                <text:p>aggregation_query_int_keys_2-SF-10-vectorised</text:p>
              </table:table-cell>
              <table:table-cell office:value-type="float" office:value="21">
                <text:p>21</text:p>
              </table:table-cell>
              <table:table-cell office:value-type="float" office:value="99.6">
                <text:p>99.6</text:p>
              </table:table-cell>
              <table:table-cell office:value-type="float" office:value="55.5">
                <text:p>55.5</text:p>
              </table:table-cell>
              <table:table-cell office:value-type="float" office:value="96.7000000000001">
                <text:p>96.7000000000001</text:p>
              </table:table-cell>
            </table:table-row>
            <table:table-row>
              <table:table-cell office:value-type="string">
                <text:p>aggregation_query_int_keys_2-SF-20-non-vectorised</text:p>
              </table:table-cell>
              <table:table-cell office:value-type="float" office:value="22.1">
                <text:p>22.1</text:p>
              </table:table-cell>
              <table:table-cell office:value-type="float" office:value="103.2">
                <text:p>103.2</text:p>
              </table:table-cell>
              <table:table-cell office:value-type="float" office:value="53.1">
                <text:p>53.1</text:p>
              </table:table-cell>
              <table:table-cell office:value-type="float" office:value="96.5999999999999">
                <text:p>96.5999999999999</text:p>
              </table:table-cell>
            </table:table-row>
            <table:table-row>
              <table:table-cell office:value-type="string">
                <text:p>aggregation_query_int_keys_2-SF-20-vectorised</text:p>
              </table:table-cell>
              <table:table-cell office:value-type="float" office:value="21.2">
                <text:p>21.2</text:p>
              </table:table-cell>
              <table:table-cell office:value-type="float" office:value="103.3">
                <text:p>103.3</text:p>
              </table:table-cell>
              <table:table-cell office:value-type="float" office:value="56.4">
                <text:p>56.4</text:p>
              </table:table-cell>
              <table:table-cell office:value-type="float" office:value="99.7999999999997">
                <text:p>99.7999999999997</text:p>
              </table:table-cell>
            </table:table-row>
            <table:table-row>
              <table:table-cell office:value-type="string">
                <text:p>aggregation_query_int_keys_16-SF-1-non-vectorised</text:p>
              </table:table-cell>
              <table:table-cell office:value-type="float" office:value="22.7">
                <text:p>22.7</text:p>
              </table:table-cell>
              <table:table-cell office:value-type="float" office:value="97.3">
                <text:p>97.3</text:p>
              </table:table-cell>
              <table:table-cell office:value-type="float" office:value="53.5">
                <text:p>53.5</text:p>
              </table:table-cell>
              <table:table-cell office:value-type="float" office:value="108.9">
                <text:p>108.9</text:p>
              </table:table-cell>
            </table:table-row>
            <table:table-row>
              <table:table-cell office:value-type="string">
                <text:p>aggregation_query_int_keys_16-SF-1-vectorised</text:p>
              </table:table-cell>
              <table:table-cell office:value-type="float" office:value="20.7">
                <text:p>20.7</text:p>
              </table:table-cell>
              <table:table-cell office:value-type="float" office:value="96.5">
                <text:p>96.5</text:p>
              </table:table-cell>
              <table:table-cell office:value-type="float" office:value="55.8">
                <text:p>55.8</text:p>
              </table:table-cell>
              <table:table-cell office:value-type="float" office:value="107.8">
                <text:p>107.8</text:p>
              </table:table-cell>
            </table:table-row>
            <table:table-row>
              <table:table-cell office:value-type="string">
                <text:p>aggregation_query_int_keys_16-SF-10-non-vectorised</text:p>
              </table:table-cell>
              <table:table-cell office:value-type="float" office:value="22.7">
                <text:p>22.7</text:p>
              </table:table-cell>
              <table:table-cell office:value-type="float" office:value="100.7">
                <text:p>100.7</text:p>
              </table:table-cell>
              <table:table-cell office:value-type="float" office:value="53.4">
                <text:p>53.4</text:p>
              </table:table-cell>
              <table:table-cell office:value-type="float" office:value="97.7999999999997">
                <text:p>97.7999999999997</text:p>
              </table:table-cell>
            </table:table-row>
            <table:table-row>
              <table:table-cell office:value-type="string">
                <text:p>aggregation_query_int_keys_16-SF-10-vectorised</text:p>
              </table:table-cell>
              <table:table-cell office:value-type="float" office:value="21">
                <text:p>21</text:p>
              </table:table-cell>
              <table:table-cell office:value-type="float" office:value="100.8">
                <text:p>100.8</text:p>
              </table:table-cell>
              <table:table-cell office:value-type="float" office:value="56.1">
                <text:p>56.1</text:p>
              </table:table-cell>
              <table:table-cell office:value-type="float" office:value="95.8999999999996">
                <text:p>95.8999999999996</text:p>
              </table:table-cell>
            </table:table-row>
            <table:table-row>
              <table:table-cell office:value-type="string">
                <text:p>aggregation_query_int_keys_16-SF-20-non-vectorised</text:p>
              </table:table-cell>
              <table:table-cell office:value-type="float" office:value="23.2">
                <text:p>23.2</text:p>
              </table:table-cell>
              <table:table-cell office:value-type="float" office:value="103.4">
                <text:p>103.4</text:p>
              </table:table-cell>
              <table:table-cell office:value-type="float" office:value="53.2">
                <text:p>53.2</text:p>
              </table:table-cell>
              <table:table-cell office:value-type="float" office:value="98.0000000000018">
                <text:p>98.0000000000018</text:p>
              </table:table-cell>
            </table:table-row>
            <table:table-row>
              <table:table-cell office:value-type="string">
                <text:p>aggregation_query_int_keys_16-SF-20-vectorised</text:p>
              </table:table-cell>
              <table:table-cell office:value-type="float" office:value="21.5">
                <text:p>21.5</text:p>
              </table:table-cell>
              <table:table-cell office:value-type="float" office:value="104.4">
                <text:p>104.4</text:p>
              </table:table-cell>
              <table:table-cell office:value-type="float" office:value="56.1">
                <text:p>56.1</text:p>
              </table:table-cell>
              <table:table-cell office:value-type="float" office:value="96.9000000000015">
                <text:p>96.9000000000015</text:p>
              </table:table-cell>
            </table:table-row>
            <table:table-row>
              <table:table-cell office:value-type="string">
                <text:p>aggregation_query_int_keys_8192-SF-1-non-vectorised</text:p>
              </table:table-cell>
              <table:table-cell office:value-type="float" office:value="22.4">
                <text:p>22.4</text:p>
              </table:table-cell>
              <table:table-cell office:value-type="float" office:value="96.6">
                <text:p>96.6</text:p>
              </table:table-cell>
              <table:table-cell office:value-type="float" office:value="53.3">
                <text:p>53.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aggregation_query_int_keys_8192-SF-1-vectorised</text:p>
              </table:table-cell>
              <table:table-cell office:value-type="float" office:value="20.8">
                <text:p>20.8</text:p>
              </table:table-cell>
              <table:table-cell office:value-type="float" office:value="96.6">
                <text:p>96.6</text:p>
              </table:table-cell>
              <table:table-cell office:value-type="float" office:value="55.7">
                <text:p>55.7</text:p>
              </table:table-cell>
              <table:table-cell office:value-type="float" office:value="93.1999999999999">
                <text:p>93.1999999999999</text:p>
              </table:table-cell>
            </table:table-row>
            <table:table-row>
              <table:table-cell office:value-type="string">
                <text:p>aggregation_query_int_keys_8192-SF-10-non-vectorised</text:p>
              </table:table-cell>
              <table:table-cell office:value-type="float" office:value="22.8">
                <text:p>22.8</text:p>
              </table:table-cell>
              <table:table-cell office:value-type="float" office:value="101.5">
                <text:p>101.5</text:p>
              </table:table-cell>
              <table:table-cell office:value-type="float" office:value="53.5">
                <text:p>53.5</text:p>
              </table:table-cell>
              <table:table-cell office:value-type="float" office:value="99.1000000000004">
                <text:p>99.1000000000004</text:p>
              </table:table-cell>
            </table:table-row>
            <table:table-row>
              <table:table-cell office:value-type="string">
                <text:p>aggregation_query_int_keys_8192-SF-10-vectorised</text:p>
              </table:table-cell>
              <table:table-cell office:value-type="float" office:value="20.7">
                <text:p>20.7</text:p>
              </table:table-cell>
              <table:table-cell office:value-type="float" office:value="99.5">
                <text:p>99.5</text:p>
              </table:table-cell>
              <table:table-cell office:value-type="float" office:value="55.4">
                <text:p>55.4</text:p>
              </table:table-cell>
              <table:table-cell office:value-type="float" office:value="93.7999999999993">
                <text:p>93.7999999999993</text:p>
              </table:table-cell>
            </table:table-row>
            <table:table-row>
              <table:table-cell office:value-type="string">
                <text:p>aggregation_query_int_keys_8192-SF-20-non-vectorised</text:p>
              </table:table-cell>
              <table:table-cell office:value-type="float" office:value="23">
                <text:p>23</text:p>
              </table:table-cell>
              <table:table-cell office:value-type="float" office:value="103.8">
                <text:p>103.8</text:p>
              </table:table-cell>
              <table:table-cell office:value-type="float" office:value="53.8">
                <text:p>53.8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aggregation_query_int_keys_8192-SF-20-vectorised</text:p>
              </table:table-cell>
              <table:table-cell office:value-type="float" office:value="21.4">
                <text:p>21.4</text:p>
              </table:table-cell>
              <table:table-cell office:value-type="float" office:value="103.4">
                <text:p>103.4</text:p>
              </table:table-cell>
              <table:table-cell office:value-type="float" office:value="56.3">
                <text:p>56.3</text:p>
              </table:table-cell>
              <table:table-cell office:value-type="float" office:value="97.8999999999996">
                <text:p>97.8999999999996</text:p>
              </table:table-cell>
            </table:table-row>
            <table:table-row>
              <table:table-cell office:value-type="string">
                <text:p>aggregation_query_int_keys_262144-SF-1-non-vectorised</text:p>
              </table:table-cell>
              <table:table-cell office:value-type="float" office:value="22.7">
                <text:p>22.7</text:p>
              </table:table-cell>
              <table:table-cell office:value-type="float" office:value="97.5">
                <text:p>97.5</text:p>
              </table:table-cell>
              <table:table-cell office:value-type="float" office:value="53.3">
                <text:p>53.3</text:p>
              </table:table-cell>
              <table:table-cell office:value-type="float" office:value="93.9000000000001">
                <text:p>93.9000000000001</text:p>
              </table:table-cell>
            </table:table-row>
            <table:table-row>
              <table:table-cell office:value-type="string">
                <text:p>aggregation_query_int_keys_262144-SF-1-vectorised</text:p>
              </table:table-cell>
              <table:table-cell office:value-type="float" office:value="20.6">
                <text:p>20.6</text:p>
              </table:table-cell>
              <table:table-cell office:value-type="float" office:value="95.7">
                <text:p>95.7</text:p>
              </table:table-cell>
              <table:table-cell office:value-type="float" office:value="56">
                <text:p>56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aggregation_query_int_keys_262144-SF-10-non-vectorised</text:p>
              </table:table-cell>
              <table:table-cell office:value-type="float" office:value="23">
                <text:p>23</text:p>
              </table:table-cell>
              <table:table-cell office:value-type="float" office:value="103.2">
                <text:p>103.2</text:p>
              </table:table-cell>
              <table:table-cell office:value-type="float" office:value="54.6">
                <text:p>54.6</text:p>
              </table:table-cell>
              <table:table-cell office:value-type="float" office:value="98.5000000000018">
                <text:p>98.5000000000018</text:p>
              </table:table-cell>
            </table:table-row>
            <table:table-row>
              <table:table-cell office:value-type="string">
                <text:p>aggregation_query_int_keys_262144-SF-10-vectorised</text:p>
              </table:table-cell>
              <table:table-cell office:value-type="float" office:value="20.9">
                <text:p>20.9</text:p>
              </table:table-cell>
              <table:table-cell office:value-type="float" office:value="100.1">
                <text:p>100.1</text:p>
              </table:table-cell>
              <table:table-cell office:value-type="float" office:value="55.6">
                <text:p>55.6</text:p>
              </table:table-cell>
              <table:table-cell office:value-type="float" office:value="95.2000000000007">
                <text:p>95.2000000000007</text:p>
              </table:table-cell>
            </table:table-row>
            <table:table-row>
              <table:table-cell office:value-type="string">
                <text:p>aggregation_query_int_keys_262144-SF-20-non-vectorised</text:p>
              </table:table-cell>
              <table:table-cell office:value-type="float" office:value="23.4">
                <text:p>23.4</text:p>
              </table:table-cell>
              <table:table-cell office:value-type="float" office:value="104.1">
                <text:p>104.1</text:p>
              </table:table-cell>
              <table:table-cell office:value-type="float" office:value="54">
                <text:p>54</text:p>
              </table:table-cell>
              <table:table-cell office:value-type="float" office:value="98.4000000000015">
                <text:p>98.4000000000015</text:p>
              </table:table-cell>
            </table:table-row>
            <table:table-row>
              <table:table-cell office:value-type="string">
                <text:p>aggregation_query_int_keys_262144-SF-20-vectorised</text:p>
              </table:table-cell>
              <table:table-cell office:value-type="float" office:value="21.4">
                <text:p>21.4</text:p>
              </table:table-cell>
              <table:table-cell office:value-type="float" office:value="103.3">
                <text:p>103.3</text:p>
              </table:table-cell>
              <table:table-cell office:value-type="float" office:value="57.2">
                <text:p>57.2</text:p>
              </table:table-cell>
              <table:table-cell office:value-type="float" office:value="95.3999999999978">
                <text:p>95.3999999999978</text:p>
              </table:table-cell>
            </table:table-row>
            <table:table-row>
              <table:table-cell office:value-type="string">
                <text:p>aggregation_query_int_keys_524288-SF-1-non-vectorised</text:p>
              </table:table-cell>
              <table:table-cell office:value-type="float" office:value="22.6">
                <text:p>22.6</text:p>
              </table:table-cell>
              <table:table-cell office:value-type="float" office:value="96.6">
                <text:p>96.6</text:p>
              </table:table-cell>
              <table:table-cell office:value-type="float" office:value="53.4">
                <text:p>53.4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string">
                <text:p>aggregation_query_int_keys_524288-SF-1-vectorised</text:p>
              </table:table-cell>
              <table:table-cell office:value-type="float" office:value="20.8">
                <text:p>20.8</text:p>
              </table:table-cell>
              <table:table-cell office:value-type="float" office:value="96">
                <text:p>96</text:p>
              </table:table-cell>
              <table:table-cell office:value-type="float" office:value="55.5">
                <text:p>55.5</text:p>
              </table:table-cell>
              <table:table-cell office:value-type="float" office:value="104.1">
                <text:p>104.1</text:p>
              </table:table-cell>
            </table:table-row>
            <table:table-row>
              <table:table-cell office:value-type="string">
                <text:p>aggregation_query_int_keys_524288-SF-10-non-vectorised</text:p>
              </table:table-cell>
              <table:table-cell office:value-type="float" office:value="22.5">
                <text:p>22.5</text:p>
              </table:table-cell>
              <table:table-cell office:value-type="float" office:value="100.6">
                <text:p>100.6</text:p>
              </table:table-cell>
              <table:table-cell office:value-type="float" office:value="53.8">
                <text:p>53.8</text:p>
              </table:table-cell>
              <table:table-cell office:value-type="float" office:value="103.699999999997">
                <text:p>103.699999999997</text:p>
              </table:table-cell>
            </table:table-row>
            <table:table-row>
              <table:table-cell office:value-type="string">
                <text:p>aggregation_query_int_keys_524288-SF-10-vectorised</text:p>
              </table:table-cell>
              <table:table-cell office:value-type="float" office:value="20.6">
                <text:p>20.6</text:p>
              </table:table-cell>
              <table:table-cell office:value-type="float" office:value="99.5">
                <text:p>99.5</text:p>
              </table:table-cell>
              <table:table-cell office:value-type="float" office:value="55.7">
                <text:p>55.7</text:p>
              </table:table-cell>
              <table:table-cell office:value-type="float" office:value="101.200000000001">
                <text:p>101.200000000001</text:p>
              </table:table-cell>
            </table:table-row>
            <table:table-row>
              <table:table-cell office:value-type="string">
                <text:p>aggregation_query_int_keys_524288-SF-20-non-vectorised</text:p>
              </table:table-cell>
              <table:table-cell office:value-type="float" office:value="22.9">
                <text:p>22.9</text:p>
              </table:table-cell>
              <table:table-cell office:value-type="float" office:value="103.8">
                <text:p>103.8</text:p>
              </table:table-cell>
              <table:table-cell office:value-type="float" office:value="53.5">
                <text:p>53.5</text:p>
              </table:table-cell>
              <table:table-cell office:value-type="float" office:value="107.200000000004">
                <text:p>107.200000000004</text:p>
              </table:table-cell>
            </table:table-row>
            <table:table-row>
              <table:table-cell office:value-type="string">
                <text:p>aggregation_query_int_keys_524288-SF-20-vectorised</text:p>
              </table:table-cell>
              <table:table-cell office:value-type="float" office:value="21">
                <text:p>21</text:p>
              </table:table-cell>
              <table:table-cell office:value-type="float" office:value="103">
                <text:p>103</text:p>
              </table:table-cell>
              <table:table-cell office:value-type="float" office:value="55.9">
                <text:p>55.9</text:p>
              </table:table-cell>
              <table:table-cell office:value-type="float" office:value="106.400000000001">
                <text:p>106.400000000001</text:p>
              </table:table-cell>
            </table:table-row>
            <table:table-row>
              <table:table-cell office:value-type="string">
                <text:p>join_query_int_B_0.6_C_0.8-SF-1-non-vectorised</text:p>
              </table:table-cell>
              <table:table-cell office:value-type="float" office:value="23.2">
                <text:p>23.2</text:p>
              </table:table-cell>
              <table:table-cell office:value-type="float" office:value="96.3">
                <text:p>96.3</text:p>
              </table:table-cell>
              <table:table-cell office:value-type="float" office:value="61.2">
                <text:p>61.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join_query_int_B_0.6_C_0.8-SF-1-vectorised</text:p>
              </table:table-cell>
              <table:table-cell office:value-type="float" office:value="21.4">
                <text:p>21.4</text:p>
              </table:table-cell>
              <table:table-cell office:value-type="float" office:value="97.2">
                <text:p>97.2</text:p>
              </table:table-cell>
              <table:table-cell office:value-type="float" office:value="64.1">
                <text:p>64.1</text:p>
              </table:table-cell>
              <table:table-cell office:value-type="float" office:value="117.8">
                <text:p>117.8</text:p>
              </table:table-cell>
            </table:table-row>
            <table:table-row>
              <table:table-cell office:value-type="string">
                <text:p>join_query_int_B_0.6_C_0.8-SF-10-non-vectorised</text:p>
              </table:table-cell>
              <table:table-cell office:value-type="float" office:value="23.1">
                <text:p>23.1</text:p>
              </table:table-cell>
              <table:table-cell office:value-type="float" office:value="98.7">
                <text:p>98.7</text:p>
              </table:table-cell>
              <table:table-cell office:value-type="float" office:value="61.3">
                <text:p>61.3</text:p>
              </table:table-cell>
              <table:table-cell office:value-type="float" office:value="186.100000000002">
                <text:p>186.100000000002</text:p>
              </table:table-cell>
            </table:table-row>
            <table:table-row>
              <table:table-cell office:value-type="string">
                <text:p>join_query_int_B_0.6_C_0.8-SF-10-vectorised</text:p>
              </table:table-cell>
              <table:table-cell office:value-type="float" office:value="21.4">
                <text:p>21.4</text:p>
              </table:table-cell>
              <table:table-cell office:value-type="float" office:value="99.3">
                <text:p>99.3</text:p>
              </table:table-cell>
              <table:table-cell office:value-type="float" office:value="64.8">
                <text:p>64.8</text:p>
              </table:table-cell>
              <table:table-cell office:value-type="float" office:value="162.400000000001">
                <text:p>162.400000000001</text:p>
              </table:table-cell>
            </table:table-row>
            <table:table-row>
              <table:table-cell office:value-type="string">
                <text:p>tpch_q1-SF-1-non-vectorised</text:p>
              </table:table-cell>
              <table:table-cell office:value-type="float" office:value="32">
                <text:p>32</text:p>
              </table:table-cell>
              <table:table-cell office:value-type="float" office:value="97">
                <text:p>97</text:p>
              </table:table-cell>
              <table:table-cell office:value-type="float" office:value="59.2">
                <text:p>59.2</text:p>
              </table:table-cell>
              <table:table-cell office:value-type="float" office:value="100.2">
                <text:p>100.2</text:p>
              </table:table-cell>
            </table:table-row>
            <table:table-row>
              <table:table-cell office:value-type="string">
                <text:p>tpch_q1-SF-1-vectorised</text:p>
              </table:table-cell>
              <table:table-cell office:value-type="float" office:value="30.9">
                <text:p>30.9</text:p>
              </table:table-cell>
              <table:table-cell office:value-type="float" office:value="98">
                <text:p>98</text:p>
              </table:table-cell>
              <table:table-cell office:value-type="float" office:value="66.3">
                <text:p>66.3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tpch_q1-SF-10-non-vectorised</text:p>
              </table:table-cell>
              <table:table-cell office:value-type="float" office:value="32.8">
                <text:p>32.8</text:p>
              </table:table-cell>
              <table:table-cell office:value-type="float" office:value="98.4">
                <text:p>98.4</text:p>
              </table:table-cell>
              <table:table-cell office:value-type="float" office:value="59.4">
                <text:p>59.4</text:p>
              </table:table-cell>
              <table:table-cell office:value-type="float" office:value="97.4000000000001">
                <text:p>97.4000000000001</text:p>
              </table:table-cell>
            </table:table-row>
            <table:table-row>
              <table:table-cell office:value-type="string">
                <text:p>tpch_q1-SF-10-vectorised</text:p>
              </table:table-cell>
              <table:table-cell office:value-type="float" office:value="31">
                <text:p>31</text:p>
              </table:table-cell>
              <table:table-cell office:value-type="float" office:value="99.3">
                <text:p>99.3</text:p>
              </table:table-cell>
              <table:table-cell office:value-type="float" office:value="66.6">
                <text:p>66.6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tpch_q3-SF-1-non-vectorised</text:p>
              </table:table-cell>
              <table:table-cell office:value-type="float" office:value="34.4">
                <text:p>34.4</text:p>
              </table:table-cell>
              <table:table-cell office:value-type="float" office:value="102.7">
                <text:p>102.7</text:p>
              </table:table-cell>
              <table:table-cell office:value-type="float" office:value="73.3">
                <text:p>73.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tpch_q3-SF-1-vectorised</text:p>
              </table:table-cell>
              <table:table-cell office:value-type="float" office:value="32.4">
                <text:p>32.4</text:p>
              </table:table-cell>
              <table:table-cell office:value-type="float" office:value="101.9">
                <text:p>101.9</text:p>
              </table:table-cell>
              <table:table-cell office:value-type="float" office:value="80">
                <text:p>80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tpch_q3-SF-10-non-vectorised</text:p>
              </table:table-cell>
              <table:table-cell office:value-type="float" office:value="32.6">
                <text:p>32.6</text:p>
              </table:table-cell>
              <table:table-cell office:value-type="float" office:value="104.7">
                <text:p>104.7</text:p>
              </table:table-cell>
              <table:table-cell office:value-type="float" office:value="73.7">
                <text:p>73.7</text:p>
              </table:table-cell>
              <table:table-cell office:value-type="float" office:value="97.9000000000001">
                <text:p>97.9000000000001</text:p>
              </table:table-cell>
            </table:table-row>
            <table:table-row>
              <table:table-cell office:value-type="string">
                <text:p>tpch_q3-SF-10-vectorised</text:p>
              </table:table-cell>
              <table:table-cell office:value-type="float" office:value="32.7">
                <text:p>32.7</text:p>
              </table:table-cell>
              <table:table-cell office:value-type="float" office:value="103.9">
                <text:p>103.9</text:p>
              </table:table-cell>
              <table:table-cell office:value-type="float" office:value="80.6">
                <text:p>80.6</text:p>
              </table:table-cell>
              <table:table-cell office:value-type="float" office:value="98.5999999999999">
                <text:p>98.5999999999999</text:p>
              </table:table-cell>
            </table:table-row>
            <table:table-row>
              <table:table-cell office:value-type="string">
                <text:p>tpch_q6-SF-1-non-vectorised</text:p>
              </table:table-cell>
              <table:table-cell office:value-type="float" office:value="32.4">
                <text:p>32.4</text:p>
              </table:table-cell>
              <table:table-cell office:value-type="float" office:value="94.5">
                <text:p>94.5</text:p>
              </table:table-cell>
              <table:table-cell office:value-type="float" office:value="42">
                <text:p>42</text:p>
              </table:table-cell>
              <table:table-cell office:value-type="float" office:value="116.8">
                <text:p>116.8</text:p>
              </table:table-cell>
            </table:table-row>
            <table:table-row>
              <table:table-cell office:value-type="string">
                <text:p>tpch_q6-SF-1-vectorised</text:p>
              </table:table-cell>
              <table:table-cell office:value-type="float" office:value="30.5">
                <text:p>30.5</text:p>
              </table:table-cell>
              <table:table-cell office:value-type="float" office:value="93">
                <text:p>93</text:p>
              </table:table-cell>
              <table:table-cell office:value-type="float" office:value="44.2">
                <text:p>44.2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string">
                <text:p>tpch_q6-SF-10-non-vectorised</text:p>
              </table:table-cell>
              <table:table-cell office:value-type="float" office:value="30.6">
                <text:p>30.6</text:p>
              </table:table-cell>
              <table:table-cell office:value-type="float" office:value="96.4">
                <text:p>96.4</text:p>
              </table:table-cell>
              <table:table-cell office:value-type="float" office:value="42.2">
                <text:p>42.2</text:p>
              </table:table-cell>
              <table:table-cell office:value-type="float" office:value="131.7">
                <text:p>131.7</text:p>
              </table:table-cell>
            </table:table-row>
            <table:table-row>
              <table:table-cell office:value-type="string">
                <text:p>tpch_q6-SF-10-vectorised</text:p>
              </table:table-cell>
              <table:table-cell office:value-type="float" office:value="30.5">
                <text:p>30.5</text:p>
              </table:table-cell>
              <table:table-cell office:value-type="float" office:value="94.6">
                <text:p>94.6</text:p>
              </table:table-cell>
              <table:table-cell office:value-type="float" office:value="44.2">
                <text:p>44.2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tpch_q10-SF-1-non-vectorised</text:p>
              </table:table-cell>
              <table:table-cell office:value-type="float" office:value="34.6">
                <text:p>34.6</text:p>
              </table:table-cell>
              <table:table-cell office:value-type="float" office:value="105.2">
                <text:p>105.2</text:p>
              </table:table-cell>
              <table:table-cell office:value-type="float" office:value="92.9">
                <text:p>92.9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tpch_q10-SF-1-vectorised</text:p>
              </table:table-cell>
              <table:table-cell office:value-type="float" office:value="33.2">
                <text:p>33.2</text:p>
              </table:table-cell>
              <table:table-cell office:value-type="float" office:value="105.7">
                <text:p>105.7</text:p>
              </table:table-cell>
              <table:table-cell office:value-type="float" office:value="103.3">
                <text:p>103.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tpch_q10-SF-10-non-vectorised</text:p>
              </table:table-cell>
              <table:table-cell office:value-type="float" office:value="33.1">
                <text:p>33.1</text:p>
              </table:table-cell>
              <table:table-cell office:value-type="float" office:value="107.6">
                <text:p>107.6</text:p>
              </table:table-cell>
              <table:table-cell office:value-type="float" office:value="94">
                <text:p>94</text:p>
              </table:table-cell>
              <table:table-cell office:value-type="float" office:value="184.8">
                <text:p>184.8</text:p>
              </table:table-cell>
            </table:table-row>
            <table:table-row>
              <table:table-cell office:value-type="string">
                <text:p>tpch_q10-SF-10-vectorised</text:p>
              </table:table-cell>
              <table:table-cell office:value-type="float" office:value="33.4">
                <text:p>33.4</text:p>
              </table:table-cell>
              <table:table-cell office:value-type="float" office:value="107">
                <text:p>107</text:p>
              </table:table-cell>
              <table:table-cell office:value-type="float" office:value="104.1">
                <text:p>104.1</text:p>
              </table:table-cell>
              <table:table-cell office:value-type="float" office:value="136.599999999999">
                <text:p>136.599999999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